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11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4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3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color="#ff0000" style:text-outline="false" style:text-line-through-style="none" style:text-line-through-type="none" style:font-name="Lucida Calligraphy" fo:font-size="9pt" fo:font-style="normal" fo:text-shadow="none" style:text-underline-style="none" fo:font-weight="normal" style:font-name-asian="SimSun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387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387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SimSun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1" style:family="table-cell" style:parent-style-name="Default" style:data-style-name="N387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8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87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387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eeeeee"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" table:default-cell-style-name="ce1"/>
        <table:table-column table:style-name="co5" table:default-cell-style-name="ce1"/>
        <table:table-column table:style-name="co2" table:number-columns-repeated="219" table:default-cell-style-name="ce1"/>
        <table:table-column table:style-name="co6" table:number-columns-repeated="768" table:default-cell-style-name="ce17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style-name="ce7"/>
          <table:table-cell table:number-columns-repeated="6"/>
          <table:table-cell table:style-name="ce15" office:value-type="string" calcext:value-type="string">
            <text:p>Specify Java libraries and code (jar and class files) here.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7"/>
          <table:table-cell table:number-columns-repeated="6"/>
          <table:table-cell table:style-name="ce15" table:formula="of:=&quot;IMPORTANT: All function calls relying on the libraries loaded here have to reference the cell name 'obLibs'&quot;" office:value-type="string" office:string-value="IMPORTANT: All function calls relying on the libraries loaded here have to reference the cell name 'obLibs'" calcext:value-type="string">
            <text:p>IMPORTANT: All function calls relying on the libraries loaded here have to reference the cell name 'obLibs'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style-name="ce7"/>
          <table:table-cell table:number-columns-repeated="6"/>
          <table:table-cell table:style-name="ce15" office:value-type="string" calcext:value-type="string">
            <text:p>Note: in case of success, that cell contains an empty string,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style-name="ce7"/>
          <table:table-cell table:number-columns-repeated="6"/>
          <table:table-cell table:style-name="ce16" office:value-type="string" calcext:value-type="string">
            <text:p>however, referencing it, will ensure that libraries are loaded prior to functions execution.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WAHR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SABR/lib" calcext:value-type="string">
            <text:p>/Users/fries/git/finmath-spreadsheets/spreadsheets/SABR/lib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5.0.1" calcext:value-type="string">
            <text:p>5.0.1</text:p>
          </table:table-cell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ild:</text:p>
          </table:table-cell>
          <table:table-cell table:formula="of:=INFO.OBBA.OBBA.OBGETPROPERTY(&quot;build&quot;)" office:value-type="string" office:string-value="50001" calcext:value-type="string">
            <text:p>50001</text:p>
          </table:table-cell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finmath lib Version</text:p>
          </table:table-cell>
          <table:table-cell table:style-name="ce4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SABR" calcext:value-type="string">
            <text:p>/Users/fries/git/finmath-spreadsheets/spreadsheets/SABR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3.1.1" calcext:value-type="string">
            <text:p>3.1.1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4"/>
          <table:table-cell table:style-name="ce5" office:value-type="string" calcext:value-type="string">
            <text:p>Load classes from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Path:</text:p>
          </table:table-cell>
          <table:table-cell table:style-name="ce10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isRelative:</text:p>
          </table:table-cell>
          <table:table-cell table:style-name="ce11" table:formula="of:=TRUE()" office:value-type="float" office:value="1" calcext:value-type="float">
            <text:p>WAH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office:value-type="string" calcext:value-type="string">
            <text:p>Loaded:</text:p>
          </table:table-cell>
          <table:table-cell table:formula="of:=INFO.OBBA.OBBA.OBADDCLASSES([.F26];[.F27])" office:value-type="string" office:string-value="/Users/fries/git/finmath-spreadsheets/spreadsheets/SABR" calcext:value-type="string">
            <text:p>/Users/fries/git/finmath-spreadsheets/spreadsheets/SABR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4" office:value-type="string" calcext:value-type="string">
            <text:p>Reference cell below to ensure lib is loaded:</text:p>
          </table:table-cell>
          <table:table-cell table:style-name="ce12"/>
          <table:table-cell table:style-name="ce7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style-name="ce7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ced SABRModel Normal" table:style-name="ta2" table:print="false">
        <office:forms form:automatic-focus="false" form:apply-design-mode="false"/>
        <table:shapes>
          <draw:frame draw:z-index="0" draw:style-name="gr1" draw:text-style-name="P1" svg:width="100mm" svg:height="70mm" svg:x="6.39mm" svg:y="88.47mm">
            <loext:p draw:notify-on-update-of-ranges="'Displaced SABRModel Normal'.E7:'Displaced SABRModel Normal'.E116 'Displaced SABRModel Normal'.F6:'Displaced SABRModel Normal'.F6 'Displaced SABRModel Normal'.F7:'Displaced SABRModel Normal'.F1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00mm" svg:height="70mm" svg:x="231.99mm" svg:y="34.27mm">
            <loext:p draw:notify-on-update-of-ranges="'Displaced SABRModel Normal'.E7:'Displaced SABRModel Normal'.E116 'Displaced SABRModel Normal'.G6:'Displaced SABRModel Normal'.G6 'Displaced SABRModel Normal'.G7:'Displaced SABRModel Normal'.G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00mm" svg:height="70mm" svg:x="232.31mm" svg:y="108.51mm">
            <loext:p draw:notify-on-update-of-ranges="'Displaced SABRModel Normal'.E7:'Displaced SABRModel Normal'.E116 'Displaced SABRModel Normal'.H6:'Displaced SABRModel Normal'.H6 'Displaced SABRModel Normal'.H7:'Displaced SABRModel Normal'.H1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ce18"/>
        <table:table-column table:style-name="co8" table:number-columns-repeated="215" table:default-cell-style-name="ce18"/>
        <table:table-column table:style-name="co9" table:number-columns-repeated="789" table:default-cell-style-name="ce17"/>
        <table:table-column table:style-name="co9" table:number-columns-repeated="1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0" office:value-type="string" calcext:value-type="string">
            <text:p>Displaced SABR Model on Normal Volatiltiy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string" calcext:value-type="string">
            <text:p>Note: This sheet requires Obba 4.0 ( <text:span text:style-name="T4">http://www.obba.info/</text:span><text:span text:style-name="T3"> )</text:span></text:p>
          </table:table-cell>
          <table:table-cell table:number-columns-repeated="1022"/>
        </table:table-row>
        <table:table-row table:style-name="ro2">
          <table:table-cell/>
          <table:table-cell table:style-name="ce22" table:formula="of:=IF(VALUE([$'Load Libs'.C18])&lt;30114;&quot;THIS SHEET REQUIRES A NEWER VERSION OF OBBA! PLEASE UPGRADE!&quot;;&quot;&quot;)">
            <text:p/>
          </table:table-cell>
          <table:table-cell table:number-columns-repeated="2"/>
          <table:table-cell office:value-type="string" calcext:value-type="string">
            <text:p>moneyness left:</text:p>
          </table:table-cell>
          <table:table-cell table:style-name="ce35" table:formula="of:=-([.C15]+[.C16])+[.F5]" office:value-type="percentage" office:value="-0.0295" calcext:value-type="percentage">
            <text:p>-2,95%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moneyness step:</text:p>
          </table:table-cell>
          <table:table-cell table:style-name="ce35" office:value-type="percentage" office:value="0.0005" calcext:value-type="percentage">
            <text:p>0,05%</text:p>
          </table:table-cell>
          <table:table-cell table:number-columns-repeated="1018"/>
        </table:table-row>
        <table:table-row table:style-name="ro4">
          <table:table-cell table:style-name="ce19"/>
          <table:table-cell table:style-name="ce23" office:value-type="string" calcext:value-type="string">
            <text:p>SABR Parameters</text:p>
          </table:table-cell>
          <table:table-cell table:style-name="ce23"/>
          <table:table-cell/>
          <table:table-cell table:style-name="ce23" office:value-type="string" calcext:value-type="string">
            <text:p>strike</text:p>
          </table:table-cell>
          <table:table-cell table:style-name="ce23" office:value-type="string" calcext:value-type="string">
            <text:p>normal vol approximation</text:p>
          </table:table-cell>
          <table:table-cell table:style-name="ce23" office:value-type="string" calcext:value-type="string">
            <text:p>option price</text:p>
          </table:table-cell>
          <table:table-cell table:style-name="ce23" office:value-type="string" calcext:value-type="string">
            <text:p>density</text:p>
          </table:table-cell>
          <table:table-cell table:style-name="ce19" table:number-columns-repeated="208"/>
          <table:table-cell table:style-name="ce38" table:number-columns-repeated="787"/>
          <table:table-cell table:number-columns-repeated="21"/>
        </table:table-row>
        <table:table-row table:style-name="ro2">
          <table:table-cell table:number-columns-repeated="3"/>
          <table:table-cell table:style-name="ce28"/>
          <table:table-cell table:style-name="ce34" table:formula="of:=[.C16]+[.F4]" office:value-type="percentage" office:value="-0.0195" calcext:value-type="percentage">
            <text:p>-1,9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]);[.B$17]))" office:value-type="percentage" office:value="0.00577020858760404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]);[.B$17];INFO.OBBA.OBBA.OBMAKE(&quot;&quot;;&quot;double&quot;;[.E7]);INFO.OBBA.OBBA.OBMAKE(&quot;&quot;;&quot;double&quot;;1)))" office:value-type="percentage" office:value="0.0311247195320256" calcext:value-type="percentage">
            <text:p>3,11%</text:p>
          </table:table-cell>
          <table:table-cell table:style-name="ce26"/>
          <table:table-cell table:number-columns-repeated="1016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28"/>
          <table:table-cell table:style-name="ce34" table:formula="of:=[.E7]+[.$F$5]" office:value-type="percentage" office:value="-0.019" calcext:value-type="percentage">
            <text:p>-1,9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]);[.B$17]))" office:value-type="percentage" office:value="0.0057734262176487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]);[.B$17];INFO.OBBA.OBBA.OBMAKE(&quot;&quot;;&quot;double&quot;;[.E8]);INFO.OBBA.OBBA.OBMAKE(&quot;&quot;;&quot;double&quot;;1)))" office:value-type="percentage" office:value="0.0306920270768471" calcext:value-type="percentage">
            <text:p>3,07%</text:p>
          </table:table-cell>
          <table:table-cell table:style-name="ce37" table:formula="of:=([.G9]-2*[.G8]+[.G7])/([.E8]-[.E7])/([.E9]-[.E8])" office:value-type="float" office:value="0.586597641141772" calcext:value-type="float">
            <text:p>0,59</text:p>
          </table:table-cell>
          <table:table-cell table:number-columns-repeated="1016"/>
        </table:table-row>
        <table:table-row table:style-name="ro2">
          <table:table-cell/>
          <table:table-cell table:style-name="ce25" office:value-type="string" calcext:value-type="string">
            <text:p>method</text:p>
          </table:table-cell>
          <table:table-cell table:style-name="ce28" office:value-type="string" calcext:value-type="string">
            <text:p>sabrNormalVolatilityApproximation</text:p>
          </table:table-cell>
          <table:table-cell table:style-name="ce28"/>
          <table:table-cell table:style-name="ce34" table:formula="of:=[.E8]+[.$F$5]" office:value-type="percentage" office:value="-0.0185" calcext:value-type="percentage">
            <text:p>-1,8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]);[.B$17]))" office:value-type="percentage" office:value="0.00577453786053939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]);[.B$17];INFO.OBBA.OBBA.OBMAKE(&quot;&quot;;&quot;double&quot;;[.E9]);INFO.OBBA.OBBA.OBMAKE(&quot;&quot;;&quot;double&quot;;1)))" office:value-type="percentage" office:value="0.0302594812710788" calcext:value-type="percentage">
            <text:p>3,03%</text:p>
          </table:table-cell>
          <table:table-cell table:style-name="ce37" table:formula="of:=([.G10]-2*[.G9]+[.G8])/([.E9]-[.E8])/([.E10]-[.E9])" office:value-type="float" office:value="4.15847571827443" calcext:value-type="float">
            <text:p>4,16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atmvol&quot;;&quot;double&quot;;[.C10])" office:value-type="string" office:string-value="sabr.atmvol &#10;[107732]" calcext:value-type="string">
            <text:p>sabr.atmvol </text:p>
            <text:p>[107732]</text:p>
          </table:table-cell>
          <table:table-cell table:style-name="ce29" office:value-type="percentage" office:value="0.0063" calcext:value-type="percentage">
            <text:p>0,63%</text:p>
          </table:table-cell>
          <table:table-cell table:style-name="ce28"/>
          <table:table-cell table:style-name="ce34" table:formula="of:=[.E9]+[.$F$5]" office:value-type="percentage" office:value="-0.018" calcext:value-type="percentage">
            <text:p>-1,8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]);[.B$17]))" office:value-type="percentage" office:value="0.00577453241743641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]);[.B$17];INFO.OBBA.OBBA.OBMAKE(&quot;&quot;;&quot;double&quot;;[.E10]);INFO.OBBA.OBBA.OBMAKE(&quot;&quot;;&quot;double&quot;;1)))" office:value-type="percentage" office:value="0.0298279750842401" calcext:value-type="percentage">
            <text:p>2,98%</text:p>
          </table:table-cell>
          <table:table-cell table:style-name="ce37" table:formula="of:=([.G11]-2*[.G10]+[.G9])/([.E10]-[.E9])/([.E11]-[.E10])" office:value-type="float" office:value="5.91479412903605" calcext:value-type="float">
            <text:p>5,91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alpha&quot;;&quot;double&quot;;[.C11])" office:value-type="string" office:string-value="sabr.alpha &#10;[111603]" calcext:value-type="string">
            <text:p>sabr.alpha </text:p>
            <text:p>[111603]</text:p>
          </table:table-cell>
          <table:table-cell table:style-name="ce30" table:formula="of:=INFO.OBBA.OBBA.OBGET(INFO.OBBA.OBBA.OBCALL(&quot;&quot;;obLibs&amp;&quot;net.finmath.functions.AnalyticFormulas&quot;;&quot;sabrAlphaApproximation&quot;;INFO.OBBA.OBBA.OBMAKE(&quot;&quot;;&quot;double&quot;;[.C10]);[.B$12:.B$17]))" office:value-type="percentage" office:value="0.00714016482909261" calcext:value-type="percentage">
            <text:p>0,71%</text:p>
          </table:table-cell>
          <table:table-cell table:style-name="ce28"/>
          <table:table-cell table:style-name="ce34" table:formula="of:=[.E10]+[.$F$5]" office:value-type="percentage" office:value="-0.0175" calcext:value-type="percentage">
            <text:p>-1,7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]);[.B$17]))" office:value-type="percentage" office:value="0.00577386818116539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]);[.B$17];INFO.OBBA.OBBA.OBMAKE(&quot;&quot;;&quot;double&quot;;[.E11]);INFO.OBBA.OBBA.OBMAKE(&quot;&quot;;&quot;double&quot;;1)))" office:value-type="percentage" office:value="0.0293979475959337" calcext:value-type="percentage">
            <text:p>2,94%</text:p>
          </table:table-cell>
          <table:table-cell table:style-name="ce37" table:formula="of:=([.G12]-2*[.G11]+[.G10])/([.E11]-[.E10])/([.E12]-[.E11])" office:value-type="float" office:value="7.03517454112011" calcext:value-type="float">
            <text:p>7,04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beta&quot;;&quot;double&quot;;[.C12])" office:value-type="string" office:string-value="sabr.beta &#10;[106955]" calcext:value-type="string">
            <text:p>sabr.beta </text:p>
            <text:p>[106955]</text:p>
          </table:table-cell>
          <table:table-cell table:style-name="ce31" office:value-type="percentage" office:value="0.05" calcext:value-type="percentage">
            <text:p>5,00%</text:p>
          </table:table-cell>
          <table:table-cell table:style-name="ce28"/>
          <table:table-cell table:style-name="ce34" table:formula="of:=[.E11]+[.$F$5]" office:value-type="percentage" office:value="-0.017" calcext:value-type="percentage">
            <text:p>-1,7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2]);[.B$17]))" office:value-type="percentage" office:value="0.00577281247383872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2]);[.B$17];INFO.OBBA.OBBA.OBMAKE(&quot;&quot;;&quot;double&quot;;[.E12]);INFO.OBBA.OBBA.OBMAKE(&quot;&quot;;&quot;double&quot;;1)))" office:value-type="percentage" office:value="0.0289696789012626" calcext:value-type="percentage">
            <text:p>2,90%</text:p>
          </table:table-cell>
          <table:table-cell table:style-name="ce37" table:formula="of:=([.G13]-2*[.G12]+[.G11])/([.E12]-[.E11])/([.E13]-[.E12])" office:value-type="float" office:value="7.8628493432875" calcext:value-type="float">
            <text:p>7,86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rho&quot;;&quot;double&quot;;[.C13])" office:value-type="string" office:string-value="sabr.rho &#10;[111601]" calcext:value-type="string">
            <text:p>sabr.rho </text:p>
            <text:p>[111601]</text:p>
          </table:table-cell>
          <table:table-cell table:style-name="ce31" office:value-type="percentage" office:value="0.4" calcext:value-type="percentage">
            <text:p>40,00%</text:p>
          </table:table-cell>
          <table:table-cell table:style-name="ce33"/>
          <table:table-cell table:style-name="ce34" table:formula="of:=[.E12]+[.$F$5]" office:value-type="percentage" office:value="-0.0165" calcext:value-type="percentage">
            <text:p>-1,6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3]);[.B$17]))" office:value-type="percentage" office:value="0.00577154201070538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3]);[.B$17];INFO.OBBA.OBBA.OBMAKE(&quot;&quot;;&quot;double&quot;;[.E13]);INFO.OBBA.OBBA.OBMAKE(&quot;&quot;;&quot;double&quot;;1)))" office:value-type="percentage" office:value="0.0285433759189272" calcext:value-type="percentage">
            <text:p>2,85%</text:p>
          </table:table-cell>
          <table:table-cell table:style-name="ce37" table:formula="of:=([.G14]-2*[.G13]+[.G12])/([.E13]-[.E12])/([.E14]-[.E13])" office:value-type="float" office:value="8.53444150072934" calcext:value-type="float">
            <text:p>8,53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nu&quot; ;&quot;double&quot;;[.C14])" office:value-type="string" office:string-value="sabr.nu &#10;[110053]" calcext:value-type="string">
            <text:p>sabr.nu </text:p>
            <text:p>[110053]</text:p>
          </table:table-cell>
          <table:table-cell table:style-name="ce31" office:value-type="percentage" office:value="0.2" calcext:value-type="percentage">
            <text:p>20,00%</text:p>
          </table:table-cell>
          <table:table-cell table:style-name="ce33"/>
          <table:table-cell table:style-name="ce34" table:formula="of:=[.E13]+[.$F$5]" office:value-type="percentage" office:value="-0.016" calcext:value-type="percentage">
            <text:p>-1,6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4]);[.B$17]))" office:value-type="percentage" office:value="0.00577018344792541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4]);[.B$17];INFO.OBBA.OBBA.OBMAKE(&quot;&quot;;&quot;double&quot;;[.E14]);INFO.OBBA.OBBA.OBMAKE(&quot;&quot;;&quot;double&quot;;1)))" office:value-type="percentage" office:value="0.0281192065469671" calcext:value-type="percentage">
            <text:p>2,81%</text:p>
          </table:table-cell>
          <table:table-cell table:style-name="ce37" table:formula="of:=([.G15]-2*[.G14]+[.G13])/([.E14]-[.E13])/([.E15]-[.E14])" office:value-type="float" office:value="9.11469347089631" calcext:value-type="float">
            <text:p>9,11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displacement&quot; ;&quot;double&quot;;[.C15])" office:value-type="string" office:string-value="sabr.displacement &#10;[106958]" calcext:value-type="string">
            <text:p>sabr.displacement </text:p>
            <text:p>[106958]</text:p>
          </table:table-cell>
          <table:table-cell table:style-name="ce31" office:value-type="percentage" office:value="0.02" calcext:value-type="percentage">
            <text:p>2,00%</text:p>
          </table:table-cell>
          <table:table-cell table:style-name="ce33"/>
          <table:table-cell table:style-name="ce34" table:formula="of:=[.E14]+[.$F$5]" office:value-type="percentage" office:value="-0.0155" calcext:value-type="percentage">
            <text:p>-1,5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5]);[.B$17]))" office:value-type="percentage" office:value="0.00576883290138313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5]);[.B$17];INFO.OBBA.OBBA.OBMAKE(&quot;&quot;;&quot;double&quot;;[.E15]);INFO.OBBA.OBBA.OBMAKE(&quot;&quot;;&quot;double&quot;;1)))" office:value-type="percentage" office:value="0.0276973158483747" calcext:value-type="percentage">
            <text:p>2,77%</text:p>
          </table:table-cell>
          <table:table-cell table:style-name="ce37" table:formula="of:=([.G16]-2*[.G15]+[.G14])/([.E15]-[.E14])/([.E16]-[.E15])" office:value-type="float" office:value="9.63794665925775" calcext:value-type="float">
            <text:p>9,64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underlying&quot;;&quot;double&quot;;[.C16])" office:value-type="string" office:string-value="sabr.underlying &#10;[106959]" calcext:value-type="string">
            <text:p>sabr.underlying </text:p>
            <text:p>[106959]</text:p>
          </table:table-cell>
          <table:table-cell table:style-name="ce31" office:value-type="percentage" office:value="0.01" calcext:value-type="percentage">
            <text:p>1,00%</text:p>
          </table:table-cell>
          <table:table-cell table:style-name="ce33"/>
          <table:table-cell table:style-name="ce34" table:formula="of:=[.E15]+[.$F$5]" office:value-type="percentage" office:value="-0.015" calcext:value-type="percentage">
            <text:p>-1,5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6]);[.B$17]))" office:value-type="percentage" office:value="0.00576756648800334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6]);[.B$17];INFO.OBBA.OBBA.OBMAKE(&quot;&quot;;&quot;double&quot;;[.E16]);INFO.OBBA.OBBA.OBMAKE(&quot;&quot;;&quot;double&quot;;1)))" office:value-type="percentage" office:value="0.0272778346364471" calcext:value-type="percentage">
            <text:p>2,73%</text:p>
          </table:table-cell>
          <table:table-cell table:style-name="ce37" table:formula="of:=([.G17]-2*[.G16]+[.G15])/([.E16]-[.E15])/([.E17]-[.E16])" office:value-type="float" office:value="10.123890320679" calcext:value-type="float">
            <text:p>10,12</text:p>
          </table:table-cell>
          <table:table-cell table:number-columns-repeated="1016"/>
        </table:table-row>
        <table:table-row table:style-name="ro2">
          <table:table-cell/>
          <table:table-cell table:style-name="ce25" table:formula="of:=INFO.OBBA.OBBA.OBMAKE(&quot;sabr.maturity&quot;;&quot;double&quot;;[.C17])" office:value-type="string" office:string-value="sabr.maturity &#10;[106953]" calcext:value-type="string">
            <text:p>sabr.maturity </text:p>
            <text:p>[106953]</text:p>
          </table:table-cell>
          <table:table-cell table:style-name="ce32" office:value-type="float" office:value="20" calcext:value-type="float">
            <text:p>20</text:p>
          </table:table-cell>
          <table:table-cell table:style-name="ce33"/>
          <table:table-cell table:style-name="ce34" table:formula="of:=[.E16]+[.$F$5]" office:value-type="percentage" office:value="-0.0145" calcext:value-type="percentage">
            <text:p>-1,4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7]);[.B$17]))" office:value-type="percentage" office:value="0.00576644650509137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7]);[.B$17];INFO.OBBA.OBBA.OBMAKE(&quot;&quot;;&quot;double&quot;;[.E17]);INFO.OBBA.OBBA.OBMAKE(&quot;&quot;;&quot;double&quot;;1)))" office:value-type="percentage" office:value="0.0268608843970997" calcext:value-type="percentage">
            <text:p>2,69%</text:p>
          </table:table-cell>
          <table:table-cell table:style-name="ce37" table:formula="of:=([.G18]-2*[.G17]+[.G16])/([.E17]-[.E16])/([.E18]-[.E17])" office:value-type="float" office:value="10.5844460778215" calcext:value-type="float">
            <text:p>10,5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7]+[.$F$5]" office:value-type="percentage" office:value="-0.014" calcext:value-type="percentage">
            <text:p>-1,4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8]);[.B$17]))" office:value-type="percentage" office:value="0.00576552528232961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8]);[.B$17];INFO.OBBA.OBBA.OBMAKE(&quot;&quot;;&quot;double&quot;;[.E18]);INFO.OBBA.OBBA.OBMAKE(&quot;&quot;;&quot;double&quot;;1)))" office:value-type="percentage" office:value="0.0264465802692717" calcext:value-type="percentage">
            <text:p>2,64%</text:p>
          </table:table-cell>
          <table:table-cell table:style-name="ce37" table:formula="of:=([.G19]-2*[.G18]+[.G17])/([.E18]-[.E17])/([.E19]-[.E18])" office:value-type="float" office:value="11.0271029710174" calcext:value-type="float">
            <text:p>11,0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8]+[.$F$5]" office:value-type="percentage" office:value="-0.0135" calcext:value-type="percentage">
            <text:p>-1,3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9]);[.B$17]))" office:value-type="percentage" office:value="0.00576484770017461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9]);[.B$17];INFO.OBBA.OBBA.OBMAKE(&quot;&quot;;&quot;double&quot;;[.E19]);INFO.OBBA.OBBA.OBMAKE(&quot;&quot;;&quot;double&quot;;1)))" office:value-type="percentage" office:value="0.0260350329171864" calcext:value-type="percentage">
            <text:p>2,60%</text:p>
          </table:table-cell>
          <table:table-cell table:style-name="ce37" table:formula="of:=([.G20]-2*[.G19]+[.G18])/([.E19]-[.E18])/([.E20]-[.E19])" office:value-type="float" office:value="11.456665576337" calcext:value-type="float">
            <text:p>11,4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9]+[.$F$5]" office:value-type="percentage" office:value="-0.013" calcext:value-type="percentage">
            <text:p>-1,3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0]);[.B$17]))" office:value-type="percentage" office:value="0.00576445289972432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0]);[.B$17];INFO.OBBA.OBBA.OBMAKE(&quot;&quot;;&quot;double&quot;;[.E20]);INFO.OBBA.OBBA.OBMAKE(&quot;&quot;;&quot;double&quot;;1)))" office:value-type="percentage" office:value="0.0256263497314953" calcext:value-type="percentage">
            <text:p>2,56%</text:p>
          </table:table-cell>
          <table:table-cell table:style-name="ce37" table:formula="of:=([.G21]-2*[.G20]+[.G19])/([.E20]-[.E19])/([.E21]-[.E20])" office:value-type="float" office:value="11.8762297871555" calcext:value-type="float">
            <text:p>11,8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0]+[.$F$5]" office:value-type="percentage" office:value="-0.0125" calcext:value-type="percentage">
            <text:p>-1,2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1]);[.B$17]))" office:value-type="percentage" office:value="0.00576437547939939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1]);[.B$17];INFO.OBBA.OBBA.OBMAKE(&quot;&quot;;&quot;double&quot;;[.E21]);INFO.OBBA.OBBA.OBMAKE(&quot;&quot;;&quot;double&quot;;1)))" office:value-type="percentage" office:value="0.025220635603251" calcext:value-type="percentage">
            <text:p>2,52%</text:p>
          </table:table-cell>
          <table:table-cell table:style-name="ce37" table:formula="of:=([.G22]-2*[.G21]+[.G20])/([.E21]-[.E20])/([.E22]-[.E21])" office:value-type="float" office:value="12.2877564571466" calcext:value-type="float">
            <text:p>12,2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1]+[.$F$5]" office:value-type="percentage" office:value="-0.012" calcext:value-type="percentage">
            <text:p>-1,2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2]);[.B$17]))" office:value-type="percentage" office:value="0.00576464635328421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2]);[.B$17];INFO.OBBA.OBBA.OBMAKE(&quot;&quot;;&quot;double&quot;;[.E22]);INFO.OBBA.OBBA.OBMAKE(&quot;&quot;;&quot;double&quot;;1)))" office:value-type="percentage" office:value="0.0248179934141209" calcext:value-type="percentage">
            <text:p>2,48%</text:p>
          </table:table-cell>
          <table:table-cell table:style-name="ce37" table:formula="of:=([.G23]-2*[.G22]+[.G21])/([.E22]-[.E21])/([.E23]-[.E22])" office:value-type="float" office:value="12.6924238369741" calcext:value-type="float">
            <text:p>12,6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2]+[.$F$5]" office:value-type="percentage" office:value="-0.0115" calcext:value-type="percentage">
            <text:p>-1,1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3]);[.B$17]))" office:value-type="percentage" office:value="0.0057652933791633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3]);[.B$17];INFO.OBBA.OBBA.OBMAKE(&quot;&quot;;&quot;double&quot;;[.E23]);INFO.OBBA.OBBA.OBMAKE(&quot;&quot;;&quot;double&quot;;1)))" office:value-type="percentage" office:value="0.0244185243309501" calcext:value-type="percentage">
            <text:p>2,44%</text:p>
          </table:table-cell>
          <table:table-cell table:style-name="ce37" table:formula="of:=([.G24]-2*[.G23]+[.G22])/([.E23]-[.E22])/([.E24]-[.E23])" office:value-type="float" office:value="13.0908526815992" calcext:value-type="float">
            <text:p>13,0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3]+[.$F$5]" office:value-type="percentage" office:value="-0.011" calcext:value-type="percentage">
            <text:p>-1,1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4]);[.B$17]))" office:value-type="percentage" office:value="0.00576634182548818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4]);[.B$17];INFO.OBBA.OBBA.OBMAKE(&quot;&quot;;&quot;double&quot;;[.E24]);INFO.OBBA.OBBA.OBMAKE(&quot;&quot;;&quot;double&quot;;1)))" office:value-type="percentage" office:value="0.0240223279609497" calcext:value-type="percentage">
            <text:p>2,40%</text:p>
          </table:table-cell>
          <table:table-cell table:style-name="ce37" table:formula="of:=([.G25]-2*[.G24]+[.G23])/([.E24]-[.E23])/([.E25]-[.E24])" office:value-type="float" office:value="13.4832552467212" calcext:value-type="float">
            <text:p>13,4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4]+[.$F$5]" office:value-type="percentage" office:value="-0.0105" calcext:value-type="percentage">
            <text:p>-1,0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5]);[.B$17]))" office:value-type="percentage" office:value="0.00576781472307202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5]);[.B$17];INFO.OBBA.OBBA.OBMAKE(&quot;&quot;;&quot;double&quot;;[.E25]);INFO.OBBA.OBBA.OBMAKE(&quot;&quot;;&quot;double&quot;;1)))" office:value-type="percentage" office:value="0.0236295024047609" calcext:value-type="percentage">
            <text:p>2,36%</text:p>
          </table:table-cell>
          <table:table-cell table:style-name="ce37" table:formula="of:=([.G26]-2*[.G25]+[.G24])/([.E25]-[.E24])/([.E26]-[.E25])" office:value-type="float" office:value="13.8695373307074" calcext:value-type="float">
            <text:p>13,8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5]+[.$F$5]" office:value-type="percentage" office:value="-0.00999999999999999" calcext:value-type="percentage">
            <text:p>-1,0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6]);[.B$17]))" office:value-type="percentage" office:value="0.0057697331326642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6]);[.B$17];INFO.OBBA.OBBA.OBMAKE(&quot;&quot;;&quot;double&quot;;[.E26]);INFO.OBBA.OBBA.OBMAKE(&quot;&quot;;&quot;double&quot;;1)))" office:value-type="percentage" office:value="0.0232401442329048" calcext:value-type="percentage">
            <text:p>2,32%</text:p>
          </table:table-cell>
          <table:table-cell table:style-name="ce37" table:formula="of:=([.G27]-2*[.G26]+[.G25])/([.E26]-[.E25])/([.E27]-[.E26])" office:value-type="float" office:value="14.2493705845986" calcext:value-type="float">
            <text:p>14,2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6]+[.$F$5]" office:value-type="percentage" office:value="-0.00949999999999999" calcext:value-type="percentage">
            <text:p>-0,9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7]);[.B$17]))" office:value-type="percentage" office:value="0.00577211635013216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7]);[.B$17];INFO.OBBA.OBBA.OBMAKE(&quot;&quot;;&quot;double&quot;;[.E27]);INFO.OBBA.OBBA.OBMAKE(&quot;&quot;;&quot;double&quot;;1)))" office:value-type="percentage" office:value="0.0228543484036949" calcext:value-type="percentage">
            <text:p>2,29%</text:p>
          </table:table-cell>
          <table:table-cell table:style-name="ce37" table:formula="of:=([.G28]-2*[.G27]+[.G26])/([.E27]-[.E26])/([.E28]-[.E27])" office:value-type="float" office:value="14.6222455798123" calcext:value-type="float">
            <text:p>14,6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7]+[.$F$5]" office:value-type="percentage" office:value="-0.00899999999999999" calcext:value-type="percentage">
            <text:p>-0,9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8]);[.B$17]))" office:value-type="percentage" office:value="0.0057749820647528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8]);[.B$17];INFO.OBBA.OBBA.OBMAKE(&quot;&quot;;&quot;double&quot;;[.E28]);INFO.OBBA.OBBA.OBMAKE(&quot;&quot;;&quot;double&quot;;1)))" office:value-type="percentage" office:value="0.02247220813588" calcext:value-type="percentage">
            <text:p>2,25%</text:p>
          </table:table-cell>
          <table:table-cell table:style-name="ce37" table:formula="of:=([.G29]-2*[.G28]+[.G27])/([.E28]-[.E27])/([.E29]-[.E28])" office:value-type="float" office:value="14.9875122034126" calcext:value-type="float">
            <text:p>14,9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8]+[.$F$5]" office:value-type="percentage" office:value="-0.00849999999999999" calcext:value-type="percentage">
            <text:p>-0,8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29]);[.B$17]))" office:value-type="percentage" office:value="0.00577834648190793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29]);[.B$17];INFO.OBBA.OBBA.OBMAKE(&quot;&quot;;&quot;double&quot;;[.E29]);INFO.OBBA.OBBA.OBMAKE(&quot;&quot;;&quot;double&quot;;1)))" office:value-type="percentage" office:value="0.0220938147461159" calcext:value-type="percentage">
            <text:p>2,21%</text:p>
          </table:table-cell>
          <table:table-cell table:style-name="ce37" table:formula="of:=([.G30]-2*[.G29]+[.G28])/([.E29]-[.E28])/([.E30]-[.E29])" office:value-type="float" office:value="15.3444115794515" calcext:value-type="float">
            <text:p>15,3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29]+[.$F$5]" office:value-type="percentage" office:value="-0.00799999999999999" calcext:value-type="percentage">
            <text:p>-0,8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0]);[.B$17]))" office:value-type="percentage" office:value="0.0057822244185735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0]);[.B$17];INFO.OBBA.OBBA.OBMAKE(&quot;&quot;;&quot;double&quot;;[.E30]);INFO.OBBA.OBBA.OBMAKE(&quot;&quot;;&quot;double&quot;;1)))" office:value-type="percentage" office:value="0.0217192574592466" calcext:value-type="percentage">
            <text:p>2,17%</text:p>
          </table:table-cell>
          <table:table-cell table:style-name="ce37" table:formula="of:=([.G31]-2*[.G30]+[.G29])/([.E30]-[.E29])/([.E31]-[.E30])" office:value-type="float" office:value="15.6921022510109" calcext:value-type="float">
            <text:p>15,6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0]+[.$F$5]" office:value-type="percentage" office:value="-0.00749999999999999" calcext:value-type="percentage">
            <text:p>-0,7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1]);[.B$17]))" office:value-type="percentage" office:value="0.00578662937794805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1]);[.B$17];INFO.OBBA.OBBA.OBMAKE(&quot;&quot;;&quot;double&quot;;[.E31]);INFO.OBBA.OBBA.OBMAKE(&quot;&quot;;&quot;double&quot;;1)))" office:value-type="percentage" office:value="0.0213486231979401" calcext:value-type="percentage">
            <text:p>2,13%</text:p>
          </table:table-cell>
          <table:table-cell table:style-name="ce37" table:formula="of:=([.G32]-2*[.G31]+[.G30])/([.E31]-[.E30])/([.E32]-[.E31])" office:value-type="float" office:value="16.0296824198158" calcext:value-type="float">
            <text:p>16,0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1]+[.$F$5]" office:value-type="percentage" office:value="-0.00699999999999999" calcext:value-type="percentage">
            <text:p>-0,7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2]);[.B$17]))" office:value-type="percentage" office:value="0.00579157360810003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2]);[.B$17];INFO.OBBA.OBBA.OBMAKE(&quot;&quot;;&quot;double&quot;;[.E32]);INFO.OBBA.OBBA.OBMAKE(&quot;&quot;;&quot;double&quot;;1)))" office:value-type="percentage" office:value="0.0209819963572386" calcext:value-type="percentage">
            <text:p>2,10%</text:p>
          </table:table-cell>
          <table:table-cell table:style-name="ce37" table:formula="of:=([.G33]-2*[.G32]+[.G31])/([.E32]-[.E31])/([.E33]-[.E32])" office:value-type="float" office:value="16.356209430593" calcext:value-type="float">
            <text:p>16,3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2]+[.$F$5]" office:value-type="percentage" office:value="-0.00649999999999999" calcext:value-type="percentage">
            <text:p>-0,6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3]);[.B$17]))" office:value-type="percentage" office:value="0.00579706814844483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3]);[.B$17];INFO.OBBA.OBBA.OBMAKE(&quot;&quot;;&quot;double&quot;;[.E33]);INFO.OBBA.OBBA.OBMAKE(&quot;&quot;;&quot;double&quot;;1)))" office:value-type="percentage" office:value="0.0206194585688947" calcext:value-type="percentage">
            <text:p>2,06%</text:p>
          </table:table-cell>
          <table:table-cell table:style-name="ce37" table:formula="of:=([.G34]-2*[.G33]+[.G32])/([.E33]-[.E32])/([.E34]-[.E33])" office:value-type="float" office:value="16.670717277803" calcext:value-type="float">
            <text:p>16,6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3]+[.$F$5]" office:value-type="percentage" office:value="-0.00599999999999998" calcext:value-type="percentage">
            <text:p>-0,6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4]);[.B$17]))" office:value-type="percentage" office:value="0.00580312286706775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4]);[.B$17];INFO.OBBA.OBBA.OBMAKE(&quot;&quot;;&quot;double&quot;;[.E34]);INFO.OBBA.OBBA.OBMAKE(&quot;&quot;;&quot;double&quot;;1)))" office:value-type="percentage" office:value="0.0202610884598703" calcext:value-type="percentage">
            <text:p>2,03%</text:p>
          </table:table-cell>
          <table:table-cell table:style-name="ce37" table:formula="of:=([.G35]-2*[.G34]+[.G33])/([.E34]-[.E33])/([.E35]-[.E34])" office:value-type="float" office:value="16.9722326346655" calcext:value-type="float">
            <text:p>16,9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4]+[.$F$5]" office:value-type="percentage" office:value="-0.00549999999999998" calcext:value-type="percentage">
            <text:p>-0,5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5]);[.B$17]))" office:value-type="percentage" office:value="0.00580974649130874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5]);[.B$17];INFO.OBBA.OBBA.OBMAKE(&quot;&quot;;&quot;double&quot;;[.E35]);INFO.OBBA.OBBA.OBMAKE(&quot;&quot;;&quot;double&quot;;1)))" office:value-type="percentage" office:value="0.0199069614090045" calcext:value-type="percentage">
            <text:p>1,99%</text:p>
          </table:table-cell>
          <table:table-cell table:style-name="ce37" table:formula="of:=([.G36]-2*[.G35]+[.G34])/([.E35]-[.E34])/([.E36]-[.E35])" office:value-type="float" office:value="17.2597897103582" calcext:value-type="float">
            <text:p>17,26</text:p>
          </table:table-cell>
          <table:table-cell table:number-columns-repeated="1016"/>
        </table:table-row>
        <table:table-row table:style-name="ro2">
          <table:table-cell/>
          <table:table-cell table:style-name="ce27" office:value-type="string" calcext:value-type="string">
            <text:p>(Note: Vertical axis is fixed)</text:p>
          </table:table-cell>
          <table:table-cell table:style-name="ce26" table:number-columns-repeated="2"/>
          <table:table-cell table:style-name="ce34" table:formula="of:=[.E35]+[.$F$5]" office:value-type="percentage" office:value="-0.00499999999999998" calcext:value-type="percentage">
            <text:p>-0,5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6]);[.B$17]))" office:value-type="percentage" office:value="0.00581694663356186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6]);[.B$17];INFO.OBBA.OBBA.OBMAKE(&quot;&quot;;&quot;double&quot;;[.E36]);INFO.OBBA.OBBA.OBMAKE(&quot;&quot;;&quot;double&quot;;1)))" office:value-type="percentage" office:value="0.0195571493055663" calcext:value-type="percentage">
            <text:p>1,96%</text:p>
          </table:table-cell>
          <table:table-cell table:style-name="ce37" table:formula="of:=([.G37]-2*[.G36]+[.G35])/([.E36]-[.E35])/([.E37]-[.E36])" office:value-type="float" office:value="17.5324441066826" calcext:value-type="float">
            <text:p>17,5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6]+[.$F$5]" office:value-type="percentage" office:value="-0.00449999999999998" calcext:value-type="percentage">
            <text:p>-0,4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7]);[.B$17]))" office:value-type="percentage" office:value="0.00582472981387832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7]);[.B$17];INFO.OBBA.OBBA.OBMAKE(&quot;&quot;;&quot;double&quot;;[.E37]);INFO.OBBA.OBBA.OBMAKE(&quot;&quot;;&quot;double&quot;;1)))" office:value-type="percentage" office:value="0.0192117203131548" calcext:value-type="percentage">
            <text:p>1,92%</text:p>
          </table:table-cell>
          <table:table-cell table:style-name="ce37" table:formula="of:=([.G38]-2*[.G37]+[.G36])/([.E37]-[.E36])/([.E38]-[.E37])" office:value-type="float" office:value="17.789285750594" calcext:value-type="float">
            <text:p>17,7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7]+[.$F$5]" office:value-type="percentage" office:value="-0.00399999999999998" calcext:value-type="percentage">
            <text:p>-0,4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8]);[.B$17]))" office:value-type="percentage" office:value="0.00583310148067038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8]);[.B$17];INFO.OBBA.OBBA.OBMAKE(&quot;&quot;;&quot;double&quot;;[.E38]);INFO.OBBA.OBBA.OBMAKE(&quot;&quot;;&quot;double&quot;;1)))" office:value-type="percentage" office:value="0.0188707386421809" calcext:value-type="percentage">
            <text:p>1,89%</text:p>
          </table:table-cell>
          <table:table-cell table:style-name="ce37" table:formula="of:=([.G39]-2*[.G38]+[.G37])/([.E38]-[.E37])/([.E39]-[.E38])" office:value-type="float" office:value="18.0294509120049" calcext:value-type="float">
            <text:p>18,0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8]+[.$F$5]" office:value-type="percentage" office:value="-0.00349999999999998" calcext:value-type="percentage">
            <text:p>-0,3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39]);[.B$17]))" office:value-type="percentage" office:value="0.00584206603057394" calcext:value-type="percentage">
            <text:p>0,5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39]);[.B$17];INFO.OBBA.OBBA.OBMAKE(&quot;&quot;;&quot;double&quot;;[.E39]);INFO.OBBA.OBBA.OBMAKE(&quot;&quot;;&quot;double&quot;;1)))" office:value-type="percentage" office:value="0.0185342643339351" calcext:value-type="percentage">
            <text:p>1,85%</text:p>
          </table:table-cell>
          <table:table-cell table:style-name="ce37" table:formula="of:=([.G40]-2*[.G39]+[.G38])/([.E39]-[.E38])/([.E40]-[.E39])" office:value-type="float" office:value="18.2521332753871" calcext:value-type="float">
            <text:p>18,2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39]+[.$F$5]" office:value-type="percentage" office:value="-0.00299999999999998" calcext:value-type="percentage">
            <text:p>-0,3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0]);[.B$17]))" office:value-type="percentage" office:value="0.00585162682832796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0]);[.B$17];INFO.OBBA.OBBA.OBMAKE(&quot;&quot;;&quot;double&quot;;[.E40]);INFO.OBBA.OBBA.OBMAKE(&quot;&quot;;&quot;double&quot;;1)))" office:value-type="percentage" office:value="0.0182023530590081" calcext:value-type="percentage">
            <text:p>1,82%</text:p>
          </table:table-cell>
          <table:table-cell table:style-name="ce37" table:formula="of:=([.G41]-2*[.G40]+[.G39])/([.E40]-[.E39])/([.E41]-[.E40])" office:value-type="float" office:value="18.4565940013481" calcext:value-type="float">
            <text:p>18,4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0]+[.$F$5]" office:value-type="percentage" office:value="-0.00249999999999998" calcext:value-type="percentage">
            <text:p>-0,2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1]);[.B$17]))" office:value-type="percentage" office:value="0.00586178622735854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1]);[.B$17];INFO.OBBA.OBBA.OBMAKE(&quot;&quot;;&quot;double&quot;;[.E41]);INFO.OBBA.OBBA.OBMAKE(&quot;&quot;;&quot;double&quot;;1)))" office:value-type="percentage" office:value="0.0178750559325814" calcext:value-type="percentage">
            <text:p>1,79%</text:p>
          </table:table-cell>
          <table:table-cell table:style-name="ce37" table:formula="of:=([.G42]-2*[.G41]+[.G40])/([.E41]-[.E40])/([.E42]-[.E41])" office:value-type="float" office:value="18.6421707069062" calcext:value-type="float">
            <text:p>18,6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1]+[.$F$5]" office:value-type="percentage" office:value="-0.00199999999999998" calcext:value-type="percentage">
            <text:p>-0,2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2]);[.B$17]))" office:value-type="percentage" office:value="0.00587254559160844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2]);[.B$17];INFO.OBBA.OBBA.OBMAKE(&quot;&quot;;&quot;double&quot;;[.E42]);INFO.OBBA.OBBA.OBMAKE(&quot;&quot;;&quot;double&quot;;1)))" office:value-type="percentage" office:value="0.0175524193488314" calcext:value-type="percentage">
            <text:p>1,76%</text:p>
          </table:table-cell>
          <table:table-cell table:style-name="ce37" table:formula="of:=([.G43]-2*[.G42]+[.G41])/([.E42]-[.E41])/([.E43]-[.E42])" office:value-type="float" office:value="18.8082852830007" calcext:value-type="float">
            <text:p>18,8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2]+[.$F$5]" office:value-type="percentage" office:value="-0.00149999999999998" calcext:value-type="percentage">
            <text:p>-0,1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3]);[.B$17]))" office:value-type="percentage" office:value="0.00588390531902308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3]);[.B$17];INFO.OBBA.OBBA.OBMAKE(&quot;&quot;;&quot;double&quot;;[.E43]);INFO.OBBA.OBBA.OBMAKE(&quot;&quot;;&quot;double&quot;;1)))" office:value-type="percentage" office:value="0.0172344848364022" calcext:value-type="percentage">
            <text:p>1,72%</text:p>
          </table:table-cell>
          <table:table-cell table:style-name="ce37" table:formula="of:=([.G44]-2*[.G43]+[.G42])/([.E43]-[.E42])/([.E44]-[.E43])" office:value-type="float" office:value="18.9544504771016" calcext:value-type="float">
            <text:p>18,9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3]+[.$F$5]" office:value-type="percentage" office:value="-0.000999999999999983" calcext:value-type="percentage">
            <text:p>-0,1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4]);[.B$17]))" office:value-type="percentage" office:value="0.00589586486699042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4]);[.B$17];INFO.OBBA.OBBA.OBMAKE(&quot;&quot;;&quot;double&quot;;[.E44]);INFO.OBBA.OBBA.OBMAKE(&quot;&quot;;&quot;double&quot;;1)))" office:value-type="percentage" office:value="0.0169212889365923" calcext:value-type="percentage">
            <text:p>1,69%</text:p>
          </table:table-cell>
          <table:table-cell table:style-name="ce37" table:formula="of:=([.G45]-2*[.G44]+[.G43])/([.E44]-[.E43])/([.E45]-[.E44])" office:value-type="float" office:value="19.0802751796476" calcext:value-type="float">
            <text:p>19,0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4]+[.$F$5]" office:value-type="percentage" office:value="-0.000499999999999983" calcext:value-type="percentage">
            <text:p>-0,0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5]);[.B$17]))" office:value-type="percentage" office:value="0.0059084227799296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5]);[.B$17];INFO.OBBA.OBBA.OBMAKE(&quot;&quot;;&quot;double&quot;;[.E45]);INFO.OBBA.OBBA.OBMAKE(&quot;&quot;;&quot;double&quot;;1)))" office:value-type="percentage" office:value="0.0166128631055773" calcext:value-type="percentage">
            <text:p>1,66%</text:p>
          </table:table-cell>
          <table:table-cell table:style-name="ce37" table:formula="of:=([.G46]-2*[.G45]+[.G44])/([.E45]-[.E44])/([.E46]-[.E45])" office:value-type="float" office:value="19.1854683679743" calcext:value-type="float">
            <text:p>19,1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5]+[.$F$5]" office:value-type="percentage" office:value="1.73472347597681E-017" calcext:value-type="percentage">
            <text:p>0,0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6]);[.B$17]))" office:value-type="percentage" office:value="0.00592157671913347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6]);[.B$17];INFO.OBBA.OBBA.OBMAKE(&quot;&quot;;&quot;double&quot;;[.E46]);INFO.OBBA.OBBA.OBMAKE(&quot;&quot;;&quot;double&quot;;1)))" office:value-type="percentage" office:value="0.0163092336416543" calcext:value-type="percentage">
            <text:p>1,63%</text:p>
          </table:table-cell>
          <table:table-cell table:style-name="ce37" table:formula="of:=([.G47]-2*[.G46]+[.G45])/([.E46]-[.E45])/([.E47]-[.E46])" office:value-type="float" office:value="19.2698416835446" calcext:value-type="float">
            <text:p>19,2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6]+[.$F$5]" office:value-type="percentage" office:value="0.000500000000000017" calcext:value-type="percentage">
            <text:p>0,0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7]);[.B$17]))" office:value-type="percentage" office:value="0.00593532349488907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7]);[.B$17];INFO.OBBA.OBBA.OBMAKE(&quot;&quot;;&quot;double&quot;;[.E47]);INFO.OBBA.OBBA.OBMAKE(&quot;&quot;;&quot;double&quot;;1)))" office:value-type="percentage" office:value="0.0160104216381521" calcext:value-type="percentage">
            <text:p>1,60%</text:p>
          </table:table-cell>
          <table:table-cell table:style-name="ce37" table:formula="of:=([.G48]-2*[.G47]+[.G46])/([.E47]-[.E46])/([.E48]-[.E47])" office:value-type="float" office:value="19.3333106420085" calcext:value-type="float">
            <text:p>19,3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47]+[.$F$5]" office:value-type="percentage" office:value="0.00100000000000002" calcext:value-type="percentage">
            <text:p>0,1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8]);[.B$17]))" office:value-type="percentage" office:value="0.0059496591008299" calcext:value-type="percentage">
            <text:p>0,5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8]);[.B$17];INFO.OBBA.OBBA.OBMAKE(&quot;&quot;;&quot;double&quot;;[.E48]);INFO.OBBA.OBBA.OBMAKE(&quot;&quot;;&quot;double&quot;;1)))" office:value-type="percentage" office:value="0.0157164429623105" calcext:value-type="percentage">
            <text:p>1,57%</text:p>
          </table:table-cell>
          <table:table-cell table:style-name="ce37" table:formula="of:=([.G49]-2*[.G48]+[.G47])/([.E48]-[.E47])/([.E49]-[.E48])" office:value-type="float" office:value="19.3758944973671" calcext:value-type="float">
            <text:p>19,38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48]+[.$F$5]" office:value-type="percentage" office:value="0.00150000000000002" calcext:value-type="percentage">
            <text:p>0,1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49]);[.B$17]))" office:value-type="percentage" office:value="0.00596457875041225" calcext:value-type="percentage">
            <text:p>0,6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49]);[.B$17];INFO.OBBA.OBBA.OBMAKE(&quot;&quot;;&quot;double&quot;;[.E49]);INFO.OBBA.OBBA.OBMAKE(&quot;&quot;;&quot;double&quot;;1)))" office:value-type="percentage" office:value="0.0154273082600932" calcext:value-type="percentage">
            <text:p>1,54%</text:p>
          </table:table-cell>
          <table:table-cell table:style-name="ce37" table:formula="of:=([.G50]-2*[.G49]+[.G48])/([.E49]-[.E48])/([.E50]-[.E49])" office:value-type="float" office:value="19.3977148061214" calcext:value-type="float">
            <text:p>19,40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49]+[.$F$5]" office:value-type="percentage" office:value="0.00200000000000002" calcext:value-type="percentage">
            <text:p>0,2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0]);[.B$17]))" office:value-type="percentage" office:value="0.00598007691535538" calcext:value-type="percentage">
            <text:p>0,6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0]);[.B$17];INFO.OBBA.OBBA.OBMAKE(&quot;&quot;;&quot;double&quot;;[.E50]);INFO.OBBA.OBBA.OBMAKE(&quot;&quot;;&quot;double&quot;;1)))" office:value-type="percentage" office:value="0.0151430229865774" calcext:value-type="percentage">
            <text:p>1,51%</text:p>
          </table:table-cell>
          <table:table-cell table:style-name="ce37" table:formula="of:=([.G51]-2*[.G50]+[.G49])/([.E50]-[.E49])/([.E51]-[.E50])" office:value-type="float" office:value="19.3989927629243" calcext:value-type="float">
            <text:p>19,40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0]+[.$F$5]" office:value-type="percentage" office:value="0.00250000000000002" calcext:value-type="percentage">
            <text:p>0,2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1]);[.B$17]))" office:value-type="percentage" office:value="0.0059961473658417" calcext:value-type="percentage">
            <text:p>0,6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1]);[.B$17];INFO.OBBA.OBBA.OBMAKE(&quot;&quot;;&quot;double&quot;;[.E51]);INFO.OBBA.OBBA.OBMAKE(&quot;&quot;;&quot;double&quot;;1)))" office:value-type="percentage" office:value="0.0148635874612524" calcext:value-type="percentage">
            <text:p>1,49%</text:p>
          </table:table-cell>
          <table:table-cell table:style-name="ce37" table:formula="of:=([.G52]-2*[.G51]+[.G50])/([.E51]-[.E50])/([.E52]-[.E51])" office:value-type="float" office:value="19.3800453962348" calcext:value-type="float">
            <text:p>19,38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1]+[.$F$5]" office:value-type="percentage" office:value="0.00300000000000002" calcext:value-type="percentage">
            <text:p>0,3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2]);[.B$17]))" office:value-type="percentage" office:value="0.00601278321223831" calcext:value-type="percentage">
            <text:p>0,6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2]);[.B$17];INFO.OBBA.OBBA.OBMAKE(&quot;&quot;;&quot;double&quot;;[.E52]);INFO.OBBA.OBBA.OBMAKE(&quot;&quot;;&quot;double&quot;;1)))" office:value-type="percentage" office:value="0.0145889969472764" calcext:value-type="percentage">
            <text:p>1,46%</text:p>
          </table:table-cell>
          <table:table-cell table:style-name="ce37" table:formula="of:=([.G53]-2*[.G52]+[.G51])/([.E52]-[.E51])/([.E53]-[.E52])" office:value-type="float" office:value="19.3412807326307" calcext:value-type="float">
            <text:p>19,34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2]+[.$F$5]" office:value-type="percentage" office:value="0.00350000000000002" calcext:value-type="percentage">
            <text:p>0,3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3]);[.B$17]))" office:value-type="percentage" office:value="0.006029976948074" calcext:value-type="percentage">
            <text:p>0,6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3]);[.B$17];INFO.OBBA.OBBA.OBMAKE(&quot;&quot;;&quot;double&quot;;[.E53]);INFO.OBBA.OBBA.OBMAKE(&quot;&quot;;&quot;double&quot;;1)))" office:value-type="percentage" office:value="0.0143192417534836" calcext:value-type="percentage">
            <text:p>1,43%</text:p>
          </table:table-cell>
          <table:table-cell table:style-name="ce37" table:formula="of:=([.G54]-2*[.G53]+[.G52])/([.E53]-[.E52])/([.E54]-[.E53])" office:value-type="float" office:value="19.283192054978" calcext:value-type="float">
            <text:p>19,28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3]+[.$F$5]" office:value-type="percentage" office:value="0.00400000000000002" calcext:value-type="percentage">
            <text:p>0,4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4]);[.B$17]))" office:value-type="percentage" office:value="0.00604772049398746" calcext:value-type="percentage">
            <text:p>0,6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4]);[.B$17];INFO.OBBA.OBBA.OBMAKE(&quot;&quot;;&quot;double&quot;;[.E54]);INFO.OBBA.OBBA.OBMAKE(&quot;&quot;;&quot;double&quot;;1)))" office:value-type="percentage" office:value="0.0140543073577046" calcext:value-type="percentage">
            <text:p>1,41%</text:p>
          </table:table-cell>
          <table:table-cell table:style-name="ce37" table:formula="of:=([.G55]-2*[.G54]+[.G53])/([.E54]-[.E53])/([.E55]-[.E54])" office:value-type="float" office:value="19.2063513870175" calcext:value-type="float">
            <text:p>19,21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4]+[.$F$5]" office:value-type="percentage" office:value="0.00450000000000002" calcext:value-type="percentage">
            <text:p>0,4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5]);[.B$17]))" office:value-type="percentage" office:value="0.00606600524235079" calcext:value-type="percentage">
            <text:p>0,6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5]);[.B$17];INFO.OBBA.OBBA.OBMAKE(&quot;&quot;;&quot;double&quot;;[.E55]);INFO.OBBA.OBBA.OBMAKE(&quot;&quot;;&quot;double&quot;;1)))" office:value-type="percentage" office:value="0.0137941745497723" calcext:value-type="percentage">
            <text:p>1,38%</text:p>
          </table:table-cell>
          <table:table-cell table:style-name="ce37" table:formula="of:=([.G56]-2*[.G55]+[.G54])/([.E55]-[.E54])/([.E56]-[.E55])" office:value-type="float" office:value="19.1114023488092" calcext:value-type="float">
            <text:p>19,11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5]+[.$F$5]" office:value-type="percentage" office:value="0.00500000000000002" calcext:value-type="percentage">
            <text:p>0,5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6]);[.B$17]))" office:value-type="percentage" office:value="0.00608482210226785" calcext:value-type="percentage">
            <text:p>0,6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6]);[.B$17];INFO.OBBA.OBBA.OBMAKE(&quot;&quot;;&quot;double&quot;;[.E56]);INFO.OBBA.OBBA.OBMAKE(&quot;&quot;;&quot;double&quot;;1)))" office:value-type="percentage" office:value="0.0135388195924272" calcext:value-type="percentage">
            <text:p>1,35%</text:p>
          </table:table-cell>
          <table:table-cell table:style-name="ce37" table:formula="of:=([.G57]-2*[.G56]+[.G55])/([.E56]-[.E55])/([.E57]-[.E56])" office:value-type="float" office:value="18.9990525277655" calcext:value-type="float">
            <text:p>19,00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6]+[.$F$5]" office:value-type="percentage" office:value="0.00550000000000002" calcext:value-type="percentage">
            <text:p>0,5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7]);[.B$17]))" office:value-type="percentage" office:value="0.0061041615446494" calcext:value-type="percentage">
            <text:p>0,6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7]);[.B$17];INFO.OBBA.OBBA.OBMAKE(&quot;&quot;;&quot;double&quot;;[.E57]);INFO.OBBA.OBBA.OBMAKE(&quot;&quot;;&quot;double&quot;;1)))" office:value-type="percentage" office:value="0.013288214398214" calcext:value-type="percentage">
            <text:p>1,33%</text:p>
          </table:table-cell>
          <table:table-cell table:style-name="ce37" table:formula="of:=([.G58]-2*[.G57]+[.G56])/([.E57]-[.E56])/([.E58]-[.E57])" office:value-type="float" office:value="18.8700655107399" calcext:value-type="float">
            <text:p>18,87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7]+[.$F$5]" office:value-type="percentage" office:value="0.00600000000000002" calcext:value-type="percentage">
            <text:p>0,6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8]);[.B$17]))" office:value-type="percentage" office:value="0.00612401364707369" calcext:value-type="percentage">
            <text:p>0,6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8]);[.B$17];INFO.OBBA.OBBA.OBMAKE(&quot;&quot;;&quot;double&quot;;[.E58]);INFO.OBBA.OBBA.OBMAKE(&quot;&quot;;&quot;double&quot;;1)))" office:value-type="percentage" office:value="0.0130423267203785" calcext:value-type="percentage">
            <text:p>1,30%</text:p>
          </table:table-cell>
          <table:table-cell table:style-name="ce37" table:formula="of:=([.G59]-2*[.G58]+[.G57])/([.E58]-[.E57])/([.E59]-[.E58])" office:value-type="float" office:value="18.7252527208831" calcext:value-type="float">
            <text:p>18,73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8]+[.$F$5]" office:value-type="percentage" office:value="0.00650000000000002" calcext:value-type="percentage">
            <text:p>0,6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59]);[.B$17]))" office:value-type="percentage" office:value="0.00614436813815452" calcext:value-type="percentage">
            <text:p>0,6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59]);[.B$17];INFO.OBBA.OBBA.OBMAKE(&quot;&quot;;&quot;double&quot;;[.E59]);INFO.OBBA.OBBA.OBMAKE(&quot;&quot;;&quot;double&quot;;1)))" office:value-type="percentage" office:value="0.0128011203557232" calcext:value-type="percentage">
            <text:p>1,28%</text:p>
          </table:table-cell>
          <table:table-cell table:style-name="ce37" table:formula="of:=([.G60]-2*[.G59]+[.G58])/([.E59]-[.E58])/([.E60]-[.E59])" office:value-type="float" office:value="18.5654651923272" calcext:value-type="float">
            <text:p>18,57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59]+[.$F$5]" office:value-type="percentage" office:value="0.00700000000000002" calcext:value-type="percentage">
            <text:p>0,7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0]);[.B$17]))" office:value-type="percentage" office:value="0.00616521444115477" calcext:value-type="percentage">
            <text:p>0,6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0]);[.B$17];INFO.OBBA.OBBA.OBMAKE(&quot;&quot;;&quot;double&quot;;[.E60]);INFO.OBBA.OBBA.OBMAKE(&quot;&quot;;&quot;double&quot;;1)))" office:value-type="percentage" office:value="0.0125645553573661" calcext:value-type="percentage">
            <text:p>1,26%</text:p>
          </table:table-cell>
          <table:table-cell table:style-name="ce37" table:formula="of:=([.G61]-2*[.G60]+[.G59])/([.E60]-[.E59])/([.E61]-[.E60])" office:value-type="float" office:value="18.391585409061" calcext:value-type="float">
            <text:p>18,39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60]+[.$F$5]" office:value-type="percentage" office:value="0.00750000000000002" calcext:value-type="percentage">
            <text:p>0,7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1]);[.B$17]))" office:value-type="percentage" office:value="0.00618654171660333" calcext:value-type="percentage">
            <text:p>0,6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1]);[.B$17];INFO.OBBA.OBBA.OBMAKE(&quot;&quot;;&quot;double&quot;;[.E61]);INFO.OBBA.OBBA.OBMAKE(&quot;&quot;;&quot;double&quot;;1)))" office:value-type="percentage" office:value="0.0123325882553611" calcext:value-type="percentage">
            <text:p>1,23%</text:p>
          </table:table-cell>
          <table:table-cell table:style-name="ce37" table:formula="of:=([.G62]-2*[.G61]+[.G60])/([.E61]-[.E60])/([.E62]-[.E61])" office:value-type="float" office:value="18.2045193266658" calcext:value-type="float">
            <text:p>18,20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61]+[.$F$5]" office:value-type="percentage" office:value="0.00800000000000002" calcext:value-type="percentage">
            <text:p>0,8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2]);[.B$17]))" office:value-type="percentage" office:value="0.00620833890369692" calcext:value-type="percentage">
            <text:p>0,6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2]);[.B$17];INFO.OBBA.OBBA.OBMAKE(&quot;&quot;;&quot;double&quot;;[.E62]);INFO.OBBA.OBBA.OBMAKE(&quot;&quot;;&quot;double&quot;;1)))" office:value-type="percentage" office:value="0.0121051722831879" calcext:value-type="percentage">
            <text:p>1,21%</text:p>
          </table:table-cell>
          <table:table-cell table:style-name="ce37" table:formula="of:=([.G63]-2*[.G62]+[.G61])/([.E62]-[.E61])/([.E63]-[.E62])" office:value-type="float" office:value="18.0051886671944" calcext:value-type="float">
            <text:p>18,01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62]+[.$F$5]" office:value-type="percentage" office:value="0.00850000000000002" calcext:value-type="percentage">
            <text:p>0,8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3]);[.B$17]))" office:value-type="percentage" office:value="0.0062305947602913" calcext:value-type="percentage">
            <text:p>0,6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3]);[.B$17];INFO.OBBA.OBBA.OBMAKE(&quot;&quot;;&quot;double&quot;;[.E63]);INFO.OBBA.OBBA.OBMAKE(&quot;&quot;;&quot;double&quot;;1)))" office:value-type="percentage" office:value="0.0118822576081815" calcext:value-type="percentage">
            <text:p>1,19%</text:p>
          </table:table-cell>
          <table:table-cell table:style-name="ce37" table:formula="of:=([.G64]-2*[.G63]+[.G62])/([.E63]-[.E62])/([.E64]-[.E63])" office:value-type="float" office:value="17.7945235864118" calcext:value-type="float">
            <text:p>17,79</text:p>
          </table:table-cell>
          <table:table-cell table:number-columns-repeated="208"/>
          <table:table-cell table:style-name="ce18" table:number-columns-repeated="768"/>
          <table:table-cell table:number-columns-repeated="40"/>
        </table:table-row>
        <table:table-row table:style-name="ro2">
          <table:table-cell/>
          <table:table-cell table:style-name="ce26" table:number-columns-repeated="3"/>
          <table:table-cell table:style-name="ce34" table:formula="of:=[.E63]+[.$F$5]" office:value-type="percentage" office:value="0.00900000000000002" calcext:value-type="percentage">
            <text:p>0,9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4]);[.B$17]))" office:value-type="percentage" office:value="0.00625329790131308" calcext:value-type="percentage">
            <text:p>0,6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4]);[.B$17];INFO.OBBA.OBBA.OBMAKE(&quot;&quot;;&quot;double&quot;;[.E64]);INFO.OBBA.OBBA.OBMAKE(&quot;&quot;;&quot;double&quot;;1)))" office:value-type="percentage" office:value="0.0116637915640716" calcext:value-type="percentage">
            <text:p>1,17%</text:p>
          </table:table-cell>
          <table:table-cell table:style-name="ce37" table:formula="of:=([.G65]-2*[.G64]+[.G63])/([.E64]-[.E63])/([.E65]-[.E64])" office:value-type="float" office:value="17.5734557794973" calcext:value-type="float">
            <text:p>17,5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64]+[.$F$5]" office:value-type="percentage" office:value="0.00950000000000002" calcext:value-type="percentage">
            <text:p>0,9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5]);[.B$17]))" office:value-type="percentage" office:value="0.00627643683544959" calcext:value-type="percentage">
            <text:p>0,6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5]);[.B$17];INFO.OBBA.OBBA.OBMAKE(&quot;&quot;;&quot;double&quot;;[.E65]);INFO.OBBA.OBBA.OBMAKE(&quot;&quot;;&quot;double&quot;;1)))" office:value-type="percentage" office:value="0.0114497188839066" calcext:value-type="percentage">
            <text:p>1,14%</text:p>
          </table:table-cell>
          <table:table-cell table:style-name="ce37" table:formula="of:=([.G66]-2*[.G65]+[.G64])/([.E65]-[.E64])/([.E66]-[.E65])" office:value-type="float" office:value="17.3429120831556" calcext:value-type="float">
            <text:p>17,3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65]+[.$F$5]" office:value-type="percentage" office:value="0.01" calcext:value-type="percentage">
            <text:p>1,0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6]);[.B$17]))" office:value-type="percentage" office:value="0.0063" calcext:value-type="percentage">
            <text:p>0,6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6]);[.B$17];INFO.OBBA.OBBA.OBMAKE(&quot;&quot;;&quot;double&quot;;[.E66]);INFO.OBBA.OBBA.OBMAKE(&quot;&quot;;&quot;double&quot;;1)))" office:value-type="percentage" office:value="0.0112399819317624" calcext:value-type="percentage">
            <text:p>1,12%</text:p>
          </table:table-cell>
          <table:table-cell table:style-name="ce37" table:formula="of:=([.G67]-2*[.G66]+[.G65])/([.E66]-[.E65])/([.E67]-[.E66])" office:value-type="float" office:value="17.1038086076228" calcext:value-type="float">
            <text:p>17,10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66]+[.$F$5]" office:value-type="percentage" office:value="0.0105" calcext:value-type="percentage">
            <text:p>1,0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7]);[.B$17]))" office:value-type="percentage" office:value="0.00632397579379587" calcext:value-type="percentage">
            <text:p>0,6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7]);[.B$17];INFO.OBBA.OBBA.OBMAKE(&quot;&quot;;&quot;double&quot;;[.E67]);INFO.OBBA.OBBA.OBMAKE(&quot;&quot;;&quot;double&quot;;1)))" office:value-type="percentage" office:value="0.0110345209317702" calcext:value-type="percentage">
            <text:p>1,10%</text:p>
          </table:table-cell>
          <table:table-cell table:style-name="ce37" table:formula="of:=([.G68]-2*[.G67]+[.G66])/([.E67]-[.E66])/([.E68]-[.E67])" office:value-type="float" office:value="16.857045457376" calcext:value-type="float">
            <text:p>16,8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67]+[.$F$5]" office:value-type="percentage" office:value="0.011" calcext:value-type="percentage">
            <text:p>1,1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8]);[.B$17]))" office:value-type="percentage" office:value="0.00634835260812634" calcext:value-type="percentage">
            <text:p>0,6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8]);[.B$17];INFO.OBBA.OBBA.OBMAKE(&quot;&quot;;&quot;double&quot;;[.E68]);INFO.OBBA.OBBA.OBMAKE(&quot;&quot;;&quot;double&quot;;1)))" office:value-type="percentage" office:value="0.0108332741931422" calcext:value-type="percentage">
            <text:p>1,08%</text:p>
          </table:table-cell>
          <table:table-cell table:style-name="ce37" table:formula="of:=([.G69]-2*[.G68]+[.G67])/([.E68]-[.E67])/([.E69]-[.E68])" office:value-type="float" office:value="16.6035020122135" calcext:value-type="float">
            <text:p>16,60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68]+[.$F$5]" office:value-type="percentage" office:value="0.0115" calcext:value-type="percentage">
            <text:p>1,1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69]);[.B$17]))" office:value-type="percentage" office:value="0.00637311885562347" calcext:value-type="percentage">
            <text:p>0,6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69]);[.B$17];INFO.OBBA.OBBA.OBMAKE(&quot;&quot;;&quot;double&quot;;[.E69]);INFO.OBBA.OBBA.OBMAKE(&quot;&quot;;&quot;double&quot;;1)))" office:value-type="percentage" office:value="0.0106361783300174" calcext:value-type="percentage">
            <text:p>1,06%</text:p>
          </table:table-cell>
          <table:table-cell table:style-name="ce37" table:formula="of:=([.G70]-2*[.G69]+[.G68])/([.E69]-[.E68])/([.E70]-[.E69])" office:value-type="float" office:value="16.3440328144679" calcext:value-type="float">
            <text:p>16,3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69]+[.$F$5]" office:value-type="percentage" office:value="0.012" calcext:value-type="percentage">
            <text:p>1,2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0]);[.B$17]))" office:value-type="percentage" office:value="0.00639826299708748" calcext:value-type="percentage">
            <text:p>0,6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0]);[.B$17];INFO.OBBA.OBBA.OBMAKE(&quot;&quot;;&quot;double&quot;;[.E70]);INFO.OBBA.OBBA.OBMAKE(&quot;&quot;;&quot;double&quot;;1)))" office:value-type="percentage" office:value="0.0104431684750961" calcext:value-type="percentage">
            <text:p>1,04%</text:p>
          </table:table-cell>
          <table:table-cell table:style-name="ce37" table:formula="of:=([.G71]-2*[.G70]+[.G69])/([.E70]-[.E69])/([.E71]-[.E70])" office:value-type="float" office:value="16.0794640292408" calcext:value-type="float">
            <text:p>16,0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0]+[.$F$5]" office:value-type="percentage" office:value="0.0125" calcext:value-type="percentage">
            <text:p>1,2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1]);[.B$17]))" office:value-type="percentage" office:value="0.00642377356625001" calcext:value-type="percentage">
            <text:p>0,6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1]);[.B$17];INFO.OBBA.OBBA.OBMAKE(&quot;&quot;;&quot;double&quot;;[.E71]);INFO.OBBA.OBBA.OBMAKE(&quot;&quot;;&quot;double&quot;;1)))" office:value-type="percentage" office:value="0.0102541784861821" calcext:value-type="percentage">
            <text:p>1,03%</text:p>
          </table:table-cell>
          <table:table-cell table:style-name="ce37" table:formula="of:=([.G72]-2*[.G71]+[.G70])/([.E71]-[.E70])/([.E72]-[.E71])" office:value-type="float" office:value="15.8105904778938" calcext:value-type="float">
            <text:p>15,8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1]+[.$F$5]" office:value-type="percentage" office:value="0.013" calcext:value-type="percentage">
            <text:p>1,3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2]);[.B$17]))" office:value-type="percentage" office:value="0.0064496391924926" calcext:value-type="percentage">
            <text:p>0,6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2]);[.B$17];INFO.OBBA.OBBA.OBMAKE(&quot;&quot;;&quot;double&quot;;[.E72]);INFO.OBBA.OBBA.OBMAKE(&quot;&quot;;&quot;double&quot;;1)))" office:value-type="percentage" office:value="0.0100691411448877" calcext:value-type="percentage">
            <text:p>1,01%</text:p>
          </table:table-cell>
          <table:table-cell table:style-name="ce37" table:formula="of:=([.G73]-2*[.G72]+[.G71])/([.E72]-[.E71])/([.E73]-[.E72])" office:value-type="float" office:value="15.5381732142787" calcext:value-type="float">
            <text:p>15,5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2]+[.$F$5]" office:value-type="percentage" office:value="0.0135" calcext:value-type="percentage">
            <text:p>1,3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3]);[.B$17]))" office:value-type="percentage" office:value="0.00647584862155282" calcext:value-type="percentage">
            <text:p>0,65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3]);[.B$17];INFO.OBBA.OBBA.OBMAKE(&quot;&quot;;&quot;double&quot;;[.E73]);INFO.OBBA.OBBA.OBMAKE(&quot;&quot;;&quot;double&quot;;1)))" office:value-type="percentage" office:value="0.00988798834689675" calcext:value-type="percentage">
            <text:p>0,99%</text:p>
          </table:table-cell>
          <table:table-cell table:style-name="ce37" table:formula="of:=([.G74]-2*[.G73]+[.G72])/([.E73]-[.E72])/([.E74]-[.E73])" office:value-type="float" office:value="15.2629376220375" calcext:value-type="float">
            <text:p>15,2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3]+[.$F$5]" office:value-type="percentage" office:value="0.014" calcext:value-type="percentage">
            <text:p>1,4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4]);[.B$17]))" office:value-type="percentage" office:value="0.00650239073426518" calcext:value-type="percentage">
            <text:p>0,65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4]);[.B$17];INFO.OBBA.OBBA.OBMAKE(&quot;&quot;;&quot;double&quot;;[.E74]);INFO.OBBA.OBBA.OBMAKE(&quot;&quot;;&quot;double&quot;;1)))" office:value-type="percentage" office:value="0.00971065128331135" calcext:value-type="percentage">
            <text:p>0,97%</text:p>
          </table:table-cell>
          <table:table-cell table:style-name="ce37" table:formula="of:=([.G75]-2*[.G74]+[.G73])/([.E74]-[.E73])/([.E75]-[.E74])" office:value-type="float" office:value="14.9855719905889" calcext:value-type="float">
            <text:p>14,9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4]+[.$F$5]" office:value-type="percentage" office:value="0.0145" calcext:value-type="percentage">
            <text:p>1,4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5]);[.B$17]))" office:value-type="percentage" office:value="0.00652925456339498" calcext:value-type="percentage">
            <text:p>0,65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5]);[.B$17];INFO.OBBA.OBBA.OBMAKE(&quot;&quot;;&quot;double&quot;;[.E75]);INFO.OBBA.OBBA.OBMAKE(&quot;&quot;;&quot;double&quot;;1)))" office:value-type="percentage" office:value="0.0095370606127236" calcext:value-type="percentage">
            <text:p>0,95%</text:p>
          </table:table-cell>
          <table:table-cell table:style-name="ce37" table:formula="of:=([.G76]-2*[.G75]+[.G74])/([.E75]-[.E74])/([.E76]-[.E75])" office:value-type="float" office:value="14.706726549199" calcext:value-type="float">
            <text:p>14,7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5]+[.$F$5]" office:value-type="percentage" office:value="0.015" calcext:value-type="percentage">
            <text:p>1,5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6]);[.B$17]))" office:value-type="percentage" office:value="0.00655642930863445" calcext:value-type="percentage">
            <text:p>0,6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6]);[.B$17];INFO.OBBA.OBBA.OBMAKE(&quot;&quot;;&quot;double&quot;;[.E76]);INFO.OBBA.OBBA.OBMAKE(&quot;&quot;;&quot;double&quot;;1)))" office:value-type="percentage" office:value="0.00936714662377314" calcext:value-type="percentage">
            <text:p>0,94%</text:p>
          </table:table-cell>
          <table:table-cell table:style-name="ce37" table:formula="of:=([.G77]-2*[.G76]+[.G75])/([.E76]-[.E75])/([.E77]-[.E76])" office:value-type="float" office:value="14.4270128993665" calcext:value-type="float">
            <text:p>14,4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6]+[.$F$5]" office:value-type="percentage" office:value="0.0155" calcext:value-type="percentage">
            <text:p>1,5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7]);[.B$17]))" office:value-type="percentage" office:value="0.00658390434983733" calcext:value-type="percentage">
            <text:p>0,6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7]);[.B$17];INFO.OBBA.OBBA.OBMAKE(&quot;&quot;;&quot;double&quot;;[.E77]);INFO.OBBA.OBBA.OBMAKE(&quot;&quot;;&quot;double&quot;;1)))" office:value-type="percentage" office:value="0.00920083938804753" calcext:value-type="percentage">
            <text:p>0,92%</text:p>
          </table:table-cell>
          <table:table-cell table:style-name="ce37" table:formula="of:=([.G78]-2*[.G77]+[.G76])/([.E77]-[.E76])/([.E78]-[.E77])" office:value-type="float" office:value="14.1470038289501" calcext:value-type="float">
            <text:p>14,1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7]+[.$F$5]" office:value-type="percentage" office:value="0.016" calcext:value-type="percentage">
            <text:p>1,6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8]);[.B$17]))" office:value-type="percentage" office:value="0.00661166925857562" calcext:value-type="percentage">
            <text:p>0,6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8]);[.B$17];INFO.OBBA.OBBA.OBMAKE(&quot;&quot;;&quot;double&quot;;[.E78]);INFO.OBBA.OBBA.OBMAKE(&quot;&quot;;&quot;double&quot;;1)))" office:value-type="percentage" office:value="0.00903806890327916" calcext:value-type="percentage">
            <text:p>0,90%</text:p>
          </table:table-cell>
          <table:table-cell table:style-name="ce37" table:formula="of:=([.G79]-2*[.G78]+[.G77])/([.E78]-[.E77])/([.E79]-[.E78])" office:value-type="float" office:value="13.8672334465059" calcext:value-type="float">
            <text:p>13,8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8]+[.$F$5]" office:value-type="percentage" office:value="0.0165" calcext:value-type="percentage">
            <text:p>1,6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79]);[.B$17]))" office:value-type="percentage" office:value="0.00663971380810591" calcext:value-type="percentage">
            <text:p>0,6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79]);[.B$17];INFO.OBBA.OBBA.OBMAKE(&quot;&quot;;&quot;double&quot;;[.E79]);INFO.OBBA.OBBA.OBMAKE(&quot;&quot;;&quot;double&quot;;1)))" office:value-type="percentage" office:value="0.00887876522687241" calcext:value-type="percentage">
            <text:p>0,89%</text:p>
          </table:table-cell>
          <table:table-cell table:style-name="ce37" table:formula="of:=([.G80]-2*[.G79]+[.G78])/([.E79]-[.E78])/([.E80]-[.E79])" office:value-type="float" office:value="13.5881976136842" calcext:value-type="float">
            <text:p>13,5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79]+[.$F$5]" office:value-type="percentage" office:value="0.017" calcext:value-type="percentage">
            <text:p>1,7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0]);[.B$17]))" office:value-type="percentage" office:value="0.00666802798183677" calcext:value-type="percentage">
            <text:p>0,67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0]);[.B$17];INFO.OBBA.OBBA.OBMAKE(&quot;&quot;;&quot;double&quot;;[.E80]);INFO.OBBA.OBBA.OBMAKE(&quot;&quot;;&quot;double&quot;;1)))" office:value-type="percentage" office:value="0.00872285859986908" calcext:value-type="percentage">
            <text:p>0,87%</text:p>
          </table:table-cell>
          <table:table-cell table:style-name="ce37" table:formula="of:=([.G81]-2*[.G80]+[.G79])/([.E80]-[.E79])/([.E81]-[.E80])" office:value-type="float" office:value="13.3103546272953" calcext:value-type="float">
            <text:p>13,31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0]+[.$F$5]" office:value-type="percentage" office:value="0.0175" calcext:value-type="percentage">
            <text:p>1,7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1]);[.B$17]))" office:value-type="percentage" office:value="0.00669660198039036" calcext:value-type="percentage">
            <text:p>0,67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1]);[.B$17];INFO.OBBA.OBBA.OBMAKE(&quot;&quot;;&quot;double&quot;;[.E81]);INFO.OBBA.OBBA.OBMAKE(&quot;&quot;;&quot;double&quot;;1)))" office:value-type="percentage" office:value="0.00857027956152258" calcext:value-type="percentage">
            <text:p>0,86%</text:p>
          </table:table-cell>
          <table:table-cell table:style-name="ce37" table:formula="of:=([.G82]-2*[.G81]+[.G80])/([.E81]-[.E80])/([.E82]-[.E81])" office:value-type="float" office:value="13.0341261126779" calcext:value-type="float">
            <text:p>13,0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1]+[.$F$5]" office:value-type="percentage" office:value="0.018" calcext:value-type="percentage">
            <text:p>1,8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2]);[.B$17]))" office:value-type="percentage" office:value="0.0067254262273514" calcext:value-type="percentage">
            <text:p>0,67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2]);[.B$17];INFO.OBBA.OBBA.OBMAKE(&quot;&quot;;&quot;double&quot;;[.E82]);INFO.OBBA.OBBA.OBMAKE(&quot;&quot;;&quot;double&quot;;1)))" office:value-type="percentage" office:value="0.00842095905470425" calcext:value-type="percentage">
            <text:p>0,84%</text:p>
          </table:table-cell>
          <table:table-cell table:style-name="ce37" table:formula="of:=([.G83]-2*[.G82]+[.G81])/([.E82]-[.E81])/([.E83]-[.E82])" office:value-type="float" office:value="12.7598981068122" calcext:value-type="float">
            <text:p>12,7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2]+[.$F$5]" office:value-type="percentage" office:value="0.0185" calcext:value-type="percentage">
            <text:p>1,8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3]);[.B$17]))" office:value-type="percentage" office:value="0.00675449137379787" calcext:value-type="percentage">
            <text:p>0,6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3]);[.B$17];INFO.OBBA.OBBA.OBMAKE(&quot;&quot;;&quot;double&quot;;[.E83]);INFO.OBBA.OBBA.OBMAKE(&quot;&quot;;&quot;double&quot;;1)))" office:value-type="percentage" office:value="0.00827482852241262" calcext:value-type="percentage">
            <text:p>0,83%</text:p>
          </table:table-cell>
          <table:table-cell table:style-name="ce37" table:formula="of:=([.G84]-2*[.G83]+[.G82])/([.E83]-[.E82])/([.E84]-[.E83])" office:value-type="float" office:value="12.4880222799814" calcext:value-type="float">
            <text:p>12,4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3]+[.$F$5]" office:value-type="percentage" office:value="0.019" calcext:value-type="percentage">
            <text:p>1,9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4]);[.B$17]))" office:value-type="percentage" office:value="0.0067837883017049" calcext:value-type="percentage">
            <text:p>0,6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4]);[.B$17];INFO.OBBA.OBBA.OBMAKE(&quot;&quot;;&quot;double&quot;;[.E84]);INFO.OBBA.OBBA.OBMAKE(&quot;&quot;;&quot;double&quot;;1)))" office:value-type="percentage" office:value="0.00813181999569098" calcext:value-type="percentage">
            <text:p>0,81%</text:p>
          </table:table-cell>
          <table:table-cell table:style-name="ce37" table:formula="of:=([.G85]-2*[.G84]+[.G83])/([.E84]-[.E83])/([.E85]-[.E84])" office:value-type="float" office:value="12.2188172814105" calcext:value-type="float">
            <text:p>12,2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4]+[.$F$5]" office:value-type="percentage" office:value="0.0195" calcext:value-type="percentage">
            <text:p>1,9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5]);[.B$17]))" office:value-type="percentage" office:value="0.00681330812631264" calcext:value-type="percentage">
            <text:p>0,6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5]);[.B$17];INFO.OBBA.OBBA.OBMAKE(&quot;&quot;;&quot;double&quot;;[.E85]);INFO.OBBA.OBBA.OBMAKE(&quot;&quot;;&quot;double&quot;;1)))" office:value-type="percentage" office:value="0.0079918661732897" calcext:value-type="percentage">
            <text:p>0,80%</text:p>
          </table:table-cell>
          <table:table-cell table:style-name="ce37" table:formula="of:=([.G86]-2*[.G85]+[.G84])/([.E85]-[.E84])/([.E86]-[.E85])" office:value-type="float" office:value="11.9525701744727" calcext:value-type="float">
            <text:p>11,9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5]+[.$F$5]" office:value-type="percentage" office:value="0.02" calcext:value-type="percentage">
            <text:p>2,0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6]);[.B$17]))" office:value-type="percentage" office:value="0.00684304219754566" calcext:value-type="percentage">
            <text:p>0,6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6]);[.B$17];INFO.OBBA.OBBA.OBMAKE(&quot;&quot;;&quot;double&quot;;[.E86]);INFO.OBBA.OBBA.OBMAKE(&quot;&quot;;&quot;double&quot;;1)))" office:value-type="percentage" office:value="0.00785490049343203" calcext:value-type="percentage">
            <text:p>0,79%</text:p>
          </table:table-cell>
          <table:table-cell table:style-name="ce37" table:formula="of:=([.G87]-2*[.G86]+[.G85])/([.E86]-[.E85])/([.E87]-[.E86])" office:value-type="float" office:value="11.6895379348031" calcext:value-type="float">
            <text:p>11,6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6]+[.$F$5]" office:value-type="percentage" office:value="0.0205" calcext:value-type="percentage">
            <text:p>2,0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7]);[.B$17]))" office:value-type="percentage" office:value="0.00687298210056829" calcext:value-type="percentage">
            <text:p>0,6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7]);[.B$17];INFO.OBBA.OBBA.OBMAKE(&quot;&quot;;&quot;double&quot;;[.E87]);INFO.OBBA.OBBA.OBMAKE(&quot;&quot;;&quot;double&quot;;1)))" office:value-type="percentage" office:value="0.00772085719805807" calcext:value-type="percentage">
            <text:p>0,77%</text:p>
          </table:table-cell>
          <table:table-cell table:style-name="ce37" table:formula="of:=([.G88]-2*[.G87]+[.G86])/([.E87]-[.E86])/([.E88]-[.E87])" office:value-type="float" office:value="11.4299489977973" calcext:value-type="float">
            <text:p>11,4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7]+[.$F$5]" office:value-type="percentage" office:value="0.021" calcext:value-type="percentage">
            <text:p>2,1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8]);[.B$17]))" office:value-type="percentage" office:value="0.00690311965555739" calcext:value-type="percentage">
            <text:p>0,6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8]);[.B$17];INFO.OBBA.OBBA.OBMAKE(&quot;&quot;;&quot;double&quot;;[.E88]);INFO.OBBA.OBBA.OBMAKE(&quot;&quot;;&quot;double&quot;;1)))" office:value-type="percentage" office:value="0.00758967138993355" calcext:value-type="percentage">
            <text:p>0,76%</text:p>
          </table:table-cell>
          <table:table-cell table:style-name="ce37" table:formula="of:=([.G89]-2*[.G88]+[.G87])/([.E88]-[.E87])/([.E89]-[.E88])" office:value-type="float" office:value="11.1740048234117" calcext:value-type="float">
            <text:p>11,1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8]+[.$F$5]" office:value-type="percentage" office:value="0.0215" calcext:value-type="percentage">
            <text:p>2,1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89]);[.B$17]))" office:value-type="percentage" office:value="0.00693344691676939" calcext:value-type="percentage">
            <text:p>0,69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89]);[.B$17];INFO.OBBA.OBBA.OBMAKE(&quot;&quot;;&quot;double&quot;;[.E89]);INFO.OBBA.OBBA.OBMAKE(&quot;&quot;;&quot;double&quot;;1)))" office:value-type="percentage" office:value="0.00746127908301489" calcext:value-type="percentage">
            <text:p>0,75%</text:p>
          </table:table-cell>
          <table:table-cell table:style-name="ce37" table:formula="of:=([.G90]-2*[.G89]+[.G88])/([.E89]-[.E88])/([.E90]-[.E89])" office:value-type="float" office:value="10.9218814748242" calcext:value-type="float">
            <text:p>10,9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89]+[.$F$5]" office:value-type="percentage" office:value="0.022" calcext:value-type="percentage">
            <text:p>2,2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0]);[.B$17]))" office:value-type="percentage" office:value="0.00696395617097536" calcext:value-type="percentage">
            <text:p>0,7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0]);[.B$17];INFO.OBBA.OBBA.OBMAKE(&quot;&quot;;&quot;double&quot;;[.E90]);INFO.OBBA.OBBA.OBMAKE(&quot;&quot;;&quot;double&quot;;1)))" office:value-type="percentage" office:value="0.00733561724646493" calcext:value-type="percentage">
            <text:p>0,73%</text:p>
          </table:table-cell>
          <table:table-cell table:style-name="ce37" table:formula="of:=([.G91]-2*[.G90]+[.G89])/([.E90]-[.E89])/([.E91]-[.E90])" office:value-type="float" office:value="10.6737311828704" calcext:value-type="float">
            <text:p>10,6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0]+[.$F$5]" office:value-type="percentage" office:value="0.0225" calcext:value-type="percentage">
            <text:p>2,2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1]);[.B$17]))" office:value-type="percentage" office:value="0.00699463993533267" calcext:value-type="percentage">
            <text:p>0,7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1]);[.B$17];INFO.OBBA.OBBA.OBMAKE(&quot;&quot;;&quot;double&quot;;[.E91]);INFO.OBBA.OBBA.OBMAKE(&quot;&quot;;&quot;double&quot;;1)))" office:value-type="percentage" office:value="0.0072126238427107" calcext:value-type="percentage">
            <text:p>0,72%</text:p>
          </table:table-cell>
          <table:table-cell table:style-name="ce37" table:formula="of:=([.G92]-2*[.G91]+[.G90])/([.E91]-[.E90])/([.E92]-[.E91])" office:value-type="float" office:value="10.429683895509" calcext:value-type="float">
            <text:p>10,4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1]+[.$F$5]" office:value-type="percentage" office:value="0.023" calcext:value-type="percentage">
            <text:p>2,3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2]);[.B$17]))" office:value-type="percentage" office:value="0.0070254909547587" calcext:value-type="percentage">
            <text:p>0,70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2]);[.B$17];INFO.OBBA.OBBA.OBMAKE(&quot;&quot;;&quot;double&quot;;[.E92]);INFO.OBBA.OBBA.OBMAKE(&quot;&quot;;&quot;double&quot;;1)))" office:value-type="percentage" office:value="0.00709223785993033" calcext:value-type="percentage">
            <text:p>0,71%</text:p>
          </table:table-cell>
          <table:table-cell table:style-name="ce37" table:formula="of:=([.G93]-2*[.G92]+[.G91])/([.E92]-[.E91])/([.E93]-[.E92])" office:value-type="float" office:value="10.1898487924121" calcext:value-type="float">
            <text:p>10,1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2]+[.$F$5]" office:value-type="percentage" office:value="0.0235" calcext:value-type="percentage">
            <text:p>2,3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3]);[.B$17]))" office:value-type="percentage" office:value="0.00705650219886686" calcext:value-type="percentage">
            <text:p>0,7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3]);[.B$17];INFO.OBBA.OBBA.OBMAKE(&quot;&quot;;&quot;double&quot;;[.E93]);INFO.OBBA.OBBA.OBMAKE(&quot;&quot;;&quot;double&quot;;1)))" office:value-type="percentage" office:value="0.00697439933934807" calcext:value-type="percentage">
            <text:p>0,70%</text:p>
          </table:table-cell>
          <table:table-cell table:style-name="ce37" table:formula="of:=([.G94]-2*[.G93]+[.G92])/([.E93]-[.E92])/([.E94]-[.E93])" office:value-type="float" office:value="9.95431576181897" calcext:value-type="float">
            <text:p>9,9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3]+[.$F$5]" office:value-type="percentage" office:value="0.024" calcext:value-type="percentage">
            <text:p>2,4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4]);[.B$17]))" office:value-type="percentage" office:value="0.00708766685852166" calcext:value-type="percentage">
            <text:p>0,7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4]);[.B$17];INFO.OBBA.OBBA.OBMAKE(&quot;&quot;;&quot;double&quot;;[.E94]);INFO.OBBA.OBBA.OBMAKE(&quot;&quot;;&quot;double&quot;;1)))" office:value-type="percentage" office:value="0.00685904939770627" calcext:value-type="percentage">
            <text:p>0,69%</text:p>
          </table:table-cell>
          <table:table-cell table:style-name="ce37" table:formula="of:=([.G95]-2*[.G94]+[.G93])/([.E94]-[.E93])/([.E95]-[.E94])" office:value-type="float" office:value="9.72315682922982" calcext:value-type="float">
            <text:p>9,7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4]+[.$F$5]" office:value-type="percentage" office:value="0.0245" calcext:value-type="percentage">
            <text:p>2,4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5]);[.B$17]))" office:value-type="percentage" office:value="0.00711897834206485" calcext:value-type="percentage">
            <text:p>0,71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5]);[.B$17];INFO.OBBA.OBBA.OBMAKE(&quot;&quot;;&quot;double&quot;;[.E95]);INFO.OBBA.OBBA.OBMAKE(&quot;&quot;;&quot;double&quot;;1)))" office:value-type="percentage" office:value="0.00674613024527177" calcext:value-type="percentage">
            <text:p>0,67%</text:p>
          </table:table-cell>
          <table:table-cell table:style-name="ce37" table:formula="of:=([.G96]-2*[.G95]+[.G94])/([.E95]-[.E94])/([.E96]-[.E95])" office:value-type="float" office:value="9.49642753504327" calcext:value-type="float">
            <text:p>9,50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5]+[.$F$5]" office:value-type="percentage" office:value="0.025" calcext:value-type="percentage">
            <text:p>2,5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6]);[.B$17]))" office:value-type="percentage" office:value="0.00715043027126139" calcext:value-type="percentage">
            <text:p>0,7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6]);[.B$17];INFO.OBBA.OBBA.OBMAKE(&quot;&quot;;&quot;double&quot;;[.E96]);INFO.OBBA.OBBA.OBMAKE(&quot;&quot;;&quot;double&quot;;1)))" office:value-type="percentage" office:value="0.00663558519972104" calcext:value-type="percentage">
            <text:p>0,66%</text:p>
          </table:table-cell>
          <table:table-cell table:style-name="ce37" table:formula="of:=([.G97]-2*[.G96]+[.G95])/([.E96]-[.E95])/([.E97]-[.E96])" office:value-type="float" office:value="9.27416825341127" calcext:value-type="float">
            <text:p>9,2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6]+[.$F$5]" office:value-type="percentage" office:value="0.0255" calcext:value-type="percentage">
            <text:p>2,5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7]);[.B$17]))" office:value-type="percentage" office:value="0.00718201647700927" calcext:value-type="percentage">
            <text:p>0,7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7]);[.B$17];INFO.OBBA.OBBA.OBMAKE(&quot;&quot;;&quot;double&quot;;[.E97]);INFO.OBBA.OBBA.OBMAKE(&quot;&quot;;&quot;double&quot;;1)))" office:value-type="percentage" office:value="0.00652735869623365" calcext:value-type="percentage">
            <text:p>0,65%</text:p>
          </table:table-cell>
          <table:table-cell table:style-name="ce37" table:formula="of:=([.G98]-2*[.G97]+[.G96])/([.E97]-[.E96])/([.E98]-[.E97])" office:value-type="float" office:value="9.05640545348361" calcext:value-type="float">
            <text:p>9,0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7]+[.$F$5]" office:value-type="percentage" office:value="0.026" calcext:value-type="percentage">
            <text:p>2,6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8]);[.B$17]))" office:value-type="percentage" office:value="0.00721373099485416" calcext:value-type="percentage">
            <text:p>0,7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8]);[.B$17];INFO.OBBA.OBBA.OBMAKE(&quot;&quot;;&quot;double&quot;;[.E98]);INFO.OBBA.OBBA.OBMAKE(&quot;&quot;;&quot;double&quot;;1)))" office:value-type="percentage" office:value="0.00642139629410964" calcext:value-type="percentage">
            <text:p>0,64%</text:p>
          </table:table-cell>
          <table:table-cell table:style-name="ce37" table:formula="of:=([.G99]-2*[.G98]+[.G97])/([.E98]-[.E97])/([.E99]-[.E98])" office:value-type="float" office:value="8.84315289743918" calcext:value-type="float">
            <text:p>8,8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8]+[.$F$5]" office:value-type="percentage" office:value="0.0265" calcext:value-type="percentage">
            <text:p>2,6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99]);[.B$17]))" office:value-type="percentage" office:value="0.00724556806034602" calcext:value-type="percentage">
            <text:p>0,72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99]);[.B$17];INFO.OBBA.OBBA.OBMAKE(&quot;&quot;;&quot;double&quot;;[.E99]);INFO.OBBA.OBBA.OBMAKE(&quot;&quot;;&quot;double&quot;;1)))" office:value-type="percentage" office:value="0.00631764468020999" calcext:value-type="percentage">
            <text:p>0,63%</text:p>
          </table:table-cell>
          <table:table-cell table:style-name="ce37" table:formula="of:=([.G100]-2*[.G99]+[.G98])/([.E99]-[.E98])/([.E100]-[.E99])" office:value-type="float" office:value="8.63441277557454" calcext:value-type="float">
            <text:p>8,6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99]+[.$F$5]" office:value-type="percentage" office:value="0.027" calcext:value-type="percentage">
            <text:p>2,7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0]);[.B$17]))" office:value-type="percentage" office:value="0.00727752210427134" calcext:value-type="percentage">
            <text:p>0,7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0]);[.B$17];INFO.OBBA.OBBA.OBMAKE(&quot;&quot;;&quot;double&quot;;[.E100]);INFO.OBBA.OBBA.OBMAKE(&quot;&quot;;&quot;double&quot;;1)))" office:value-type="percentage" office:value="0.00621605166950423" calcext:value-type="percentage">
            <text:p>0,62%</text:p>
          </table:table-cell>
          <table:table-cell table:style-name="ce37" table:formula="of:=([.G101]-2*[.G100]+[.G99])/([.E100]-[.E99])/([.E101]-[.E100])" office:value-type="float" office:value="8.43017677941425" calcext:value-type="float">
            <text:p>8,4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0]+[.$F$5]" office:value-type="percentage" office:value="0.0275" calcext:value-type="percentage">
            <text:p>2,7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1]);[.B$17]))" office:value-type="percentage" office:value="0.00730958774779179" calcext:value-type="percentage">
            <text:p>0,7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1]);[.B$17];INFO.OBBA.OBBA.OBMAKE(&quot;&quot;;&quot;double&quot;;[.E101]);INFO.OBBA.OBBA.OBMAKE(&quot;&quot;;&quot;double&quot;;1)))" office:value-type="percentage" office:value="0.00611656620299333" calcext:value-type="percentage">
            <text:p>0,61%</text:p>
          </table:table-cell>
          <table:table-cell table:style-name="ce37" table:formula="of:=([.G102]-2*[.G101]+[.G100])/([.E101]-[.E100])/([.E102]-[.E101])" office:value-type="float" office:value="8.23042710955053" calcext:value-type="float">
            <text:p>8,2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1]+[.$F$5]" office:value-type="percentage" office:value="0.028" calcext:value-type="percentage">
            <text:p>2,8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2]);[.B$17]))" office:value-type="percentage" office:value="0.00734175979751673" calcext:value-type="percentage">
            <text:p>0,73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2]);[.B$17];INFO.OBBA.OBBA.OBMAKE(&quot;&quot;;&quot;double&quot;;[.E102]);INFO.OBBA.OBBA.OBMAKE(&quot;&quot;;&quot;double&quot;;1)))" office:value-type="percentage" office:value="0.00601913834325981" calcext:value-type="percentage">
            <text:p>0,60%</text:p>
          </table:table-cell>
          <table:table-cell table:style-name="ce37" table:formula="of:=([.G103]-2*[.G102]+[.G101])/([.E102]-[.E101])/([.E103]-[.E102])" office:value-type="float" office:value="8.03513742400271" calcext:value-type="float">
            <text:p>8,0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2]+[.$F$5]" office:value-type="percentage" office:value="0.0285" calcext:value-type="percentage">
            <text:p>2,8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3]);[.B$17]))" office:value-type="percentage" office:value="0.00737403324053448" calcext:value-type="percentage">
            <text:p>0,7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3]);[.B$17];INFO.OBBA.OBBA.OBMAKE(&quot;&quot;;&quot;double&quot;;[.E103]);INFO.OBBA.OBBA.OBMAKE(&quot;&quot;;&quot;double&quot;;1)))" office:value-type="percentage" office:value="0.00592371926788229" calcext:value-type="percentage">
            <text:p>0,59%</text:p>
          </table:table-cell>
          <table:table-cell table:style-name="ce37" table:formula="of:=([.G104]-2*[.G103]+[.G102])/([.E103]-[.E102])/([.E104]-[.E103])" office:value-type="float" office:value="7.84427372332515" calcext:value-type="float">
            <text:p>7,84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3]+[.$F$5]" office:value-type="percentage" office:value="0.029" calcext:value-type="percentage">
            <text:p>2,9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4]);[.B$17]))" office:value-type="percentage" office:value="0.00740640323942453" calcext:value-type="percentage">
            <text:p>0,7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4]);[.B$17];INFO.OBBA.OBBA.OBMAKE(&quot;&quot;;&quot;double&quot;;[.E104]);INFO.OBBA.OBBA.OBMAKE(&quot;&quot;;&quot;double&quot;;1)))" office:value-type="percentage" office:value="0.00583026126093561" calcext:value-type="percentage">
            <text:p>0,58%</text:p>
          </table:table-cell>
          <table:table-cell table:style-name="ce37" table:formula="of:=([.G105]-2*[.G104]+[.G103])/([.E104]-[.E103])/([.E105]-[.E104])" office:value-type="float" office:value="7.65779517789346" calcext:value-type="float">
            <text:p>7,66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4]+[.$F$5]" office:value-type="percentage" office:value="0.0295" calcext:value-type="percentage">
            <text:p>2,9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5]);[.B$17]))" office:value-type="percentage" office:value="0.0074388651272704" calcext:value-type="percentage">
            <text:p>0,74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5]);[.B$17];INFO.OBBA.OBBA.OBMAKE(&quot;&quot;;&quot;double&quot;;[.E105]);INFO.OBBA.OBBA.OBMAKE(&quot;&quot;;&quot;double&quot;;1)))" office:value-type="percentage" office:value="0.00573871770278339" calcext:value-type="percentage">
            <text:p>0,57%</text:p>
          </table:table-cell>
          <table:table-cell table:style-name="ce37" table:formula="of:=([.G106]-2*[.G105]+[.G104])/([.E105]-[.E104])/([.E106]-[.E105])" office:value-type="float" office:value="7.47565489724737" calcext:value-type="float">
            <text:p>7,4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5]+[.$F$5]" office:value-type="percentage" office:value="0.03" calcext:value-type="percentage">
            <text:p>3,0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6]);[.B$17]))" office:value-type="percentage" office:value="0.00747141440269059" calcext:value-type="percentage">
            <text:p>0,75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6]);[.B$17];INFO.OBBA.OBBA.OBMAKE(&quot;&quot;;&quot;double&quot;;[.E106]);INFO.OBBA.OBBA.OBMAKE(&quot;&quot;;&quot;double&quot;;1)))" office:value-type="percentage" office:value="0.00564904305835549" calcext:value-type="percentage">
            <text:p>0,56%</text:p>
          </table:table-cell>
          <table:table-cell table:style-name="ce37" table:formula="of:=([.G107]-2*[.G106]+[.G105])/([.E106]-[.E105])/([.E107]-[.E106])" office:value-type="float" office:value="7.29780064495643" calcext:value-type="float">
            <text:p>7,30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6]+[.$F$5]" office:value-type="percentage" office:value="0.0305" calcext:value-type="percentage">
            <text:p>3,0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7]);[.B$17]))" office:value-type="percentage" office:value="0.0075040467249033" calcext:value-type="percentage">
            <text:p>0,75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7]);[.B$17];INFO.OBBA.OBBA.OBMAKE(&quot;&quot;;&quot;double&quot;;[.E107]);INFO.OBBA.OBBA.OBMAKE(&quot;&quot;;&quot;double&quot;;1)))" office:value-type="percentage" office:value="0.00556119286408883" calcext:value-type="percentage">
            <text:p>0,56%</text:p>
          </table:table-cell>
          <table:table-cell table:style-name="ce37" table:formula="of:=([.G108]-2*[.G107]+[.G106])/([.E107]-[.E106])/([.E108]-[.E107])" office:value-type="float" office:value="7.12417549956003" calcext:value-type="float">
            <text:p>7,1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7]+[.$F$5]" office:value-type="percentage" office:value="0.031" calcext:value-type="percentage">
            <text:p>3,1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8]);[.B$17]))" office:value-type="percentage" office:value="0.0075367579088381" calcext:value-type="percentage">
            <text:p>0,75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8]);[.B$17];INFO.OBBA.OBBA.OBMAKE(&quot;&quot;;&quot;double&quot;;[.E108]);INFO.OBBA.OBBA.OBMAKE(&quot;&quot;;&quot;double&quot;;1)))" office:value-type="percentage" office:value="0.00547512371369706" calcext:value-type="percentage">
            <text:p>0,55%</text:p>
          </table:table-cell>
          <table:table-cell table:style-name="ce37" table:formula="of:=([.G109]-2*[.G108]+[.G107])/([.E108]-[.E107])/([.E109]-[.E108])" office:value-type="float" office:value="6.95471846600542" calcext:value-type="float">
            <text:p>6,95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8]+[.$F$5]" office:value-type="percentage" office:value="0.0315" calcext:value-type="percentage">
            <text:p>3,1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09]);[.B$17]))" office:value-type="percentage" office:value="0.0075695439203065" calcext:value-type="percentage">
            <text:p>0,7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09]);[.B$17];INFO.OBBA.OBBA.OBMAKE(&quot;&quot;;&quot;double&quot;;[.E109]);INFO.OBBA.OBBA.OBMAKE(&quot;&quot;;&quot;double&quot;;1)))" office:value-type="percentage" office:value="0.00539079324292179" calcext:value-type="percentage">
            <text:p>0,54%</text:p>
          </table:table-cell>
          <table:table-cell table:style-name="ce37" table:formula="of:=([.G110]-2*[.G109]+[.G108])/([.E109]-[.E108])/([.E110]-[.E109])" office:value-type="float" office:value="6.78936503916912" calcext:value-type="float">
            <text:p>6,79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09]+[.$F$5]" office:value-type="percentage" office:value="0.032" calcext:value-type="percentage">
            <text:p>3,2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0]);[.B$17]))" office:value-type="percentage" office:value="0.00760240087124156" calcext:value-type="percentage">
            <text:p>0,7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0]);[.B$17];INFO.OBBA.OBBA.OBMAKE(&quot;&quot;;&quot;double&quot;;[.E110]);INFO.OBBA.OBBA.OBMAKE(&quot;&quot;;&quot;double&quot;;1)))" office:value-type="percentage" office:value="0.00530816011340631" calcext:value-type="percentage">
            <text:p>0,53%</text:p>
          </table:table-cell>
          <table:table-cell table:style-name="ce37" table:formula="of:=([.G111]-2*[.G110]+[.G109])/([.E110]-[.E109])/([.E111]-[.E110])" office:value-type="float" office:value="6.6280477216754" calcext:value-type="float">
            <text:p>6,63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10]+[.$F$5]" office:value-type="percentage" office:value="0.0325" calcext:value-type="percentage">
            <text:p>3,2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1]);[.B$17]))" office:value-type="percentage" office:value="0.00763532501501528" calcext:value-type="percentage">
            <text:p>0,76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1]);[.B$17];INFO.OBBA.OBBA.OBMAKE(&quot;&quot;;&quot;double&quot;;[.E111]);INFO.OBBA.OBBA.OBMAKE(&quot;&quot;;&quot;double&quot;;1)))" office:value-type="percentage" office:value="0.00522718399582125" calcext:value-type="percentage">
            <text:p>0,52%</text:p>
          </table:table-cell>
          <table:table-cell table:style-name="ce37" table:formula="of:=([.G112]-2*[.G111]+[.G110])/([.E111]-[.E110])/([.E112]-[.E111])" office:value-type="float" office:value="6.47069649805514" calcext:value-type="float">
            <text:p>6,4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11]+[.$F$5]" office:value-type="percentage" office:value="0.033" calcext:value-type="percentage">
            <text:p>3,3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2]);[.B$17]))" office:value-type="percentage" office:value="0.00766831274184085" calcext:value-type="percentage">
            <text:p>0,77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2]);[.B$17];INFO.OBBA.OBBA.OBMAKE(&quot;&quot;;&quot;double&quot;;[.E112]);INFO.OBBA.OBBA.OBMAKE(&quot;&quot;;&quot;double&quot;;1)))" office:value-type="percentage" office:value="0.00514782555236071" calcext:value-type="percentage">
            <text:p>0,51%</text:p>
          </table:table-cell>
          <table:table-cell table:style-name="ce37" table:formula="of:=([.G113]-2*[.G112]+[.G111])/([.E112]-[.E111])/([.E113]-[.E112])" office:value-type="float" office:value="6.31723927109819" calcext:value-type="float">
            <text:p>6,3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12]+[.$F$5]" office:value-type="percentage" office:value="0.0335" calcext:value-type="percentage">
            <text:p>3,3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3]);[.B$17]))" office:value-type="percentage" office:value="0.00770136057426645" calcext:value-type="percentage">
            <text:p>0,77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3]);[.B$17];INFO.OBBA.OBBA.OBMAKE(&quot;&quot;;&quot;double&quot;;[.E113]);INFO.OBBA.OBBA.OBMAKE(&quot;&quot;;&quot;double&quot;;1)))" office:value-type="percentage" office:value="0.00507004641871794" calcext:value-type="percentage">
            <text:p>0,51%</text:p>
          </table:table-cell>
          <table:table-cell table:style-name="ce37" table:formula="of:=([.G114]-2*[.G113]+[.G112])/([.E113]-[.E112])/([.E114]-[.E113])" office:value-type="float" office:value="6.16760225709971" calcext:value-type="float">
            <text:p>6,17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13]+[.$F$5]" office:value-type="percentage" office:value="0.034" calcext:value-type="percentage">
            <text:p>3,4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4]);[.B$17]))" office:value-type="percentage" office:value="0.00773446516276507" calcext:value-type="percentage">
            <text:p>0,77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4]);[.B$17];INFO.OBBA.OBBA.OBMAKE(&quot;&quot;;&quot;double&quot;;[.E114]);INFO.OBBA.OBBA.OBMAKE(&quot;&quot;;&quot;double&quot;;1)))" office:value-type="percentage" office:value="0.00499380918563944" calcext:value-type="percentage">
            <text:p>0,50%</text:p>
          </table:table-cell>
          <table:table-cell table:style-name="ce37" table:formula="of:=([.G115]-2*[.G114]+[.G113])/([.E114]-[.E113])/([.E115]-[.E114])" office:value-type="float" office:value="6.02171034867759" calcext:value-type="float">
            <text:p>6,02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14]+[.$F$5]" office:value-type="percentage" office:value="0.0345" calcext:value-type="percentage">
            <text:p>3,45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5]);[.B$17]))" office:value-type="percentage" office:value="0.00776762328142501" calcext:value-type="percentage">
            <text:p>0,7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5]);[.B$17];INFO.OBBA.OBBA.OBMAKE(&quot;&quot;;&quot;double&quot;;[.E115]);INFO.OBBA.OBBA.OBMAKE(&quot;&quot;;&quot;double&quot;;1)))" office:value-type="percentage" office:value="0.00491907738014812" calcext:value-type="percentage">
            <text:p>0,49%</text:p>
          </table:table-cell>
          <table:table-cell table:style-name="ce37" table:formula="of:=([.G116]-2*[.G115]+[.G114])/([.E115]-[.E114])/([.E116]-[.E115])" office:value-type="float" office:value="5.87948744137922" calcext:value-type="float">
            <text:p>5,88</text:p>
          </table:table-cell>
          <table:table-cell table:number-columns-repeated="1016"/>
        </table:table-row>
        <table:table-row table:style-name="ro2">
          <table:table-cell/>
          <table:table-cell table:style-name="ce26" table:number-columns-repeated="3"/>
          <table:table-cell table:style-name="ce34" table:formula="of:=[.E115]+[.$F$5]" office:value-type="percentage" office:value="0.035" calcext:value-type="percentage">
            <text:p>3,50%</text:p>
          </table:table-cell>
          <table:table-cell table:style-name="ce36" table:formula="of:=INFO.OBBA.OBBA.OBGET(INFO.OBBA.OBBA.OBCALL(&quot;&quot;;obLibs&amp;&quot;net.finmath.functions.AnalyticFormulas&quot;;[.$C$9];[.B$11:.B$16];INFO.OBBA.OBBA.OBMAKE(&quot;&quot;;&quot;double&quot;;[.E116]);[.B$17]))" office:value-type="percentage" office:value="0.00780083182374382" calcext:value-type="percentage">
            <text:p>0,78%</text:p>
          </table:table-cell>
          <table:table-cell table:style-name="ce34" table:formula="of:=INFO.OBBA.OBBA.OBGET(INFO.OBBA.OBBA.OBCALL(&quot;&quot;;obLibs&amp;&quot;net.finmath.functions.AnalyticFormulas&quot;;&quot;bachelierOptionValue&quot;;;INFO.OBBA.OBBA.OBMAKE(&quot;&quot;;&quot;double&quot;;[.C$16]);INFO.OBBA.OBBA.OBMAKE(&quot;&quot;;&quot;double&quot;;[.F116]);[.B$17];INFO.OBBA.OBBA.OBMAKE(&quot;&quot;;&quot;double&quot;;[.E116]);INFO.OBBA.OBBA.OBMAKE(&quot;&quot;;&quot;double&quot;;1)))" office:value-type="percentage" office:value="0.00484581544651713" calcext:value-type="percentage">
            <text:p>0,48%</text:p>
          </table:table-cell>
          <table:table-cell table:style-name="ce26"/>
          <table:table-cell table:number-columns-repeated="1016"/>
        </table:table-row>
        <table:table-row table:style-name="ro2" table:number-rows-repeated="113">
          <table:table-cell/>
          <table:table-cell table:style-name="ce26" table:number-columns-repeated="3"/>
          <table:table-cell table:number-columns-repeated="1020"/>
        </table:table-row>
        <table:table-row table:style-name="ro2" table:number-rows-repeated="104834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33"/>
        <table:named-expression table:name="SHARED_FORMULA_10_54_10_54_5" table:base-cell-address="$'Load Libs'.$A$1" table:expression="VLOOKUP(#REF!;INDIRECT(#REF!);2;FALSE())/100))))))))))))))))))))))))))))))))))))))))))))))))))))))))))))))))))))))))))))))))))))))))))))))"/>
        <table:named-expression table:name="SHARED_FORMULA_11_54_11_54_5" table:base-cell-address="$'Load Libs'.$A$1" table:expression="VLOOKUP(#REF!;INDIRECT(#REF!);2;FALSE())/100))))))))))))))))))))))))))))))))))))))))))))))))))))))))))))))))))))))))))))))))))))))))))))))"/>
        <table:named-expression table:name="SHARED_FORMULA_12_54_12_54_5" table:base-cell-address="$'Load Libs'.$A$1" table:expression="VLOOKUP(#REF!;INDIRECT(#REF!);2;FALSE())/100))))))))))))))))))))))))))))))))))))))))))))))))))))))))))))))))))))))))))))))))))))))))))))))"/>
        <table:named-expression table:name="SHARED_FORMULA_13_54_13_54_5" table:base-cell-address="$'Load Libs'.$A$1" table:expression="VLOOKUP(#REF!;INDIRECT(#REF!);2;FALSE())/100))))))))))))))))))))))))))))))))))))))))))))))))))))))))))))))))))))))))))))))))))))))))))))))"/>
        <table:named-expression table:name="SHARED_FORMULA_14_54_14_54_5" table:base-cell-address="$'Load Libs'.$A$1" table:expression="VLOOKUP(#REF!;INDIRECT(#REF!);2;FALSE())/100))))))))))))))))))))))))))))))))))))))))))))))))))))))))))))))))))))))))))))))))))))))))))))))"/>
        <table:named-expression table:name="SHARED_FORMULA_15_54_15_54_5" table:base-cell-address="$'Load Libs'.$A$1" table:expression="VLOOKUP(#REF!;INDIRECT(#REF!);2;FALSE())/100))))))))))))))))))))))))))))))))))))))))))))))))))))))))))))))))))))))))))))))))))))))))))))))"/>
        <table:named-expression table:name="SHARED_FORMULA_2_54_2_54_5" table:base-cell-address="$'Load Libs'.$A$1" table:expression="VLOOKUP(#REF!;INDIRECT(#REF!);2;FALSE())/100))))))))))))))))))))))))))))))))))))))))))))))))))))))))))))))))))))))))))))))))))))))))))))))"/>
        <table:named-expression table:name="SHARED_FORMULA_3_54_3_54_5" table:base-cell-address="$'Load Libs'.$A$1" table:expression="VLOOKUP(#REF!;INDIRECT(#REF!);2;FALSE())/100))))))))))))))))))))))))))))))))))))))))))))))))))))))))))))))))))))))))))))))))))))))))))))))"/>
        <table:named-expression table:name="SHARED_FORMULA_4_54_4_54_5" table:base-cell-address="$'Load Libs'.$A$1" table:expression="VLOOKUP(#REF!;INDIRECT(#REF!);2;FALSE())/100))))))))))))))))))))))))))))))))))))))))))))))))))))))))))))))))))))))))))))))))))))))))))))))"/>
        <table:named-expression table:name="SHARED_FORMULA_5_54_5_54_5" table:base-cell-address="$'Load Libs'.$A$1" table:expression="VLOOKUP(#REF!;INDIRECT(#REF!);2;FALSE())/100))))))))))))))))))))))))))))))))))))))))))))))))))))))))))))))))))))))))))))))))))))))))))))))"/>
        <table:named-expression table:name="SHARED_FORMULA_6_54_6_54_5" table:base-cell-address="$'Load Libs'.$A$1" table:expression="VLOOKUP(#REF!;INDIRECT(#REF!);2;FALSE())/100))))))))))))))))))))))))))))))))))))))))))))))))))))))))))))))))))))))))))))))))))))))))))))))"/>
        <table:named-expression table:name="SHARED_FORMULA_7_54_7_54_5" table:base-cell-address="$'Load Libs'.$A$1" table:expression="VLOOKUP(#REF!;INDIRECT(#REF!);2;FALSE())/100))))))))))))))))))))))))))))))))))))))))))))))))))))))))))))))))))))))))))))))))))))))))))))))"/>
        <table:named-expression table:name="SHARED_FORMULA_8_54_8_54_5" table:base-cell-address="$'Load Libs'.$A$1" table:expression="VLOOKUP(#REF!;INDIRECT(#REF!);2;FALSE())/100))))))))))))))))))))))))))))))))))))))))))))))))))))))))))))))))))))))))))))))))))))))))))))))"/>
        <table:named-expression table:name="SHARED_FORMULA_9_54_9_54_5" table:base-cell-address="$'Load Libs'.$A$1" table:expression="VLOOKUP(#REF!;INDIRECT(#REF!);2;FALSE())/100))))))))))))))))))))))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alligraphy" svg:font-family="'Lucida Calligraphy'" style:font-family-generic="script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WAHR</number:text>
    </number:number-style>
    <number:number-style style:name="N137P1" style:volatile="true">
      <number:text>WAHR</number:text>
    </number:number-style>
    <number:number-style style:name="N137">
      <number:text>FALSCH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1" loext:min-decimal-places="1" number:min-integer-digits="1"/>
    </number:number-style>
    <number:percentage-style style:name="N141">
      <number:number number:decimal-places="1" loext:min-decimal-places="1" number:min-integer-digits="1"/>
      <number:text>%</number:text>
    </number:percentage-style>
    <number:percentage-style style:name="N142">
      <number:number number:decimal-places="3" loext:min-decimal-places="3" number:min-integer-digits="1"/>
      <number:text>%</number:text>
    </number:percentage-style>
    <number:percentage-style style:name="N143">
      <number:number number:decimal-places="5" loext:min-decimal-places="5" number:min-integer-digits="1"/>
      <number:text>%</number:text>
    </number:percentage-style>
    <number:number-style style:name="N144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45">
      <number:number number:decimal-places="4" loext:min-decimal-places="4" number:min-integer-digits="1"/>
      <number:text>%</number:text>
    </number:percentage-style>
    <number:currency-style style:name="N14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7P0"/>
    </number:currency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DM</number:text>
    </number:number-style>
    <number:number-style style:name="N171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DM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DM</number:text>
    </number:number-style>
    <number:number-style style:name="N174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DM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75P0"/>
    </number:number-style>
    <number:number-style style:name="N179P0" style:volatile="true">
      <number:number number:decimal-places="0" loext:min-decimal-places="0" number:min-integer-digits="1" number:grouping="true"/>
      <number:text> DM </number:text>
    </number:number-style>
    <number:number-style style:name="N179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79P2" style:volatile="true">
      <number:text> - DM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loext:min-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loext:min-decimal-places="2" number:min-integer-digits="1" number:grouping="true"/>
      <number:text> DM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87P2" style:volatile="true">
      <number:text>-</number:text>
      <number:number number:decimal-places="0" loext:min-decimal-places="0" number:min-integer-digits="0"/>
      <number:text>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loext:min-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1P2" style:volatile="true">
      <number:text>-</number:text>
      <number:number number:decimal-places="0" loext:min-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">
      <number:number number:decimal-places="9" loext:min-decimal-places="9" number:min-integer-digits="1"/>
    </number:number-style>
    <number:number-style style:name="N193">
      <number:number number:decimal-places="8" loext:min-decimal-places="8" number:min-integer-digits="1"/>
    </number:number-style>
    <number:number-style style:name="N194">
      <number:number number:decimal-places="7" loext:min-decimal-places="7" number:min-integer-digits="1"/>
    </number:number-style>
    <number:number-style style:name="N195">
      <number:number number:decimal-places="6" loext:min-decimal-places="6" number:min-integer-digits="1"/>
    </number:number-style>
    <number:percentage-style style:name="N196">
      <number:number number:decimal-places="15" loext:min-decimal-places="15" number:min-integer-digits="1"/>
      <number:text>%</number:text>
    </number:percentage-style>
    <number:number-style style:name="N197">
      <number:number number:decimal-places="3" loext:min-decimal-places="3" number:min-integer-digits="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€ </number:text>
      <number:number number:decimal-places="0" loext:min-decimal-places="0" number:min-integer-digits="1" number:grouping="true"/>
    </number:number-style>
    <number:number-style style:name="N201">
      <number:text>-€ 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text>€ 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4P0" style:volatile="true">
      <number:text>€ </number:text>
      <number:number number:decimal-places="2" loext:min-decimal-places="2" number:min-integer-digits="1" number:grouping="true"/>
    </number:number-style>
    <number:number-style style:name="N204">
      <number:text>-€ 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€ </number:text>
      <number:number number:decimal-places="2" loext:min-decimal-places="2" number:min-integer-digits="1" number:grouping="true"/>
    </number:number-style>
    <number:number-style style:name="N205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0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09P2" style:volatile="true">
      <number:text> €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0" loext:min-decimal-places="0" number:min-integer-digits="1" number:grouping="true"/>
      <number:text> </number:text>
    </number:number-style>
    <number:number-style style:name="N21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15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15P2" style:volatile="true">
      <number:text> € -</number:text>
      <number:number number:decimal-places="0" loext:min-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number number:decimal-places="2" loext:min-decimal-places="2" number:min-integer-digits="1" number:grouping="true"/>
      <number:text> </number:text>
    </number:number-style>
    <number:number-style style:name="N2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7P2" style:volatile="true"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loext:min-decimal-places="2" number:min-integer-digits="1" number:grouping="true"/>
      <number:text>  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1P2" style:volatile="true">
      <number:text>-</number:text>
      <number:number number:decimal-places="0" loext:min-decimal-places="0" number:min-integer-digits="0"/>
      <number:text>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text>$</number:text>
      <number:number number:decimal-places="2" loext:min-decimal-places="2" number:min-integer-digits="1" number:grouping="true"/>
    </number:number-style>
    <number:number-style style:name="N223">
      <number:number number:decimal-places="2" loext:min-decimal-places="2" number:min-integer-digits="1"/>
      <number:text> </number:text>
    </number:number-style>
    <number:number-style style:name="N225P0" style:volatile="true">
      <number:number number:decimal-places="1" loext:min-decimal-places="1" number:min-integer-digits="1" number:grouping="true"/>
    </number:number-style>
    <number:number-style style:name="N225">
      <number:number number:decimal-places="1" loext:min-decimal-places="1" number:min-integer-digits="1" number:grouping="true"/>
      <style:map style:condition="value()&gt;=0" style:apply-style-name="N225P0"/>
    </number:number-style>
    <number:number-style style:name="N227P0" style:volatile="true">
      <number:text>+</number:text>
      <number:number number:decimal-places="2" loext:min-decimal-places="2" number:min-integer-digits="1" number:grouping="true"/>
    </number:number-style>
    <number:number-style style:name="N227">
      <number:text>-</number:text>
      <number:number number:decimal-places="2" loext:min-decimal-places="2" number:min-integer-digits="1" number:grouping="true"/>
      <style:map style:condition="value()&gt;=0" style:apply-style-name="N227P0"/>
    </number:number-style>
    <number:date-style style:name="N229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9">
      <number:text-content/>
      <style:map style:condition="value()&lt;=1.79769313486232E+308" style:apply-style-name="N229P0"/>
    </number:text-style>
    <number:percentage-style style:name="N230">
      <number:number number:decimal-places="9" loext:min-decimal-places="9" number:min-integer-digits="1"/>
      <number:text>%</number:text>
    </number:percentage-style>
    <number:number-style style:name="N231">
      <number:number number:decimal-places="4" loext:min-decimal-places="4" number:min-integer-digits="1" number:grouping="true"/>
    </number:number-style>
    <number:date-style style:name="N232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3P0" style:volatile="true">
      <number:number number:decimal-places="0" loext:min-decimal-places="0" number:min-integer-digits="1" number:grouping="true"/>
      <number:text> </number:text>
    </number:number-style>
    <number:number-style style:name="N23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3P0"/>
    </number:number-style>
    <number:text-style style:name="N234">
      <number:text-content/>
      <number:text> ($)</number:text>
    </number:text-style>
    <number:text-style style:name="N235">
      <number:text-content/>
      <number:text> (%)</number:text>
    </number:text-style>
    <number:text-style style:name="N236">
      <number:text-content/>
      <number:text> (£)</number:text>
    </number:text-style>
    <number:text-style style:name="N237">
      <number:text-content/>
      <number:text> (¥)</number:text>
    </number:text-style>
    <number:text-style style:name="N238">
      <number:text-content/>
      <number:text> (€)</number:text>
    </number:text-style>
    <number:text-style style:name="N239">
      <number:text-content/>
      <number:text> (x)</number:text>
    </number:text-style>
    <number:number-style style:name="N242P0" style:volatile="true">
      <number:number number:decimal-places="1" loext:min-decimal-places="1" number:min-integer-digits="1"/>
      <number:text> %</number:text>
    </number:number-style>
    <number:number-style style:name="N242P1" style:volatile="true">
      <number:text>(</number:text>
      <number:number number:decimal-places="1" loext:min-decimal-places="1" number:min-integer-digits="1"/>
      <number:text>)%</number:text>
    </number:number-style>
    <number:number-style style:name="N242P2" style:volatile="true">
      <number:number number:decimal-places="1" loext:min-decimal-places="1" number:min-integer-digits="1"/>
      <number:text> %</number:text>
    </number:number-style>
    <number:text-style style:name="N242">
      <number:text-content/>
      <number:text>   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number number:decimal-places="1" loext:min-decimal-places="1" number:min-integer-digits="1" number:grouping="true"/>
      <number:text>    </number:text>
    </number:number-style>
    <number:number-style style:name="N246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6P2" style:volatile="true">
      <number:number number:decimal-places="1" loext:min-decimal-places="1" number:min-integer-digits="1"/>
      <number:text>    </number:text>
    </number:number-style>
    <number:text-style style:name="N246">
      <number:text-content/>
      <number:text>   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1" loext:min-decimal-places="1" number:min-integer-digits="1" number:grouping="true"/>
      <number:text>  </number:text>
    </number:number-style>
    <number:number-style style:name="N250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50P2" style:volatile="true">
      <number:number number:decimal-places="1" loext:min-decimal-places="1" number:min-integer-digits="1"/>
      <number:text>  </number:text>
    </number:number-style>
    <number:text-style style:name="N250">
      <number:text-content/>
      <number:text>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number number:decimal-places="1" loext:min-decimal-places="1" number:min-integer-digits="1" number:grouping="true"/>
      <number:text>    </number:text>
    </number:number-style>
    <number:number-style style:name="N252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52P2" style:volatile="true">
      <number:number number:decimal-places="1" loext:min-decimal-places="1" number:min-integer-digits="1"/>
      <number:text>    </number:text>
    </number:number-style>
    <number:text-style style:name="N252">
      <number:text-content/>
      <number:text>   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1" loext:min-decimal-places="1" number:min-integer-digits="1" number:grouping="true"/>
      <number:text>      </number:text>
    </number:number-style>
    <number:number-style style:name="N256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6P2" style:volatile="true">
      <number:number number:decimal-places="1" loext:min-decimal-places="1" number:min-integer-digits="1"/>
      <number:text>      </number:text>
    </number:number-style>
    <number:text-style style:name="N256">
      <number:text-content/>
      <number:text>     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number number:decimal-places="1" loext:min-decimal-places="1" number:min-integer-digits="1" number:grouping="true"/>
      <number:text>        </number:text>
    </number:number-style>
    <number:number-style style:name="N260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60P2" style:volatile="true">
      <number:number number:decimal-places="1" loext:min-decimal-places="1" number:min-integer-digits="1"/>
      <number:text>        </number:text>
    </number:number-style>
    <number:text-style style:name="N260">
      <number:text-content/>
      <number:text>       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number number:decimal-places="2" loext:min-decimal-places="2" number:min-integer-digits="1" number:grouping="true"/>
      <number:text>  </number:text>
    </number:number-style>
    <number:number-style style:name="N264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4P2" style:volatile="true">
      <number:number number:decimal-places="2" loext:min-decimal-places="2" number:min-integer-digits="1"/>
      <number:text>  </number:text>
    </number:number-style>
    <number:text-style style:name="N264">
      <number:text-content/>
      <number:text>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number:number number:decimal-places="2" loext:min-decimal-places="2" number:min-integer-digits="1" number:grouping="true"/>
      <number:text>    </number:text>
    </number:number-style>
    <number:number-style style:name="N267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67P2" style:volatile="true">
      <number:number number:decimal-places="0" loext:min-decimal-places="0" number:min-integer-digits="1"/>
      <number:text>    </number:text>
    </number:number-style>
    <number:text-style style:name="N267">
      <number:text-content/>
      <number:text>   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number number:decimal-places="2" loext:min-decimal-places="2" number:min-integer-digits="1" number:grouping="true"/>
      <number:text>      </number:text>
    </number:number-style>
    <number:number-style style:name="N271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71P2" style:volatile="true">
      <number:number number:decimal-places="2" loext:min-decimal-places="2" number:min-integer-digits="1"/>
      <number:text>      </number:text>
    </number:number-style>
    <number:text-style style:name="N271">
      <number:text-content/>
      <number:text>     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number number:decimal-places="2" loext:min-decimal-places="2" number:min-integer-digits="1" number:grouping="true"/>
      <number:text>        </number:text>
    </number:number-style>
    <number:number-style style:name="N275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5P2" style:volatile="true">
      <number:number number:decimal-places="2" loext:min-decimal-places="2" number:min-integer-digits="1"/>
      <number:text>        </number:text>
    </number:number-style>
    <number:text-style style:name="N275">
      <number:text-content/>
      <number:text>       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number-style style:name="N279P0" style:volatile="true">
      <number:number number:decimal-places="0" loext:min-decimal-places="0" number:min-integer-digits="1" number:grouping="true"/>
      <number:text>  </number:text>
    </number:number-style>
    <number:number-style style:name="N279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79P2" style:volatile="true">
      <number:number number:decimal-places="0" loext:min-decimal-places="0" number:min-integer-digits="1"/>
      <number:text>  </number:text>
    </number:number-style>
    <number:text-style style:name="N279">
      <number:text-content/>
      <number:text>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loext:min-decimal-places="0" number:min-integer-digits="1" number:grouping="true"/>
      <number:text>    </number:text>
    </number:number-style>
    <number:number-style style:name="N281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81P2" style:volatile="true">
      <number:number number:decimal-places="0" loext:min-decimal-places="0" number:min-integer-digits="1"/>
      <number:text>    </number:text>
    </number:number-style>
    <number:text-style style:name="N281">
      <number:text-content/>
      <number:text>   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5P0" style:volatile="true">
      <number:number number:decimal-places="0" loext:min-decimal-places="0" number:min-integer-digits="1" number:grouping="true"/>
      <number:text>      </number:text>
    </number:number-style>
    <number:number-style style:name="N285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5P2" style:volatile="true">
      <number:number number:decimal-places="0" loext:min-decimal-places="0" number:min-integer-digits="1"/>
      <number:text>      </number:text>
    </number:number-style>
    <number:text-style style:name="N285">
      <number:text-content/>
      <number:text>     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9P0" style:volatile="true">
      <number:number number:decimal-places="0" loext:min-decimal-places="0" number:min-integer-digits="1" number:grouping="true"/>
      <number:text>        </number:text>
    </number:number-style>
    <number:number-style style:name="N289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89P2" style:volatile="true">
      <number:number number:decimal-places="0" loext:min-decimal-places="0" number:min-integer-digits="1"/>
      <number:text>        </number:text>
    </number:number-style>
    <number:text-style style:name="N289">
      <number:text-content/>
      <number:text>       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number number:decimal-places="1" loext:min-decimal-places="1" number:min-integer-digits="1" number:grouping="true"/>
      <number:text> </number:text>
    </number:number-style>
    <number:number-style style:name="N291">
      <number:text>(</number:text>
      <number:number number:decimal-places="1" loext:min-decimal-places="1" number:min-integer-digits="1" number:grouping="true"/>
      <number:text>)</number:text>
      <style:map style:condition="value()&gt;=0" style:apply-style-name="N291P0"/>
    </number:number-style>
    <number:number-style style:name="N293P0" style:volatile="true">
      <number:number number:decimal-places="1" loext:min-decimal-places="1" number:min-integer-digits="1" number:grouping="true"/>
      <number:text> </number:text>
    </number:number-style>
    <number:number-style style:name="N29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3P2" style:volatile="true">
      <number:number number:decimal-places="1" loext:min-decimal-places="1" number:min-integer-digits="1" number:grouping="true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5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5P0"/>
    </number:number-style>
    <number:number-style style:name="N297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297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297P0"/>
    </number:number-style>
    <number:number-style style:name="N30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300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300P2" style:volatile="true">
      <number:text>$ </number:text>
      <number:number number:decimal-places="2" loext:min-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2" loext:min-decimal-places="2" number:min-integer-digits="1" number:grouping="true"/>
      <number:text> </number:text>
    </number:number-style>
    <number:number-style style:name="N30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02P2" style:volatile="true">
      <number:number number:decimal-places="2" loext:min-decimal-places="2" number:min-integer-digits="1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6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6P2" style:volatile="true">
      <number:text>€ </number:text>
      <number:number number:decimal-places="2" loext:min-decimal-places="2" number:min-integer-digits="1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8P0" style:volatile="true">
      <number:number number:decimal-places="1" loext:min-decimal-places="1" number:min-integer-digits="1" number:grouping="true"/>
      <number:text> x</number:text>
    </number:number-style>
    <number:number-style style:name="N308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08P0"/>
    </number:number-style>
    <number:number-style style:name="N312P0" style:volatile="true">
      <number:number number:decimal-places="0" loext:min-decimal-places="0" number:min-integer-digits="1" number:grouping="true"/>
      <number:text> x</number:text>
    </number:number-style>
    <number:number-style style:name="N312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12P2" style:volatile="true">
      <number:number number:decimal-places="0" loext:min-decimal-places="0" number:min-integer-digits="1"/>
      <number:text> x</number:text>
    </number:number-style>
    <number:text-style style:name="N312">
      <number:text-content/>
      <number:text>  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number number:decimal-places="1" loext:min-decimal-places="1" number:min-integer-digits="1" number:grouping="true"/>
      <number:text>   </number:text>
    </number:number-style>
    <number:number-style style:name="N314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4P0"/>
    </number:number-style>
    <number:number-style style:name="N317P0" style:volatile="true">
      <number:number number:decimal-places="0" loext:min-decimal-places="0" number:min-integer-digits="1" number:grouping="true"/>
      <number:text>   </number:text>
    </number:number-style>
    <number:number-style style:name="N317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7P2" style:volatile="true">
      <number:number number:decimal-places="0" loext:min-decimal-places="0" number:min-integer-digits="1"/>
      <number:text>   </number:text>
    </number:number-style>
    <number:text-style style:name="N317">
      <number:text-content/>
      <number:text>  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8P0" style:volatile="true">
      <number:number number:decimal-places="1" loext:min-decimal-places="1" number:min-integer-digits="1"/>
      <number:text> %</number:text>
    </number:number-style>
    <number:number-style style:name="N318">
      <number:text>(</number:text>
      <number:number number:decimal-places="1" loext:min-decimal-places="1" number:min-integer-digits="1"/>
      <number:text>)%</number:text>
      <style:map style:condition="value()&gt;=0" style:apply-style-name="N318P0"/>
    </number:number-style>
    <number:number-style style:name="N319P0" style:volatile="true">
      <number:number number:decimal-places="1" loext:min-decimal-places="1" number:min-integer-digits="1" number:grouping="true"/>
      <number:text>    </number:text>
    </number:number-style>
    <number:number-style style:name="N319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19P0"/>
    </number:number-style>
    <number:number-style style:name="N3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21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21">
      <number:text>-</number:text>
      <style:map style:condition="value()&gt;0" style:apply-style-name="N321P0"/>
      <style:map style:condition="value()&lt;0" style:apply-style-name="N321P1"/>
    </number:number-style>
    <number:date-style style:name="N322">
      <number:month number:style="long"/>
      <number:text>.</number:text>
      <number:day number:style="long"/>
      <number:text>.</number:text>
      <number:year number:style="long"/>
    </number:date-style>
    <number:number-style style:name="N326P0" style:volatile="true">
      <number:number number:decimal-places="0" loext:min-decimal-places="0" number:min-integer-digits="1" number:grouping="true"/>
      <number:text> F </number:text>
    </number:number-style>
    <number:number-style style:name="N3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6P2" style:volatile="true">
      <number:text> - F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number number:decimal-places="2" loext:min-decimal-places="2" number:min-integer-digits="1" number:grouping="true"/>
      <number:text> F </number:text>
    </number:number-style>
    <number:number-style style:name="N33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30P2" style:volatile="true">
      <number:text>-</number:text>
      <number:number number:decimal-places="0" loext:min-decimal-places="0" number:min-integer-digits="0"/>
      <number:text> F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 </number:text>
    </number:number-style>
    <number:number-style style:name="N334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4P2" style:volatile="true">
      <number:text> - 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loext:min-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6P2" style:volatile="true"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number number:decimal-places="0" loext:min-decimal-places="0" number:min-integer-digits="1" number:grouping="true"/>
      <number:text>    </number:text>
    </number:number-style>
    <number:number-style style:name="N33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38P2" style:volatile="true">
      <number:text>-   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0" loext:min-decimal-places="0" number:min-integer-digits="1" number:grouping="true"/>
      <number:text> F </number:text>
    </number:number-style>
    <number:number-style style:name="N340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40P2" style:volatile="true">
      <number:text>- F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2P0" style:volatile="true">
      <number:number number:decimal-places="0" loext:min-decimal-places="0" number:min-integer-digits="1" number:grouping="true"/>
      <number:text>  </number:text>
    </number:number-style>
    <number:number-style style:name="N342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42P2" style:volatile="true">
      <number:text>- 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">
      <number:number number:decimal-places="11" loext:min-decimal-places="11" number:min-integer-digits="1"/>
    </number:number-style>
    <number:percentage-style style:name="N344">
      <number:number number:decimal-places="6" loext:min-decimal-places="6" number:min-integer-digits="1"/>
      <number:text>%</number:text>
    </number:percentage-style>
    <number:number-style style:name="N346P0" style:volatile="true">
      <number:number number:decimal-places="0" loext:min-decimal-places="0" number:min-integer-digits="1" number:grouping="true"/>
      <number:text> € </number:text>
    </number:number-style>
    <number:number-style style:name="N34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46P2" style:volatile="true">
      <number:text>- €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number number:decimal-places="0" loext:min-decimal-places="0" number:min-integer-digits="1" number:grouping="true"/>
      <number:text> </number:text>
    </number:number-style>
    <number:number-style style:name="N34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48P2" style:volatile="true">
      <number:text>-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P0" style:volatile="true">
      <number:number number:decimal-places="2" loext:min-decimal-places="2" number:min-integer-digits="1" number:grouping="true"/>
      <number:text> </number:text>
    </number:number-style>
    <number:number-style style:name="N34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9P2" style:volatile="true">
      <number:text>-</number:text>
      <number:number number:decimal-places="0" loext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text>£</number:text>
      <number:number number:decimal-places="0" loext:min-decimal-places="0" number:min-integer-digits="1" number:grouping="true"/>
    </number:number-style>
    <number:number-style style:name="N351">
      <number:text>-£</number:text>
      <number:number number:decimal-places="0" loext:min-decimal-places="0" number:min-integer-digits="1" number:grouping="true"/>
      <style:map style:condition="value()&gt;=0" style:apply-style-name="N351P0"/>
    </number:number-style>
    <number:number-style style:name="N352P0" style:volatile="true">
      <number:text>£</number:text>
      <number:number number:decimal-places="0" loext:min-decimal-places="0" number:min-integer-digits="1" number:grouping="true"/>
    </number:number-style>
    <number:number-style style:name="N35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52P0"/>
    </number:number-style>
    <number:number-style style:name="N354P0" style:volatile="true">
      <number:text>£</number:text>
      <number:number number:decimal-places="2" loext:min-decimal-places="2" number:min-integer-digits="1" number:grouping="true"/>
    </number:number-style>
    <number:number-style style:name="N354">
      <number:text>-£</number:text>
      <number:number number:decimal-places="2" loext:min-decimal-places="2" number:min-integer-digits="1" number:grouping="true"/>
      <style:map style:condition="value()&gt;=0" style:apply-style-name="N354P0"/>
    </number:number-style>
    <number:number-style style:name="N355P0" style:volatile="true">
      <number:text>£</number:text>
      <number:number number:decimal-places="2" loext:min-decimal-places="2" number:min-integer-digits="1" number:grouping="true"/>
    </number:number-style>
    <number:number-style style:name="N355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55P0"/>
    </number:number-style>
    <number:number-style style:name="N35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5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59P2" style:volatile="true">
      <number:text> £-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6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63P2" style:volatile="true">
      <number:text> £-</number:text>
      <number:number number:decimal-places="0" loext:min-decimal-places="0" number:min-integer-digits="0"/>
      <number:text>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6P0" style:volatile="true">
      <number:number number:decimal-places="0" loext:min-decimal-places="0" number:min-integer-digits="1" number:grouping="true"/>
      <number:text>  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66P2" style:volatile="true">
      <number:text>-  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70P0" style:volatile="true">
      <number:number number:decimal-places="2" loext:min-decimal-places="2" number:min-integer-digits="1" number:grouping="true"/>
      <number:text>€ </number:text>
    </number:number-style>
    <number:number-style style:name="N370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70P2" style:volatile="true">
      <number:text>-</number:text>
      <number:number number:decimal-places="0" loext:min-decimal-places="0" number:min-integer-digits="0"/>
      <number:text>€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number number:decimal-places="0" loext:min-decimal-places="0" number:min-integer-digits="1" number:grouping="true"/>
      <number:text>€ </number:text>
    </number:number-style>
    <number:number-style style:name="N37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74P2" style:volatile="true">
      <number:text>-€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">
      <number:number number:decimal-places="3" loext:min-decimal-places="3" number:min-integer-digits="1" number:grouping="true"/>
    </number:number-style>
    <number:number-style style:name="N376">
      <number:number number:decimal-places="5" loext:min-decimal-places="5" number:min-integer-digits="1" number:grouping="true"/>
    </number:number-style>
    <number:number-style style:name="N377">
      <number:number number:decimal-places="6" loext:min-decimal-places="6" number:min-integer-digits="1" number:grouping="true"/>
    </number:number-style>
    <number:number-style style:name="N378">
      <number:number number:decimal-places="7" loext:min-decimal-places="7" number:min-integer-digits="1" number:grouping="true"/>
    </number:number-style>
    <number:number-style style:name="N379">
      <number:number number:decimal-places="8" loext:min-decimal-places="8" number:min-integer-digits="1" number:grouping="true"/>
    </number:number-style>
    <number:number-style style:name="N380">
      <number:number number:decimal-places="9" loext:min-decimal-places="9" number:min-integer-digits="1" number:grouping="true"/>
    </number:number-style>
    <number:number-style style:name="N381">
      <number:number number:decimal-places="10" loext:min-decimal-places="10" number:min-integer-digits="1" number:grouping="true"/>
    </number:number-style>
    <number:number-style style:name="N382">
      <number:number number:decimal-places="11" loext:min-decimal-places="11" number:min-integer-digits="1" number:grouping="true"/>
    </number:number-style>
    <number:number-style style:name="N383">
      <number:number number:decimal-places="12" loext:min-decimal-places="12" number:min-integer-digits="1" number:grouping="true"/>
    </number:number-style>
    <number:percentage-style style:name="N384">
      <number:number number:decimal-places="7" loext:min-decimal-places="7" number:min-integer-digits="1"/>
      <number:text>%</number:text>
    </number:percentage-style>
    <number:percentage-style style:name="N385">
      <number:number number:decimal-places="8" loext:min-decimal-places="8" number:min-integer-digits="1"/>
      <number:text>%</number:text>
    </number:percentage-style>
    <number:percentage-style style:name="N386">
      <number:number number:decimal-places="10" loext:min-decimal-places="10" number:min-integer-digits="1"/>
      <number:text>%</number:text>
    </number:percentage-style>
    <number:percentage-style style:name="N387">
      <number:number number:decimal-places="2" loext:min-decimal-places="2" number:min-integer-digits="1"/>
      <number:text>%</number:text>
    </number:percentage-style>
    <number:number-style style:name="N388">
      <number:number number:decimal-places="12" loext:min-decimal-places="12" number:min-integer-digits="1"/>
    </number:number-style>
    <number:number-style style:name="N389">
      <number:number number:decimal-places="10" loext:min-decimal-places="10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lt;=1.79769313486232E+308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lt;=1.79769313486232E+308" style:apply-style-name="N20145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Excel_5f_BuiltIn_5f_Percent" style:display-name="Excel_BuiltIn_Percent" style:family="table-cell" style:parent-style-name="Default" style:data-style-name="N107"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.00.0000</text:date>, <text:time style:data-style-name="N2" text:time-value="10:01:19.183518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BORMarketModel" style:display-name="PageStyle_LIBORMarket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te_20_Curve_20_Data" style:display-name="PageStyle_Rate Curve 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alibration_20_Swaption" style:display-name="PageStyle_Calibration Swap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nds" style:display-name="PageStyle_Bon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waption_20_Smile" style:display-name="PageStyle_Swaption 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ey_20_Market_20_Account" style:display-name="PageStyle_Money Market Ac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0:09:33.633145000</dc:date>
    <meta:generator>LibreOffice/5.2.4.2$MacOSX_X86_64 LibreOffice_project/3d5603e1122f0f102b62521720ab13a38a4e0eb0</meta:generator>
    <meta:editing-duration>P4DT11H27M8S</meta:editing-duration>
    <meta:editing-cycles>145</meta:editing-cycles>
    <meta:document-statistic meta:table-count="2" meta:cell-count="519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87">
      <style:chart-properties chart:display-label="true" chart:logarithmic="false" chart:maximum="0.0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3.391cm" svg:y="0.275cm" chart:style-name="ch2">
          <text:p>Model Volatility</text:p>
        </chart:title>
        <chart:legend chart:legend-position="bottom" svg:x="2.464cm" svg:y="6.221cm" style:legend-expansion="wide" chart:style-name="ch3"/>
        <chart:plot-area chart:style-name="ch4" table:cell-range-address="'Displaced SABRModel Normal'.E7:'Displaced SABRModel Normal'.F116 'Displaced SABRModel Normal'.F6:'Displaced SABRModel Normal'.F6" chart:data-source-has-labels="row" svg:x="0.2cm" svg:y="1.204cm" svg:width="9.601cm" svg:height="4.877cm">
          <chartooo:coordinate-region svg:x="0.752cm" svg:y="1.402cm" svg:width="8.555cm" svg:height="4.0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isplaced SABRModel Normal'.F7:'Displaced SABRModel Normal'.F116" chart:label-cell-address="'Displaced SABRModel Normal'.F6:'Displaced SABRModel Normal'.F6" chart:class="chart:scatter">
            <chart:domain table:cell-range-address="'Displaced SABRModel Normal'.E7:'Displaced SABRModel Normal'.E116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rmal vol approximation</text:p>
                <draw:g>
                  <svg:desc>'Displaced SABRModel Normal'.F6:'Displaced SABRModel Normal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95">
                <text:p>-0.0195</text:p>
                <draw:g>
                  <svg:desc>'Displaced SABRModel Normal'.E7:'Displaced SABRModel Normal'.E116</svg:desc>
                </draw:g>
              </table:table-cell>
              <table:table-cell office:value-type="float" office:value="0.00577020858760404">
                <text:p>0.00577020858760404</text:p>
                <draw:g>
                  <svg:desc>'Displaced SABRModel Normal'.F7:'Displaced SABRModel Normal'.F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0057734262176487">
                <text:p>0.0057734262176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5">
                <text:p>-0.0185</text:p>
              </table:table-cell>
              <table:table-cell office:value-type="float" office:value="0.00577453786053939">
                <text:p>0.00577453786053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">
                <text:p>-0.018</text:p>
              </table:table-cell>
              <table:table-cell office:value-type="float" office:value="0.00577453241743641">
                <text:p>0.00577453241743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75">
                <text:p>-0.0175</text:p>
              </table:table-cell>
              <table:table-cell office:value-type="float" office:value="0.00577386818116539">
                <text:p>0.0057738681811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7">
                <text:p>-0.017</text:p>
              </table:table-cell>
              <table:table-cell office:value-type="float" office:value="0.00577281247383872">
                <text:p>0.00577281247383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65">
                <text:p>-0.0165</text:p>
              </table:table-cell>
              <table:table-cell office:value-type="float" office:value="0.00577154201070538">
                <text:p>0.00577154201070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">
                <text:p>-0.016</text:p>
              </table:table-cell>
              <table:table-cell office:value-type="float" office:value="0.00577018344792541">
                <text:p>0.00577018344792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5">
                <text:p>-0.0155</text:p>
              </table:table-cell>
              <table:table-cell office:value-type="float" office:value="0.00576883290138313">
                <text:p>0.00576883290138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5">
                <text:p>-0.015</text:p>
              </table:table-cell>
              <table:table-cell office:value-type="float" office:value="0.00576756648800334">
                <text:p>0.00576756648800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45">
                <text:p>-0.0145</text:p>
              </table:table-cell>
              <table:table-cell office:value-type="float" office:value="0.00576644650509137">
                <text:p>0.00576644650509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4">
                <text:p>-0.014</text:p>
              </table:table-cell>
              <table:table-cell office:value-type="float" office:value="0.00576552528232961">
                <text:p>0.00576552528232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35">
                <text:p>-0.0135</text:p>
              </table:table-cell>
              <table:table-cell office:value-type="float" office:value="0.00576484770017461">
                <text:p>0.00576484770017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3">
                <text:p>-0.013</text:p>
              </table:table-cell>
              <table:table-cell office:value-type="float" office:value="0.00576445289972432">
                <text:p>0.005764452899724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5">
                <text:p>-0.0125</text:p>
              </table:table-cell>
              <table:table-cell office:value-type="float" office:value="0.00576437547939939">
                <text:p>0.00576437547939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">
                <text:p>-0.012</text:p>
              </table:table-cell>
              <table:table-cell office:value-type="float" office:value="0.00576464635328421">
                <text:p>0.00576464635328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15">
                <text:p>-0.0115</text:p>
              </table:table-cell>
              <table:table-cell office:value-type="float" office:value="0.0057652933791633">
                <text:p>0.0057652933791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1">
                <text:p>-0.011</text:p>
              </table:table-cell>
              <table:table-cell office:value-type="float" office:value="0.00576634182548818">
                <text:p>0.00576634182548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05">
                <text:p>-0.0105</text:p>
              </table:table-cell>
              <table:table-cell office:value-type="float" office:value="0.00576781472307202">
                <text:p>0.005767814723072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057697331326642">
                <text:p>0.0057697331326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49999999999999">
                <text:p>-0.00949999999999999</text:p>
              </table:table-cell>
              <table:table-cell office:value-type="float" office:value="0.00577211635013216">
                <text:p>0.005772116350132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057749820647528">
                <text:p>0.00577498206475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49999999999999">
                <text:p>-0.00849999999999999</text:p>
              </table:table-cell>
              <table:table-cell office:value-type="float" office:value="0.00577834648190793">
                <text:p>0.005778346481907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057822244185735">
                <text:p>0.0057822244185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749999999999999">
                <text:p>-0.00749999999999999</text:p>
              </table:table-cell>
              <table:table-cell office:value-type="float" office:value="0.00578662937794805">
                <text:p>0.00578662937794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0579157360810003">
                <text:p>0.0057915736081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649999999999999">
                <text:p>-0.00649999999999999</text:p>
              </table:table-cell>
              <table:table-cell office:value-type="float" office:value="0.00579706814844483">
                <text:p>0.0057970681484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599999999999998">
                <text:p>-0.00599999999999998</text:p>
              </table:table-cell>
              <table:table-cell office:value-type="float" office:value="0.00580312286706775">
                <text:p>0.005803122867067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49999999999998">
                <text:p>-0.00549999999999998</text:p>
              </table:table-cell>
              <table:table-cell office:value-type="float" office:value="0.00580974649130874">
                <text:p>0.00580974649130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99999999999998">
                <text:p>-0.00499999999999998</text:p>
              </table:table-cell>
              <table:table-cell office:value-type="float" office:value="0.00581694663356186">
                <text:p>0.00581694663356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449999999999998">
                <text:p>-0.00449999999999998</text:p>
              </table:table-cell>
              <table:table-cell office:value-type="float" office:value="0.00582472981387832">
                <text:p>0.00582472981387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9999999999998">
                <text:p>-0.00399999999999998</text:p>
              </table:table-cell>
              <table:table-cell office:value-type="float" office:value="0.00583310148067038">
                <text:p>0.00583310148067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49999999999998">
                <text:p>-0.00349999999999998</text:p>
              </table:table-cell>
              <table:table-cell office:value-type="float" office:value="0.00584206603057394">
                <text:p>0.00584206603057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99999999999998">
                <text:p>-0.00299999999999998</text:p>
              </table:table-cell>
              <table:table-cell office:value-type="float" office:value="0.00585162682832796">
                <text:p>0.00585162682832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49999999999998">
                <text:p>-0.00249999999999998</text:p>
              </table:table-cell>
              <table:table-cell office:value-type="float" office:value="0.00586178622735854">
                <text:p>0.00586178622735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99999999999998">
                <text:p>-0.00199999999999998</text:p>
              </table:table-cell>
              <table:table-cell office:value-type="float" office:value="0.00587254559160844">
                <text:p>0.00587254559160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149999999999998">
                <text:p>-0.00149999999999998</text:p>
              </table:table-cell>
              <table:table-cell office:value-type="float" office:value="0.00588390531902308">
                <text:p>0.0058839053190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999999999999983">
                <text:p>-0.000999999999999983</text:p>
              </table:table-cell>
              <table:table-cell office:value-type="float" office:value="0.00589586486699042">
                <text:p>0.00589586486699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499999999999983">
                <text:p>-0.000499999999999983</text:p>
              </table:table-cell>
              <table:table-cell office:value-type="float" office:value="0.0059084227799296">
                <text:p>0.0059084227799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472347597681E-017">
                <text:p>1.73472347597681E-017</text:p>
              </table:table-cell>
              <table:table-cell office:value-type="float" office:value="0.00592157671913347">
                <text:p>0.005921576719133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00000000000017">
                <text:p>0.000500000000000017</text:p>
              </table:table-cell>
              <table:table-cell office:value-type="float" office:value="0.00593532349488907">
                <text:p>0.00593532349488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0000000000002">
                <text:p>0.00100000000000002</text:p>
              </table:table-cell>
              <table:table-cell office:value-type="float" office:value="0.0059496591008299">
                <text:p>0.0059496591008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50000000000002">
                <text:p>0.00150000000000002</text:p>
              </table:table-cell>
              <table:table-cell office:value-type="float" office:value="0.00596457875041225">
                <text:p>0.00596457875041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00000000000002">
                <text:p>0.00200000000000002</text:p>
              </table:table-cell>
              <table:table-cell office:value-type="float" office:value="0.00598007691535538">
                <text:p>0.00598007691535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50000000000002">
                <text:p>0.00250000000000002</text:p>
              </table:table-cell>
              <table:table-cell office:value-type="float" office:value="0.0059961473658417">
                <text:p>0.00599614736584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0000000000002">
                <text:p>0.00300000000000002</text:p>
              </table:table-cell>
              <table:table-cell office:value-type="float" office:value="0.00601278321223831">
                <text:p>0.00601278321223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50000000000002">
                <text:p>0.00350000000000002</text:p>
              </table:table-cell>
              <table:table-cell office:value-type="float" office:value="0.006029976948074">
                <text:p>0.00602997694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00000000000002">
                <text:p>0.00400000000000002</text:p>
              </table:table-cell>
              <table:table-cell office:value-type="float" office:value="0.00604772049398746">
                <text:p>0.00604772049398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50000000000002">
                <text:p>0.00450000000000002</text:p>
              </table:table-cell>
              <table:table-cell office:value-type="float" office:value="0.00606600524235079">
                <text:p>0.00606600524235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00000000000002">
                <text:p>0.00500000000000002</text:p>
              </table:table-cell>
              <table:table-cell office:value-type="float" office:value="0.00608482210226785">
                <text:p>0.00608482210226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50000000000002">
                <text:p>0.00550000000000002</text:p>
              </table:table-cell>
              <table:table-cell office:value-type="float" office:value="0.0061041615446494">
                <text:p>0.0061041615446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00000000000002">
                <text:p>0.00600000000000002</text:p>
              </table:table-cell>
              <table:table-cell office:value-type="float" office:value="0.00612401364707369">
                <text:p>0.00612401364707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50000000000002">
                <text:p>0.00650000000000002</text:p>
              </table:table-cell>
              <table:table-cell office:value-type="float" office:value="0.00614436813815452">
                <text:p>0.00614436813815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00000000000002">
                <text:p>0.00700000000000002</text:p>
              </table:table-cell>
              <table:table-cell office:value-type="float" office:value="0.00616521444115477">
                <text:p>0.00616521444115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50000000000002">
                <text:p>0.00750000000000002</text:p>
              </table:table-cell>
              <table:table-cell office:value-type="float" office:value="0.00618654171660333">
                <text:p>0.00618654171660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0.00620833890369692">
                <text:p>0.006208338903696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50000000000002">
                <text:p>0.00850000000000002</text:p>
              </table:table-cell>
              <table:table-cell office:value-type="float" office:value="0.0062305947602913">
                <text:p>0.00623059476029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0625329790131308">
                <text:p>0.00625329790131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0627643683544959">
                <text:p>0.00627643683544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0.0063">
                <text:p>0.00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5">
                <text:p>0.0105</text:p>
              </table:table-cell>
              <table:table-cell office:value-type="float" office:value="0.00632397579379587">
                <text:p>0.00632397579379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">
                <text:p>0.011</text:p>
              </table:table-cell>
              <table:table-cell office:value-type="float" office:value="0.00634835260812634">
                <text:p>0.006348352608126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5">
                <text:p>0.0115</text:p>
              </table:table-cell>
              <table:table-cell office:value-type="float" office:value="0.00637311885562347">
                <text:p>0.00637311885562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">
                <text:p>0.012</text:p>
              </table:table-cell>
              <table:table-cell office:value-type="float" office:value="0.00639826299708748">
                <text:p>0.00639826299708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5">
                <text:p>0.0125</text:p>
              </table:table-cell>
              <table:table-cell office:value-type="float" office:value="0.00642377356625001">
                <text:p>0.00642377356625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">
                <text:p>0.013</text:p>
              </table:table-cell>
              <table:table-cell office:value-type="float" office:value="0.0064496391924926">
                <text:p>0.00644963919249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5">
                <text:p>0.0135</text:p>
              </table:table-cell>
              <table:table-cell office:value-type="float" office:value="0.00647584862155282">
                <text:p>0.006475848621552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">
                <text:p>0.014</text:p>
              </table:table-cell>
              <table:table-cell office:value-type="float" office:value="0.00650239073426518">
                <text:p>0.00650239073426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5">
                <text:p>0.0145</text:p>
              </table:table-cell>
              <table:table-cell office:value-type="float" office:value="0.00652925456339498">
                <text:p>0.00652925456339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">
                <text:p>0.015</text:p>
              </table:table-cell>
              <table:table-cell office:value-type="float" office:value="0.00655642930863445">
                <text:p>0.00655642930863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5">
                <text:p>0.0155</text:p>
              </table:table-cell>
              <table:table-cell office:value-type="float" office:value="0.00658390434983733">
                <text:p>0.00658390434983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">
                <text:p>0.016</text:p>
              </table:table-cell>
              <table:table-cell office:value-type="float" office:value="0.00661166925857562">
                <text:p>0.00661166925857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5">
                <text:p>0.0165</text:p>
              </table:table-cell>
              <table:table-cell office:value-type="float" office:value="0.00663971380810591">
                <text:p>0.006639713808105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7">
                <text:p>0.017</text:p>
              </table:table-cell>
              <table:table-cell office:value-type="float" office:value="0.00666802798183677">
                <text:p>0.006668027981836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5">
                <text:p>0.0175</text:p>
              </table:table-cell>
              <table:table-cell office:value-type="float" office:value="0.00669660198039036">
                <text:p>0.006696601980390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">
                <text:p>0.018</text:p>
              </table:table-cell>
              <table:table-cell office:value-type="float" office:value="0.0067254262273514">
                <text:p>0.0067254262273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5">
                <text:p>0.0185</text:p>
              </table:table-cell>
              <table:table-cell office:value-type="float" office:value="0.00675449137379787">
                <text:p>0.00675449137379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">
                <text:p>0.019</text:p>
              </table:table-cell>
              <table:table-cell office:value-type="float" office:value="0.0067837883017049">
                <text:p>0.0067837883017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5">
                <text:p>0.0195</text:p>
              </table:table-cell>
              <table:table-cell office:value-type="float" office:value="0.00681330812631264">
                <text:p>0.006813308126312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">
                <text:p>0.02</text:p>
              </table:table-cell>
              <table:table-cell office:value-type="float" office:value="0.00684304219754566">
                <text:p>0.006843042197545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5">
                <text:p>0.0205</text:p>
              </table:table-cell>
              <table:table-cell office:value-type="float" office:value="0.00687298210056829">
                <text:p>0.00687298210056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">
                <text:p>0.021</text:p>
              </table:table-cell>
              <table:table-cell office:value-type="float" office:value="0.00690311965555739">
                <text:p>0.006903119655557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5">
                <text:p>0.0215</text:p>
              </table:table-cell>
              <table:table-cell office:value-type="float" office:value="0.00693344691676939">
                <text:p>0.00693344691676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">
                <text:p>0.022</text:p>
              </table:table-cell>
              <table:table-cell office:value-type="float" office:value="0.00696395617097536">
                <text:p>0.006963956170975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25">
                <text:p>0.0225</text:p>
              </table:table-cell>
              <table:table-cell office:value-type="float" office:value="0.00699463993533267">
                <text:p>0.006994639935332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3">
                <text:p>0.023</text:p>
              </table:table-cell>
              <table:table-cell office:value-type="float" office:value="0.0070254909547587">
                <text:p>0.00702549095475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35">
                <text:p>0.0235</text:p>
              </table:table-cell>
              <table:table-cell office:value-type="float" office:value="0.00705650219886686">
                <text:p>0.007056502198866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4">
                <text:p>0.024</text:p>
              </table:table-cell>
              <table:table-cell office:value-type="float" office:value="0.00708766685852166">
                <text:p>0.007087666858521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5">
                <text:p>0.0245</text:p>
              </table:table-cell>
              <table:table-cell office:value-type="float" office:value="0.00711897834206485">
                <text:p>0.00711897834206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0715043027126139">
                <text:p>0.00715043027126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5">
                <text:p>0.0255</text:p>
              </table:table-cell>
              <table:table-cell office:value-type="float" office:value="0.00718201647700927">
                <text:p>0.007182016477009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">
                <text:p>0.026</text:p>
              </table:table-cell>
              <table:table-cell office:value-type="float" office:value="0.00721373099485416">
                <text:p>0.007213730994854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5">
                <text:p>0.0265</text:p>
              </table:table-cell>
              <table:table-cell office:value-type="float" office:value="0.00724556806034602">
                <text:p>0.00724556806034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">
                <text:p>0.027</text:p>
              </table:table-cell>
              <table:table-cell office:value-type="float" office:value="0.00727752210427134">
                <text:p>0.00727752210427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5">
                <text:p>0.0275</text:p>
              </table:table-cell>
              <table:table-cell office:value-type="float" office:value="0.00730958774779179">
                <text:p>0.007309587747791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">
                <text:p>0.028</text:p>
              </table:table-cell>
              <table:table-cell office:value-type="float" office:value="0.00734175979751673">
                <text:p>0.00734175979751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5">
                <text:p>0.0285</text:p>
              </table:table-cell>
              <table:table-cell office:value-type="float" office:value="0.00737403324053448">
                <text:p>0.007374033240534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">
                <text:p>0.029</text:p>
              </table:table-cell>
              <table:table-cell office:value-type="float" office:value="0.00740640323942453">
                <text:p>0.00740640323942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5">
                <text:p>0.0295</text:p>
              </table:table-cell>
              <table:table-cell office:value-type="float" office:value="0.0074388651272704">
                <text:p>0.0074388651272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00747141440269059">
                <text:p>0.00747141440269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05">
                <text:p>0.0305</text:p>
              </table:table-cell>
              <table:table-cell office:value-type="float" office:value="0.0075040467249033">
                <text:p>0.00750404672490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1">
                <text:p>0.031</text:p>
              </table:table-cell>
              <table:table-cell office:value-type="float" office:value="0.0075367579088381">
                <text:p>0.00753675790883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5">
                <text:p>0.0315</text:p>
              </table:table-cell>
              <table:table-cell office:value-type="float" office:value="0.0075695439203065">
                <text:p>0.00756954392030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2">
                <text:p>0.032</text:p>
              </table:table-cell>
              <table:table-cell office:value-type="float" office:value="0.00760240087124156">
                <text:p>0.00760240087124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5">
                <text:p>0.0325</text:p>
              </table:table-cell>
              <table:table-cell office:value-type="float" office:value="0.00763532501501528">
                <text:p>0.00763532501501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">
                <text:p>0.033</text:p>
              </table:table-cell>
              <table:table-cell office:value-type="float" office:value="0.00766831274184085">
                <text:p>0.00766831274184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5">
                <text:p>0.0335</text:p>
              </table:table-cell>
              <table:table-cell office:value-type="float" office:value="0.00770136057426645">
                <text:p>0.007701360574266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">
                <text:p>0.034</text:p>
              </table:table-cell>
              <table:table-cell office:value-type="float" office:value="0.00773446516276507">
                <text:p>0.007734465162765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5">
                <text:p>0.0345</text:p>
              </table:table-cell>
              <table:table-cell office:value-type="float" office:value="0.00776762328142501">
                <text:p>0.00776762328142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">
                <text:p>0.035</text:p>
              </table:table-cell>
              <table:table-cell office:value-type="float" office:value="0.00780083182374382">
                <text:p>0.00780083182374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4.395cm" svg:y="0.275cm" chart:style-name="ch2">
          <text:p>Price</text:p>
        </chart:title>
        <chart:legend chart:legend-position="bottom" svg:x="3.527cm" svg:y="6.221cm" style:legend-expansion="wide" chart:style-name="ch3"/>
        <chart:plot-area chart:style-name="ch4" table:cell-range-address="'Displaced SABRModel Normal'.E7:'Displaced SABRModel Normal'.E116 'Displaced SABRModel Normal'.G6:'Displaced SABRModel Normal'.G116" chart:data-source-has-labels="row" svg:x="0.2cm" svg:y="1.204cm" svg:width="9.601cm" svg:height="4.877cm">
          <chartooo:coordinate-region svg:x="0.752cm" svg:y="1.403cm" svg:width="8.555cm" svg:height="4.03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isplaced SABRModel Normal'.G7:'Displaced SABRModel Normal'.G116" chart:label-cell-address="'Displaced SABRModel Normal'.G6:'Displaced SABRModel Normal'.G6" chart:class="chart:scatter">
            <chart:domain table:cell-range-address="'Displaced SABRModel Normal'.E7:'Displaced SABRModel Normal'.E116"/>
            <chart:data-point chart:repeated="1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option price</text:p>
                <draw:g>
                  <svg:desc>'Displaced SABRModel Normal'.G6:'Displaced SABRModel Normal'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95">
                <text:p>-0.0195</text:p>
                <draw:g>
                  <svg:desc>'Displaced SABRModel Normal'.E7:'Displaced SABRModel Normal'.E116</svg:desc>
                </draw:g>
              </table:table-cell>
              <table:table-cell office:value-type="float" office:value="0.0311247195320256">
                <text:p>0.0311247195320256</text:p>
                <draw:g>
                  <svg:desc>'Displaced SABRModel Normal'.G7:'Displaced SABRModel Normal'.G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0306920270768471">
                <text:p>0.0306920270768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5">
                <text:p>-0.0185</text:p>
              </table:table-cell>
              <table:table-cell office:value-type="float" office:value="0.0302594812710788">
                <text:p>0.03025948127107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">
                <text:p>-0.018</text:p>
              </table:table-cell>
              <table:table-cell office:value-type="float" office:value="0.0298279750842401">
                <text:p>0.0298279750842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75">
                <text:p>-0.0175</text:p>
              </table:table-cell>
              <table:table-cell office:value-type="float" office:value="0.0293979475959337">
                <text:p>0.0293979475959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7">
                <text:p>-0.017</text:p>
              </table:table-cell>
              <table:table-cell office:value-type="float" office:value="0.0289696789012626">
                <text:p>0.0289696789012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65">
                <text:p>-0.0165</text:p>
              </table:table-cell>
              <table:table-cell office:value-type="float" office:value="0.0285433759189272">
                <text:p>0.0285433759189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">
                <text:p>-0.016</text:p>
              </table:table-cell>
              <table:table-cell office:value-type="float" office:value="0.0281192065469671">
                <text:p>0.0281192065469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5">
                <text:p>-0.0155</text:p>
              </table:table-cell>
              <table:table-cell office:value-type="float" office:value="0.0276973158483747">
                <text:p>0.0276973158483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5">
                <text:p>-0.015</text:p>
              </table:table-cell>
              <table:table-cell office:value-type="float" office:value="0.0272778346364471">
                <text:p>0.0272778346364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45">
                <text:p>-0.0145</text:p>
              </table:table-cell>
              <table:table-cell office:value-type="float" office:value="0.0268608843970997">
                <text:p>0.0268608843970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4">
                <text:p>-0.014</text:p>
              </table:table-cell>
              <table:table-cell office:value-type="float" office:value="0.0264465802692717">
                <text:p>0.02644658026927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35">
                <text:p>-0.0135</text:p>
              </table:table-cell>
              <table:table-cell office:value-type="float" office:value="0.0260350329171864">
                <text:p>0.0260350329171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3">
                <text:p>-0.013</text:p>
              </table:table-cell>
              <table:table-cell office:value-type="float" office:value="0.0256263497314953">
                <text:p>0.0256263497314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5">
                <text:p>-0.0125</text:p>
              </table:table-cell>
              <table:table-cell office:value-type="float" office:value="0.025220635603251">
                <text:p>0.0252206356032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">
                <text:p>-0.012</text:p>
              </table:table-cell>
              <table:table-cell office:value-type="float" office:value="0.0248179934141209">
                <text:p>0.02481799341412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15">
                <text:p>-0.0115</text:p>
              </table:table-cell>
              <table:table-cell office:value-type="float" office:value="0.0244185243309501">
                <text:p>0.0244185243309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1">
                <text:p>-0.011</text:p>
              </table:table-cell>
              <table:table-cell office:value-type="float" office:value="0.0240223279609497">
                <text:p>0.0240223279609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05">
                <text:p>-0.0105</text:p>
              </table:table-cell>
              <table:table-cell office:value-type="float" office:value="0.0236295024047609">
                <text:p>0.0236295024047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0.0232401442329048">
                <text:p>0.0232401442329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49999999999999">
                <text:p>-0.00949999999999999</text:p>
              </table:table-cell>
              <table:table-cell office:value-type="float" office:value="0.0228543484036949">
                <text:p>0.0228543484036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0.02247220813588">
                <text:p>0.02247220813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49999999999999">
                <text:p>-0.00849999999999999</text:p>
              </table:table-cell>
              <table:table-cell office:value-type="float" office:value="0.0220938147461159">
                <text:p>0.0220938147461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0.0217192574592466">
                <text:p>0.02171925745924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749999999999999">
                <text:p>-0.00749999999999999</text:p>
              </table:table-cell>
              <table:table-cell office:value-type="float" office:value="0.0213486231979401">
                <text:p>0.02134862319794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0.0209819963572386">
                <text:p>0.0209819963572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649999999999999">
                <text:p>-0.00649999999999999</text:p>
              </table:table-cell>
              <table:table-cell office:value-type="float" office:value="0.0206194585688947">
                <text:p>0.0206194585688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599999999999998">
                <text:p>-0.00599999999999998</text:p>
              </table:table-cell>
              <table:table-cell office:value-type="float" office:value="0.0202610884598703">
                <text:p>0.02026108845987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49999999999998">
                <text:p>-0.00549999999999998</text:p>
              </table:table-cell>
              <table:table-cell office:value-type="float" office:value="0.0199069614090045">
                <text:p>0.0199069614090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99999999999998">
                <text:p>-0.00499999999999998</text:p>
              </table:table-cell>
              <table:table-cell office:value-type="float" office:value="0.0195571493055663">
                <text:p>0.0195571493055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449999999999998">
                <text:p>-0.00449999999999998</text:p>
              </table:table-cell>
              <table:table-cell office:value-type="float" office:value="0.0192117203131548">
                <text:p>0.0192117203131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9999999999998">
                <text:p>-0.00399999999999998</text:p>
              </table:table-cell>
              <table:table-cell office:value-type="float" office:value="0.0188707386421809">
                <text:p>0.0188707386421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49999999999998">
                <text:p>-0.00349999999999998</text:p>
              </table:table-cell>
              <table:table-cell office:value-type="float" office:value="0.0185342643339351">
                <text:p>0.0185342643339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99999999999998">
                <text:p>-0.00299999999999998</text:p>
              </table:table-cell>
              <table:table-cell office:value-type="float" office:value="0.0182023530590081">
                <text:p>0.0182023530590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49999999999998">
                <text:p>-0.00249999999999998</text:p>
              </table:table-cell>
              <table:table-cell office:value-type="float" office:value="0.0178750559325814">
                <text:p>0.0178750559325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99999999999998">
                <text:p>-0.00199999999999998</text:p>
              </table:table-cell>
              <table:table-cell office:value-type="float" office:value="0.0175524193488314">
                <text:p>0.0175524193488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149999999999998">
                <text:p>-0.00149999999999998</text:p>
              </table:table-cell>
              <table:table-cell office:value-type="float" office:value="0.0172344848364022">
                <text:p>0.0172344848364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999999999999983">
                <text:p>-0.000999999999999983</text:p>
              </table:table-cell>
              <table:table-cell office:value-type="float" office:value="0.0169212889365923">
                <text:p>0.01692128893659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499999999999983">
                <text:p>-0.000499999999999983</text:p>
              </table:table-cell>
              <table:table-cell office:value-type="float" office:value="0.0166128631055773">
                <text:p>0.0166128631055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472347597681E-017">
                <text:p>1.73472347597681E-017</text:p>
              </table:table-cell>
              <table:table-cell office:value-type="float" office:value="0.0163092336416543">
                <text:p>0.0163092336416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00000000000017">
                <text:p>0.000500000000000017</text:p>
              </table:table-cell>
              <table:table-cell office:value-type="float" office:value="0.0160104216381521">
                <text:p>0.01601042163815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0000000000002">
                <text:p>0.00100000000000002</text:p>
              </table:table-cell>
              <table:table-cell office:value-type="float" office:value="0.0157164429623105">
                <text:p>0.0157164429623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50000000000002">
                <text:p>0.00150000000000002</text:p>
              </table:table-cell>
              <table:table-cell office:value-type="float" office:value="0.0154273082600932">
                <text:p>0.0154273082600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00000000000002">
                <text:p>0.00200000000000002</text:p>
              </table:table-cell>
              <table:table-cell office:value-type="float" office:value="0.0151430229865774">
                <text:p>0.0151430229865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50000000000002">
                <text:p>0.00250000000000002</text:p>
              </table:table-cell>
              <table:table-cell office:value-type="float" office:value="0.0148635874612524">
                <text:p>0.01486358746125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0000000000002">
                <text:p>0.00300000000000002</text:p>
              </table:table-cell>
              <table:table-cell office:value-type="float" office:value="0.0145889969472764">
                <text:p>0.01458899694727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50000000000002">
                <text:p>0.00350000000000002</text:p>
              </table:table-cell>
              <table:table-cell office:value-type="float" office:value="0.0143192417534836">
                <text:p>0.0143192417534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00000000000002">
                <text:p>0.00400000000000002</text:p>
              </table:table-cell>
              <table:table-cell office:value-type="float" office:value="0.0140543073577046">
                <text:p>0.0140543073577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50000000000002">
                <text:p>0.00450000000000002</text:p>
              </table:table-cell>
              <table:table-cell office:value-type="float" office:value="0.0137941745497723">
                <text:p>0.0137941745497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00000000000002">
                <text:p>0.00500000000000002</text:p>
              </table:table-cell>
              <table:table-cell office:value-type="float" office:value="0.0135388195924272">
                <text:p>0.01353881959242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50000000000002">
                <text:p>0.00550000000000002</text:p>
              </table:table-cell>
              <table:table-cell office:value-type="float" office:value="0.013288214398214">
                <text:p>0.0132882143982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00000000000002">
                <text:p>0.00600000000000002</text:p>
              </table:table-cell>
              <table:table-cell office:value-type="float" office:value="0.0130423267203785">
                <text:p>0.0130423267203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50000000000002">
                <text:p>0.00650000000000002</text:p>
              </table:table-cell>
              <table:table-cell office:value-type="float" office:value="0.0128011203557232">
                <text:p>0.0128011203557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00000000000002">
                <text:p>0.00700000000000002</text:p>
              </table:table-cell>
              <table:table-cell office:value-type="float" office:value="0.0125645553573661">
                <text:p>0.01256455535736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50000000000002">
                <text:p>0.00750000000000002</text:p>
              </table:table-cell>
              <table:table-cell office:value-type="float" office:value="0.0123325882553611">
                <text:p>0.01233258825536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0.0121051722831879">
                <text:p>0.01210517228318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50000000000002">
                <text:p>0.00850000000000002</text:p>
              </table:table-cell>
              <table:table-cell office:value-type="float" office:value="0.0118822576081815">
                <text:p>0.0118822576081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0.0116637915640716">
                <text:p>0.0116637915640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0.0114497188839066">
                <text:p>0.01144971888390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0.0112399819317624">
                <text:p>0.01123998193176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5">
                <text:p>0.0105</text:p>
              </table:table-cell>
              <table:table-cell office:value-type="float" office:value="0.0110345209317702">
                <text:p>0.01103452093177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">
                <text:p>0.011</text:p>
              </table:table-cell>
              <table:table-cell office:value-type="float" office:value="0.0108332741931422">
                <text:p>0.0108332741931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5">
                <text:p>0.0115</text:p>
              </table:table-cell>
              <table:table-cell office:value-type="float" office:value="0.0106361783300174">
                <text:p>0.01063617833001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">
                <text:p>0.012</text:p>
              </table:table-cell>
              <table:table-cell office:value-type="float" office:value="0.0104431684750961">
                <text:p>0.0104431684750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5">
                <text:p>0.0125</text:p>
              </table:table-cell>
              <table:table-cell office:value-type="float" office:value="0.0102541784861821">
                <text:p>0.0102541784861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">
                <text:p>0.013</text:p>
              </table:table-cell>
              <table:table-cell office:value-type="float" office:value="0.0100691411448877">
                <text:p>0.0100691411448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5">
                <text:p>0.0135</text:p>
              </table:table-cell>
              <table:table-cell office:value-type="float" office:value="0.00988798834689675">
                <text:p>0.009887988346896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">
                <text:p>0.014</text:p>
              </table:table-cell>
              <table:table-cell office:value-type="float" office:value="0.00971065128331135">
                <text:p>0.00971065128331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5">
                <text:p>0.0145</text:p>
              </table:table-cell>
              <table:table-cell office:value-type="float" office:value="0.0095370606127236">
                <text:p>0.0095370606127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">
                <text:p>0.015</text:p>
              </table:table-cell>
              <table:table-cell office:value-type="float" office:value="0.00936714662377314">
                <text:p>0.009367146623773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5">
                <text:p>0.0155</text:p>
              </table:table-cell>
              <table:table-cell office:value-type="float" office:value="0.00920083938804753">
                <text:p>0.009200839388047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">
                <text:p>0.016</text:p>
              </table:table-cell>
              <table:table-cell office:value-type="float" office:value="0.00903806890327916">
                <text:p>0.009038068903279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5">
                <text:p>0.0165</text:p>
              </table:table-cell>
              <table:table-cell office:value-type="float" office:value="0.00887876522687241">
                <text:p>0.008878765226872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7">
                <text:p>0.017</text:p>
              </table:table-cell>
              <table:table-cell office:value-type="float" office:value="0.00872285859986908">
                <text:p>0.008722858599869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5">
                <text:p>0.0175</text:p>
              </table:table-cell>
              <table:table-cell office:value-type="float" office:value="0.00857027956152258">
                <text:p>0.00857027956152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">
                <text:p>0.018</text:p>
              </table:table-cell>
              <table:table-cell office:value-type="float" office:value="0.00842095905470425">
                <text:p>0.008420959054704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5">
                <text:p>0.0185</text:p>
              </table:table-cell>
              <table:table-cell office:value-type="float" office:value="0.00827482852241262">
                <text:p>0.00827482852241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">
                <text:p>0.019</text:p>
              </table:table-cell>
              <table:table-cell office:value-type="float" office:value="0.00813181999569098">
                <text:p>0.008131819995690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5">
                <text:p>0.0195</text:p>
              </table:table-cell>
              <table:table-cell office:value-type="float" office:value="0.0079918661732897">
                <text:p>0.007991866173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">
                <text:p>0.02</text:p>
              </table:table-cell>
              <table:table-cell office:value-type="float" office:value="0.00785490049343203">
                <text:p>0.00785490049343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5">
                <text:p>0.0205</text:p>
              </table:table-cell>
              <table:table-cell office:value-type="float" office:value="0.00772085719805807">
                <text:p>0.00772085719805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">
                <text:p>0.021</text:p>
              </table:table-cell>
              <table:table-cell office:value-type="float" office:value="0.00758967138993355">
                <text:p>0.00758967138993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5">
                <text:p>0.0215</text:p>
              </table:table-cell>
              <table:table-cell office:value-type="float" office:value="0.00746127908301489">
                <text:p>0.00746127908301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">
                <text:p>0.022</text:p>
              </table:table-cell>
              <table:table-cell office:value-type="float" office:value="0.00733561724646493">
                <text:p>0.00733561724646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25">
                <text:p>0.0225</text:p>
              </table:table-cell>
              <table:table-cell office:value-type="float" office:value="0.0072126238427107">
                <text:p>0.00721262384271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3">
                <text:p>0.023</text:p>
              </table:table-cell>
              <table:table-cell office:value-type="float" office:value="0.00709223785993033">
                <text:p>0.007092237859930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35">
                <text:p>0.0235</text:p>
              </table:table-cell>
              <table:table-cell office:value-type="float" office:value="0.00697439933934807">
                <text:p>0.00697439933934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4">
                <text:p>0.024</text:p>
              </table:table-cell>
              <table:table-cell office:value-type="float" office:value="0.00685904939770627">
                <text:p>0.00685904939770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5">
                <text:p>0.0245</text:p>
              </table:table-cell>
              <table:table-cell office:value-type="float" office:value="0.00674613024527177">
                <text:p>0.00674613024527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0.00663558519972104">
                <text:p>0.00663558519972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5">
                <text:p>0.0255</text:p>
              </table:table-cell>
              <table:table-cell office:value-type="float" office:value="0.00652735869623365">
                <text:p>0.00652735869623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">
                <text:p>0.026</text:p>
              </table:table-cell>
              <table:table-cell office:value-type="float" office:value="0.00642139629410964">
                <text:p>0.00642139629410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5">
                <text:p>0.0265</text:p>
              </table:table-cell>
              <table:table-cell office:value-type="float" office:value="0.00631764468020999">
                <text:p>0.00631764468020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">
                <text:p>0.027</text:p>
              </table:table-cell>
              <table:table-cell office:value-type="float" office:value="0.00621605166950423">
                <text:p>0.00621605166950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5">
                <text:p>0.0275</text:p>
              </table:table-cell>
              <table:table-cell office:value-type="float" office:value="0.00611656620299333">
                <text:p>0.00611656620299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">
                <text:p>0.028</text:p>
              </table:table-cell>
              <table:table-cell office:value-type="float" office:value="0.00601913834325981">
                <text:p>0.00601913834325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5">
                <text:p>0.0285</text:p>
              </table:table-cell>
              <table:table-cell office:value-type="float" office:value="0.00592371926788229">
                <text:p>0.00592371926788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">
                <text:p>0.029</text:p>
              </table:table-cell>
              <table:table-cell office:value-type="float" office:value="0.00583026126093561">
                <text:p>0.00583026126093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5">
                <text:p>0.0295</text:p>
              </table:table-cell>
              <table:table-cell office:value-type="float" office:value="0.00573871770278339">
                <text:p>0.005738717702783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0.00564904305835549">
                <text:p>0.00564904305835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05">
                <text:p>0.0305</text:p>
              </table:table-cell>
              <table:table-cell office:value-type="float" office:value="0.00556119286408883">
                <text:p>0.005561192864088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1">
                <text:p>0.031</text:p>
              </table:table-cell>
              <table:table-cell office:value-type="float" office:value="0.00547512371369706">
                <text:p>0.005475123713697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5">
                <text:p>0.0315</text:p>
              </table:table-cell>
              <table:table-cell office:value-type="float" office:value="0.00539079324292179">
                <text:p>0.005390793242921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2">
                <text:p>0.032</text:p>
              </table:table-cell>
              <table:table-cell office:value-type="float" office:value="0.00530816011340631">
                <text:p>0.00530816011340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5">
                <text:p>0.0325</text:p>
              </table:table-cell>
              <table:table-cell office:value-type="float" office:value="0.00522718399582125">
                <text:p>0.00522718399582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">
                <text:p>0.033</text:p>
              </table:table-cell>
              <table:table-cell office:value-type="float" office:value="0.00514782555236071">
                <text:p>0.00514782555236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5">
                <text:p>0.0335</text:p>
              </table:table-cell>
              <table:table-cell office:value-type="float" office:value="0.00507004641871794">
                <text:p>0.005070046418717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">
                <text:p>0.034</text:p>
              </table:table-cell>
              <table:table-cell office:value-type="float" office:value="0.00499380918563944">
                <text:p>0.004993809185639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5">
                <text:p>0.0345</text:p>
              </table:table-cell>
              <table:table-cell office:value-type="float" office:value="0.00491907738014812">
                <text:p>0.00491907738014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">
                <text:p>0.035</text:p>
              </table:table-cell>
              <table:table-cell office:value-type="float" office:value="0.00484581544651713">
                <text:p>0.004845815446517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387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87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8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7.001cm" xlink:href=".." xlink:type="simple" chart:class="chart:scatter" chart:style-name="ch1">
        <chart:title svg:x="4.159cm" svg:y="0.275cm" chart:style-name="ch2">
          <text:p>Density</text:p>
        </chart:title>
        <chart:legend chart:legend-position="bottom" svg:x="3.881cm" svg:y="6.221cm" style:legend-expansion="wide" chart:style-name="ch3"/>
        <chart:plot-area chart:style-name="ch4" table:cell-range-address="'Displaced SABRModel Normal'.E7:'Displaced SABRModel Normal'.E116 'Displaced SABRModel Normal'.H6:'Displaced SABRModel Normal'.H116" chart:data-source-has-labels="row" svg:x="0.2cm" svg:y="1.204cm" svg:width="9.601cm" svg:height="4.877cm">
          <chartooo:coordinate-region svg:x="0.752cm" svg:y="1.402cm" svg:width="8.555cm" svg:height="4.0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isplaced SABRModel Normal'.H7:'Displaced SABRModel Normal'.H116" chart:label-cell-address="'Displaced SABRModel Normal'.H6:'Displaced SABRModel Normal'.H6" chart:class="chart:scatter">
            <chart:domain table:cell-range-address="'Displaced SABRModel Normal'.E7:'Displaced SABRModel Normal'.E116"/>
            <chart:data-point chart:repeated="1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ensity</text:p>
                <draw:g>
                  <svg:desc>'Displaced SABRModel Normal'.H6:'Displaced SABRModel Normal'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95">
                <text:p>-0.0195</text:p>
                <draw:g>
                  <svg:desc>'Displaced SABRModel Normal'.E7:'Displaced SABRModel Normal'.E116</svg:desc>
                </draw:g>
              </table:table-cell>
              <table:table-cell office:value-type="float" office:value="NaN">
                <text:p>NaN</text:p>
                <draw:g>
                  <svg:desc>'Displaced SABRModel Normal'.H7:'Displaced SABRModel Normal'.H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9">
                <text:p>-0.019</text:p>
              </table:table-cell>
              <table:table-cell office:value-type="float" office:value="0.586597641141772">
                <text:p>0.586597641141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85">
                <text:p>-0.0185</text:p>
              </table:table-cell>
              <table:table-cell office:value-type="float" office:value="4.15847571827443">
                <text:p>4.15847571827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">
                <text:p>-0.018</text:p>
              </table:table-cell>
              <table:table-cell office:value-type="float" office:value="5.91479412903605">
                <text:p>5.91479412903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75">
                <text:p>-0.0175</text:p>
              </table:table-cell>
              <table:table-cell office:value-type="float" office:value="7.03517454112011">
                <text:p>7.03517454112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7">
                <text:p>-0.017</text:p>
              </table:table-cell>
              <table:table-cell office:value-type="float" office:value="7.8628493432875">
                <text:p>7.8628493432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65">
                <text:p>-0.0165</text:p>
              </table:table-cell>
              <table:table-cell office:value-type="float" office:value="8.53444150072934">
                <text:p>8.53444150072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">
                <text:p>-0.016</text:p>
              </table:table-cell>
              <table:table-cell office:value-type="float" office:value="9.11469347089631">
                <text:p>9.11469347089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5">
                <text:p>-0.0155</text:p>
              </table:table-cell>
              <table:table-cell office:value-type="float" office:value="9.63794665925775">
                <text:p>9.63794665925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5">
                <text:p>-0.015</text:p>
              </table:table-cell>
              <table:table-cell office:value-type="float" office:value="10.123890320679">
                <text:p>10.123890320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45">
                <text:p>-0.0145</text:p>
              </table:table-cell>
              <table:table-cell office:value-type="float" office:value="10.5844460778215">
                <text:p>10.5844460778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4">
                <text:p>-0.014</text:p>
              </table:table-cell>
              <table:table-cell office:value-type="float" office:value="11.0271029710174">
                <text:p>11.0271029710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35">
                <text:p>-0.0135</text:p>
              </table:table-cell>
              <table:table-cell office:value-type="float" office:value="11.456665576337">
                <text:p>11.456665576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3">
                <text:p>-0.013</text:p>
              </table:table-cell>
              <table:table-cell office:value-type="float" office:value="11.8762297871555">
                <text:p>11.8762297871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5">
                <text:p>-0.0125</text:p>
              </table:table-cell>
              <table:table-cell office:value-type="float" office:value="12.2877564571466">
                <text:p>12.2877564571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">
                <text:p>-0.012</text:p>
              </table:table-cell>
              <table:table-cell office:value-type="float" office:value="12.6924238369741">
                <text:p>12.6924238369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15">
                <text:p>-0.0115</text:p>
              </table:table-cell>
              <table:table-cell office:value-type="float" office:value="13.0908526815992">
                <text:p>13.0908526815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1">
                <text:p>-0.011</text:p>
              </table:table-cell>
              <table:table-cell office:value-type="float" office:value="13.4832552467212">
                <text:p>13.4832552467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05">
                <text:p>-0.0105</text:p>
              </table:table-cell>
              <table:table-cell office:value-type="float" office:value="13.8695373307074">
                <text:p>13.8695373307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999999999999999">
                <text:p>-0.00999999999999999</text:p>
              </table:table-cell>
              <table:table-cell office:value-type="float" office:value="14.2493705845986">
                <text:p>14.2493705845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949999999999999">
                <text:p>-0.00949999999999999</text:p>
              </table:table-cell>
              <table:table-cell office:value-type="float" office:value="14.6222455798123">
                <text:p>14.6222455798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899999999999999">
                <text:p>-0.00899999999999999</text:p>
              </table:table-cell>
              <table:table-cell office:value-type="float" office:value="14.9875122034126">
                <text:p>14.9875122034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849999999999999">
                <text:p>-0.00849999999999999</text:p>
              </table:table-cell>
              <table:table-cell office:value-type="float" office:value="15.3444115794515">
                <text:p>15.3444115794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99999999999999">
                <text:p>-0.00799999999999999</text:p>
              </table:table-cell>
              <table:table-cell office:value-type="float" office:value="15.6921022510109">
                <text:p>15.6921022510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749999999999999">
                <text:p>-0.00749999999999999</text:p>
              </table:table-cell>
              <table:table-cell office:value-type="float" office:value="16.0296824198158">
                <text:p>16.0296824198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699999999999999">
                <text:p>-0.00699999999999999</text:p>
              </table:table-cell>
              <table:table-cell office:value-type="float" office:value="16.356209430593">
                <text:p>16.356209430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649999999999999">
                <text:p>-0.00649999999999999</text:p>
              </table:table-cell>
              <table:table-cell office:value-type="float" office:value="16.670717277803">
                <text:p>16.670717277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599999999999998">
                <text:p>-0.00599999999999998</text:p>
              </table:table-cell>
              <table:table-cell office:value-type="float" office:value="16.9722326346655">
                <text:p>16.97223263466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49999999999998">
                <text:p>-0.00549999999999998</text:p>
              </table:table-cell>
              <table:table-cell office:value-type="float" office:value="17.2597897103582">
                <text:p>17.25978971035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499999999999998">
                <text:p>-0.00499999999999998</text:p>
              </table:table-cell>
              <table:table-cell office:value-type="float" office:value="17.5324441066826">
                <text:p>17.53244410668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449999999999998">
                <text:p>-0.00449999999999998</text:p>
              </table:table-cell>
              <table:table-cell office:value-type="float" office:value="17.789285750594">
                <text:p>17.789285750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399999999999998">
                <text:p>-0.00399999999999998</text:p>
              </table:table-cell>
              <table:table-cell office:value-type="float" office:value="18.0294509120049">
                <text:p>18.02945091200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349999999999998">
                <text:p>-0.00349999999999998</text:p>
              </table:table-cell>
              <table:table-cell office:value-type="float" office:value="18.2521332753871">
                <text:p>18.25213327538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99999999999998">
                <text:p>-0.00299999999999998</text:p>
              </table:table-cell>
              <table:table-cell office:value-type="float" office:value="18.4565940013481">
                <text:p>18.4565940013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49999999999998">
                <text:p>-0.00249999999999998</text:p>
              </table:table-cell>
              <table:table-cell office:value-type="float" office:value="18.6421707069062">
                <text:p>18.6421707069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199999999999998">
                <text:p>-0.00199999999999998</text:p>
              </table:table-cell>
              <table:table-cell office:value-type="float" office:value="18.8082852830007">
                <text:p>18.8082852830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149999999999998">
                <text:p>-0.00149999999999998</text:p>
              </table:table-cell>
              <table:table-cell office:value-type="float" office:value="18.9544504771016">
                <text:p>18.9544504771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999999999999983">
                <text:p>-0.000999999999999983</text:p>
              </table:table-cell>
              <table:table-cell office:value-type="float" office:value="19.0802751796476">
                <text:p>19.0802751796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499999999999983">
                <text:p>-0.000499999999999983</text:p>
              </table:table-cell>
              <table:table-cell office:value-type="float" office:value="19.1854683679743">
                <text:p>19.1854683679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3472347597681E-017">
                <text:p>1.73472347597681E-017</text:p>
              </table:table-cell>
              <table:table-cell office:value-type="float" office:value="19.2698416835446">
                <text:p>19.2698416835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00000000000017">
                <text:p>0.000500000000000017</text:p>
              </table:table-cell>
              <table:table-cell office:value-type="float" office:value="19.3333106420085">
                <text:p>19.3333106420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00000000000002">
                <text:p>0.00100000000000002</text:p>
              </table:table-cell>
              <table:table-cell office:value-type="float" office:value="19.3758944973671">
                <text:p>19.37589449736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50000000000002">
                <text:p>0.00150000000000002</text:p>
              </table:table-cell>
              <table:table-cell office:value-type="float" office:value="19.3977148061214">
                <text:p>19.39771480612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00000000000002">
                <text:p>0.00200000000000002</text:p>
              </table:table-cell>
              <table:table-cell office:value-type="float" office:value="19.3989927629243">
                <text:p>19.3989927629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50000000000002">
                <text:p>0.00250000000000002</text:p>
              </table:table-cell>
              <table:table-cell office:value-type="float" office:value="19.3800453962348">
                <text:p>19.38004539623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00000000000002">
                <text:p>0.00300000000000002</text:p>
              </table:table-cell>
              <table:table-cell office:value-type="float" office:value="19.3412807326307">
                <text:p>19.34128073263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350000000000002">
                <text:p>0.00350000000000002</text:p>
              </table:table-cell>
              <table:table-cell office:value-type="float" office:value="19.283192054978">
                <text:p>19.2831920549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00000000000002">
                <text:p>0.00400000000000002</text:p>
              </table:table-cell>
              <table:table-cell office:value-type="float" office:value="19.2063513870175">
                <text:p>19.20635138701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50000000000002">
                <text:p>0.00450000000000002</text:p>
              </table:table-cell>
              <table:table-cell office:value-type="float" office:value="19.1114023488092">
                <text:p>19.1114023488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00000000000002">
                <text:p>0.00500000000000002</text:p>
              </table:table-cell>
              <table:table-cell office:value-type="float" office:value="18.9990525277655">
                <text:p>18.99905252776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50000000000002">
                <text:p>0.00550000000000002</text:p>
              </table:table-cell>
              <table:table-cell office:value-type="float" office:value="18.8700655107399">
                <text:p>18.87006551073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600000000000002">
                <text:p>0.00600000000000002</text:p>
              </table:table-cell>
              <table:table-cell office:value-type="float" office:value="18.7252527208831">
                <text:p>18.7252527208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50000000000002">
                <text:p>0.00650000000000002</text:p>
              </table:table-cell>
              <table:table-cell office:value-type="float" office:value="18.5654651923272">
                <text:p>18.5654651923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700000000000002">
                <text:p>0.00700000000000002</text:p>
              </table:table-cell>
              <table:table-cell office:value-type="float" office:value="18.391585409061">
                <text:p>18.3915854090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750000000000002">
                <text:p>0.00750000000000002</text:p>
              </table:table-cell>
              <table:table-cell office:value-type="float" office:value="18.2045193266658">
                <text:p>18.2045193266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00000000000002">
                <text:p>0.00800000000000002</text:p>
              </table:table-cell>
              <table:table-cell office:value-type="float" office:value="18.0051886671944">
                <text:p>18.00518866719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50000000000002">
                <text:p>0.00850000000000002</text:p>
              </table:table-cell>
              <table:table-cell office:value-type="float" office:value="17.7945235864118">
                <text:p>17.7945235864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00000000000002">
                <text:p>0.00900000000000002</text:p>
              </table:table-cell>
              <table:table-cell office:value-type="float" office:value="17.5734557794973">
                <text:p>17.5734557794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950000000000002">
                <text:p>0.00950000000000002</text:p>
              </table:table-cell>
              <table:table-cell office:value-type="float" office:value="17.3429120831556">
                <text:p>17.3429120831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">
                <text:p>0.01</text:p>
              </table:table-cell>
              <table:table-cell office:value-type="float" office:value="17.1038086076228">
                <text:p>17.1038086076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5">
                <text:p>0.0105</text:p>
              </table:table-cell>
              <table:table-cell office:value-type="float" office:value="16.857045457376">
                <text:p>16.8570454573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">
                <text:p>0.011</text:p>
              </table:table-cell>
              <table:table-cell office:value-type="float" office:value="16.6035020122135">
                <text:p>16.6035020122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15">
                <text:p>0.0115</text:p>
              </table:table-cell>
              <table:table-cell office:value-type="float" office:value="16.3440328144679">
                <text:p>16.34403281446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2">
                <text:p>0.012</text:p>
              </table:table-cell>
              <table:table-cell office:value-type="float" office:value="16.0794640292408">
                <text:p>16.0794640292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25">
                <text:p>0.0125</text:p>
              </table:table-cell>
              <table:table-cell office:value-type="float" office:value="15.8105904778938">
                <text:p>15.8105904778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">
                <text:p>0.013</text:p>
              </table:table-cell>
              <table:table-cell office:value-type="float" office:value="15.5381732142787">
                <text:p>15.5381732142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35">
                <text:p>0.0135</text:p>
              </table:table-cell>
              <table:table-cell office:value-type="float" office:value="15.2629376220375">
                <text:p>15.2629376220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4">
                <text:p>0.014</text:p>
              </table:table-cell>
              <table:table-cell office:value-type="float" office:value="14.9855719905889">
                <text:p>14.98557199058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45">
                <text:p>0.0145</text:p>
              </table:table-cell>
              <table:table-cell office:value-type="float" office:value="14.706726549199">
                <text:p>14.706726549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5">
                <text:p>0.015</text:p>
              </table:table-cell>
              <table:table-cell office:value-type="float" office:value="14.4270128993665">
                <text:p>14.42701289936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55">
                <text:p>0.0155</text:p>
              </table:table-cell>
              <table:table-cell office:value-type="float" office:value="14.1470038289501">
                <text:p>14.14700382895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6">
                <text:p>0.016</text:p>
              </table:table-cell>
              <table:table-cell office:value-type="float" office:value="13.8672334465059">
                <text:p>13.8672334465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65">
                <text:p>0.0165</text:p>
              </table:table-cell>
              <table:table-cell office:value-type="float" office:value="13.5881976136842">
                <text:p>13.58819761368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7">
                <text:p>0.017</text:p>
              </table:table-cell>
              <table:table-cell office:value-type="float" office:value="13.3103546272953">
                <text:p>13.31035462729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75">
                <text:p>0.0175</text:p>
              </table:table-cell>
              <table:table-cell office:value-type="float" office:value="13.0341261126779">
                <text:p>13.03412611267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">
                <text:p>0.018</text:p>
              </table:table-cell>
              <table:table-cell office:value-type="float" office:value="12.7598981068122">
                <text:p>12.7598981068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5">
                <text:p>0.0185</text:p>
              </table:table-cell>
              <table:table-cell office:value-type="float" office:value="12.4880222799814">
                <text:p>12.48802227998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">
                <text:p>0.019</text:p>
              </table:table-cell>
              <table:table-cell office:value-type="float" office:value="12.2188172814105">
                <text:p>12.2188172814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95">
                <text:p>0.0195</text:p>
              </table:table-cell>
              <table:table-cell office:value-type="float" office:value="11.9525701744727">
                <text:p>11.95257017447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">
                <text:p>0.02</text:p>
              </table:table-cell>
              <table:table-cell office:value-type="float" office:value="11.6895379348031">
                <text:p>11.6895379348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5">
                <text:p>0.0205</text:p>
              </table:table-cell>
              <table:table-cell office:value-type="float" office:value="11.4299489977973">
                <text:p>11.42994899779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">
                <text:p>0.021</text:p>
              </table:table-cell>
              <table:table-cell office:value-type="float" office:value="11.1740048234117">
                <text:p>11.17400482341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5">
                <text:p>0.0215</text:p>
              </table:table-cell>
              <table:table-cell office:value-type="float" office:value="10.9218814748242">
                <text:p>10.92188147482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">
                <text:p>0.022</text:p>
              </table:table-cell>
              <table:table-cell office:value-type="float" office:value="10.6737311828704">
                <text:p>10.67373118287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25">
                <text:p>0.0225</text:p>
              </table:table-cell>
              <table:table-cell office:value-type="float" office:value="10.429683895509">
                <text:p>10.429683895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3">
                <text:p>0.023</text:p>
              </table:table-cell>
              <table:table-cell office:value-type="float" office:value="10.1898487924121">
                <text:p>10.1898487924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35">
                <text:p>0.0235</text:p>
              </table:table-cell>
              <table:table-cell office:value-type="float" office:value="9.95431576181897">
                <text:p>9.95431576181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4">
                <text:p>0.024</text:p>
              </table:table-cell>
              <table:table-cell office:value-type="float" office:value="9.72315682922982">
                <text:p>9.723156829229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5">
                <text:p>0.0245</text:p>
              </table:table-cell>
              <table:table-cell office:value-type="float" office:value="9.49642753504327">
                <text:p>9.496427535043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5">
                <text:p>0.025</text:p>
              </table:table-cell>
              <table:table-cell office:value-type="float" office:value="9.27416825341127">
                <text:p>9.27416825341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55">
                <text:p>0.0255</text:p>
              </table:table-cell>
              <table:table-cell office:value-type="float" office:value="9.05640545348361">
                <text:p>9.056405453483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6">
                <text:p>0.026</text:p>
              </table:table-cell>
              <table:table-cell office:value-type="float" office:value="8.84315289743918">
                <text:p>8.84315289743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5">
                <text:p>0.0265</text:p>
              </table:table-cell>
              <table:table-cell office:value-type="float" office:value="8.63441277557454">
                <text:p>8.63441277557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">
                <text:p>0.027</text:p>
              </table:table-cell>
              <table:table-cell office:value-type="float" office:value="8.43017677941425">
                <text:p>8.43017677941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75">
                <text:p>0.0275</text:p>
              </table:table-cell>
              <table:table-cell office:value-type="float" office:value="8.23042710955053">
                <text:p>8.230427109550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8">
                <text:p>0.028</text:p>
              </table:table-cell>
              <table:table-cell office:value-type="float" office:value="8.03513742400271">
                <text:p>8.035137424002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5">
                <text:p>0.0285</text:p>
              </table:table-cell>
              <table:table-cell office:value-type="float" office:value="7.84427372332515">
                <text:p>7.84427372332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9">
                <text:p>0.029</text:p>
              </table:table-cell>
              <table:table-cell office:value-type="float" office:value="7.65779517789346">
                <text:p>7.65779517789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95">
                <text:p>0.0295</text:p>
              </table:table-cell>
              <table:table-cell office:value-type="float" office:value="7.47565489724737">
                <text:p>7.47565489724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">
                <text:p>0.03</text:p>
              </table:table-cell>
              <table:table-cell office:value-type="float" office:value="7.29780064495643">
                <text:p>7.297800644956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05">
                <text:p>0.0305</text:p>
              </table:table-cell>
              <table:table-cell office:value-type="float" office:value="7.12417549956003">
                <text:p>7.12417549956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1">
                <text:p>0.031</text:p>
              </table:table-cell>
              <table:table-cell office:value-type="float" office:value="6.95471846600542">
                <text:p>6.95471846600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5">
                <text:p>0.0315</text:p>
              </table:table-cell>
              <table:table-cell office:value-type="float" office:value="6.78936503916912">
                <text:p>6.789365039169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2">
                <text:p>0.032</text:p>
              </table:table-cell>
              <table:table-cell office:value-type="float" office:value="6.6280477216754">
                <text:p>6.62804772167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25">
                <text:p>0.0325</text:p>
              </table:table-cell>
              <table:table-cell office:value-type="float" office:value="6.47069649805514">
                <text:p>6.470696498055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">
                <text:p>0.033</text:p>
              </table:table-cell>
              <table:table-cell office:value-type="float" office:value="6.31723927109819">
                <text:p>6.317239271098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5">
                <text:p>0.0335</text:p>
              </table:table-cell>
              <table:table-cell office:value-type="float" office:value="6.16760225709971">
                <text:p>6.167602257099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">
                <text:p>0.034</text:p>
              </table:table-cell>
              <table:table-cell office:value-type="float" office:value="6.02171034867759">
                <text:p>6.02171034867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5">
                <text:p>0.0345</text:p>
              </table:table-cell>
              <table:table-cell office:value-type="float" office:value="5.87948744137922">
                <text:p>5.879487441379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MacOSX_X86_64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